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ahoma" svg:font-family="Tahoma" style:font-family-generic="swiss" style:font-pitch="variable"/>
    <style:font-face style:name="Tahoma " svg:font-family="Tahoma" style:font-family-generic="swiss"/>
  </office:font-face-decls>
  <office:automatic-styles>
    <style:style style:name="P1" style:family="paragraph" style:parent-style-name="Heading_20_3">
      <style:text-properties style:font-name="Tahoma " fo:font-size="12pt" style:font-size-asian="12pt" style:font-size-complex="12pt"/>
    </style:style>
    <style:style style:name="P2" style:family="paragraph" style:parent-style-name="Heading_20_3">
      <style:text-properties style:font-name="Tahoma" fo:font-size="12pt" style:font-size-asian="12pt" style:font-size-complex="12pt"/>
    </style:style>
    <style:style style:name="P3"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style>
    <style:style style:name="P6"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text-properties fo:color="#f8f8f2" loext:opacity="100%" style:font-name="Tahoma " fo:font-size="12pt" fo:language="zxx" fo:country="none" fo:font-style="normal" style:text-underline-style="none" fo:font-weight="normal" fo:background-color="transparent" style:font-size-asian="12pt" style:font-size-complex="12pt"/>
    </style:style>
    <style:style style:name="P7"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text-properties fo:color="#f8f8f2" loext:opacity="100%" style:font-name="Tahoma" fo:font-size="12pt" fo:language="zxx" fo:country="none" fo:font-style="normal" style:text-underline-style="none" fo:font-weight="normal" fo:background-color="transparent" style:font-size-asian="12pt" style:font-size-complex="12pt"/>
    </style:style>
    <style:style style:name="P8" style:family="paragraph" style:parent-style-name="Standard">
      <style:text-properties style:font-name="Tahoma " fo:font-size="12pt" style:font-size-asian="12pt" style:font-size-complex="12pt"/>
    </style:style>
    <style:style style:name="P9" style:family="paragraph" style:parent-style-name="Standard">
      <style:text-properties style:font-name="Tahoma" fo:font-size="12pt" style:font-size-asian="12pt" style:font-size-complex="12pt"/>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text-properties style:font-name="Tahoma " fo:font-size="12pt" style:font-size-asian="12pt" style:font-size-complex="12pt"/>
    </style:style>
    <style:style style:name="P20" style:family="paragraph" style:parent-style-name="Text_20_body" style:list-style-name="L3">
      <style:text-properties style:font-name="Tahoma " fo:font-size="12pt" style:font-size-asian="12pt" style:font-size-complex="12pt"/>
    </style:style>
    <style:style style:name="P21" style:family="paragraph" style:parent-style-name="Text_20_body">
      <style:text-properties style:font-name="Tahoma " fo:font-size="12pt" officeooo:paragraph-rsid="00048a07" style:font-size-asian="12pt" style:font-size-complex="12pt"/>
    </style:style>
    <style:style style:name="P22" style:family="paragraph" style:parent-style-name="Text_20_body">
      <style:text-properties officeooo:paragraph-rsid="000202c9"/>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9"/>
    <style:style style:name="P28" style:family="paragraph" style:parent-style-name="Text_20_body" style:list-style-name="L9">
      <style:paragraph-properties fo:margin-top="0cm" fo:margin-bottom="0cm" style:contextual-spacing="false"/>
    </style:style>
    <style:style style:name="P29" style:family="paragraph" style:parent-style-name="Text_20_body" style:list-style-name="L10"/>
    <style:style style:name="P30" style:family="paragraph" style:parent-style-name="Text_20_body" style:list-style-name="L10">
      <style:paragraph-properties fo:margin-top="0cm" fo:margin-bottom="0cm" style:contextual-spacing="false"/>
    </style:style>
    <style:style style:name="P31" style:family="paragraph" style:parent-style-name="Text_20_body">
      <style:text-properties style:font-name="Tahoma" fo:font-size="12pt" style:font-size-asian="12pt" style:font-size-complex="12pt"/>
    </style:style>
    <style:style style:name="P32" style:family="paragraph" style:parent-style-name="Text_20_body" style:list-style-name="L8">
      <style:text-properties style:font-name="Tahoma" fo:font-size="12pt" style:font-size-asian="12pt" style:font-size-complex="12pt"/>
    </style:style>
    <style:style style:name="P33" style:family="paragraph" style:parent-style-name="Text_20_body" style:list-style-name="L16">
      <style:text-properties style:font-name="Tahoma" fo:font-size="12pt" style:font-size-asian="12pt" style:font-size-complex="12pt"/>
    </style:style>
    <style:style style:name="P34" style:family="paragraph" style:parent-style-name="Text_20_body">
      <style:text-properties style:font-name="Tahoma" fo:font-size="12pt" officeooo:paragraph-rsid="0006330a" style:font-size-asian="12pt" style:font-size-complex="12pt"/>
    </style:style>
    <style:style style:name="P35" style:family="paragraph" style:parent-style-name="Text_20_body" style:list-style-name="L19">
      <style:text-properties style:font-name="Tahoma" fo:font-size="12pt" style:font-size-asian="12pt" style:font-size-complex="12pt"/>
    </style:style>
    <style:style style:name="P36" style:family="paragraph" style:parent-style-name="Text_20_body" style:list-style-name="L20">
      <style:text-properties style:font-name="Tahoma" fo:font-size="12pt" style:font-size-asian="12pt" style:font-size-complex="12pt"/>
    </style:style>
    <style:style style:name="P37" style:family="paragraph" style:parent-style-name="Text_20_body" style:list-style-name="L21">
      <style:paragraph-properties fo:margin-top="0cm" fo:margin-bottom="0cm" style:contextual-spacing="false"/>
      <style:text-properties style:font-name="Tahoma" fo:font-size="12pt" style:font-size-asian="12pt" style:font-size-complex="12pt"/>
    </style:style>
    <style:style style:name="P38" style:family="paragraph" style:parent-style-name="Text_20_body" style:list-style-name="L21">
      <style:text-properties style:font-name="Tahoma" fo:font-size="12pt" style:font-size-asian="12pt" style:font-size-complex="12pt"/>
    </style:style>
    <style:style style:name="P39" style:family="paragraph" style:parent-style-name="Text_20_body">
      <style:text-properties style:font-name="Tahoma" fo:font-size="12pt" officeooo:paragraph-rsid="000b8e7c" style:font-size-asian="12pt" style:font-size-complex="12pt"/>
    </style:style>
    <style:style style:name="P40" style:family="paragraph" style:parent-style-name="Text_20_body" style:list-style-name="L24">
      <style:text-properties style:font-name="Tahoma" fo:font-size="12pt" style:font-size-asian="12pt" style:font-size-complex="12pt"/>
    </style:style>
    <style:style style:name="P41" style:family="paragraph" style:parent-style-name="Text_20_body" style:list-style-name="L25">
      <style:text-properties style:font-name="Tahoma" fo:font-size="12pt" style:font-size-asian="12pt" style:font-size-complex="12pt"/>
    </style:style>
    <style:style style:name="P42" style:family="paragraph" style:parent-style-name="Text_20_body" style:list-style-name="L27">
      <style:text-properties style:font-name="Tahoma" fo:font-size="12pt" style:font-size-asian="12pt" style:font-size-complex="12pt"/>
    </style:style>
    <style:style style:name="P43" style:family="paragraph" style:parent-style-name="Text_20_body">
      <style:text-properties style:font-name="Tahoma" fo:font-size="12pt" officeooo:paragraph-rsid="000fdf58" style:font-size-asian="12pt" style:font-size-complex="12pt"/>
    </style:style>
    <style:style style:name="P44" style:family="paragraph" style:parent-style-name="Text_20_body" style:list-style-name="L34">
      <style:text-properties style:font-name="Tahoma" fo:font-size="12pt" style:font-size-asian="12pt" style:font-size-complex="12pt"/>
    </style:style>
    <style:style style:name="P45" style:family="paragraph" style:parent-style-name="Text_20_body" style:list-style-name="L35">
      <style:text-properties style:font-name="Tahoma" fo:font-size="12pt" style:font-size-asian="12pt" style:font-size-complex="12pt"/>
    </style:style>
    <style:style style:name="P46" style:family="paragraph" style:parent-style-name="Text_20_body">
      <style:text-properties style:font-name="Tahoma" fo:font-size="12pt" officeooo:paragraph-rsid="001425ea" style:font-size-asian="12pt" style:font-size-complex="12pt"/>
    </style:style>
    <style:style style:name="P47" style:family="paragraph" style:parent-style-name="Text_20_body" style:list-style-name="L38">
      <style:text-properties style:font-name="Tahoma" fo:font-size="12pt" style:font-size-asian="12pt" style:font-size-complex="12pt"/>
    </style:style>
    <style:style style:name="P48" style:family="paragraph" style:parent-style-name="Text_20_body">
      <style:text-properties style:font-name="Tahoma" fo:font-size="12pt" officeooo:paragraph-rsid="0018bb8b" style:font-size-asian="12pt" style:font-size-complex="12pt"/>
    </style:style>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3">
      <style:paragraph-properties fo:margin-top="0cm" fo:margin-bottom="0cm" style:contextual-spacing="false"/>
    </style:style>
    <style:style style:name="P53" style:family="paragraph" style:parent-style-name="Text_20_body" style:list-style-name="L14"/>
    <style:style style:name="P54" style:family="paragraph" style:parent-style-name="Text_20_body" style:list-style-name="L14">
      <style:paragraph-properties fo:margin-top="0cm" fo:margin-bottom="0cm" style:contextual-spacing="false"/>
    </style:style>
    <style:style style:name="P55" style:family="paragraph" style:parent-style-name="Text_20_body" style:list-style-name="L15"/>
    <style:style style:name="P56" style:family="paragraph" style:parent-style-name="Text_20_body" style:list-style-name="L15">
      <style:paragraph-properties fo:margin-top="0cm" fo:margin-bottom="0cm" style:contextual-spacing="false"/>
    </style:style>
    <style:style style:name="P57" style:family="paragraph" style:parent-style-name="Text_20_body" style:list-style-name="L16">
      <style:paragraph-properties fo:margin-top="0cm" fo:margin-bottom="0cm" style:contextual-spacing="false"/>
    </style:style>
    <style:style style:name="P58" style:family="paragraph" style:parent-style-name="Text_20_body" style:list-style-name="L17"/>
    <style:style style:name="P59" style:family="paragraph" style:parent-style-name="Text_20_body" style:list-style-name="L17">
      <style:paragraph-properties fo:margin-top="0cm" fo:margin-bottom="0cm" style:contextual-spacing="false"/>
    </style:style>
    <style:style style:name="P60" style:family="paragraph" style:parent-style-name="Text_20_body" style:list-style-name="L18"/>
    <style:style style:name="P61" style:family="paragraph" style:parent-style-name="Text_20_body" style:list-style-name="L18">
      <style:paragraph-properties fo:margin-top="0cm" fo:margin-bottom="0cm" style:contextual-spacing="false"/>
    </style:style>
    <style:style style:name="P62" style:family="paragraph" style:parent-style-name="Text_20_body" style:list-style-name="L19">
      <style:paragraph-properties fo:margin-top="0cm" fo:margin-bottom="0cm" style:contextual-spacing="false"/>
    </style:style>
    <style:style style:name="P63" style:family="paragraph" style:parent-style-name="Text_20_body" style:list-style-name="L20">
      <style:paragraph-properties fo:margin-top="0cm" fo:margin-bottom="0cm" style:contextual-spacing="false"/>
    </style:style>
    <style:style style:name="P64" style:family="paragraph" style:parent-style-name="Text_20_body" style:list-style-name="L22"/>
    <style:style style:name="P65" style:family="paragraph" style:parent-style-name="Text_20_body" style:list-style-name="L22">
      <style:paragraph-properties fo:margin-top="0cm" fo:margin-bottom="0cm" style:contextual-spacing="false"/>
    </style:style>
    <style:style style:name="P66" style:family="paragraph" style:parent-style-name="Text_20_body" style:list-style-name="L23"/>
    <style:style style:name="P67" style:family="paragraph" style:parent-style-name="Text_20_body" style:list-style-name="L23">
      <style:paragraph-properties fo:margin-top="0cm" fo:margin-bottom="0cm" style:contextual-spacing="false"/>
    </style:style>
    <style:style style:name="P68" style:family="paragraph" style:parent-style-name="Text_20_body" style:list-style-name="L24">
      <style:paragraph-properties fo:margin-top="0cm" fo:margin-bottom="0cm" style:contextual-spacing="false"/>
    </style:style>
    <style:style style:name="P69" style:family="paragraph" style:parent-style-name="Text_20_body" style:list-style-name="L25">
      <style:paragraph-properties fo:margin-top="0cm" fo:margin-bottom="0cm" style:contextual-spacing="false"/>
    </style:style>
    <style:style style:name="P70" style:family="paragraph" style:parent-style-name="Text_20_body" style:list-style-name="L26"/>
    <style:style style:name="P71" style:family="paragraph" style:parent-style-name="Text_20_body" style:list-style-name="L26">
      <style:paragraph-properties fo:margin-top="0cm" fo:margin-bottom="0cm" style:contextual-spacing="false"/>
    </style:style>
    <style:style style:name="P72" style:family="paragraph" style:parent-style-name="Text_20_body" style:list-style-name="L27">
      <style:paragraph-properties fo:margin-top="0cm" fo:margin-bottom="0cm" style:contextual-spacing="false"/>
    </style:style>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29">
      <style:paragraph-properties fo:margin-top="0cm" fo:margin-bottom="0cm" style:contextual-spacing="false"/>
    </style:style>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1">
      <style:paragraph-properties fo:margin-top="0cm" fo:margin-bottom="0cm" style:contextual-spacing="false"/>
    </style:style>
    <style:style style:name="P79" style:family="paragraph" style:parent-style-name="Text_20_body" style:list-style-name="L32"/>
    <style:style style:name="P80" style:family="paragraph" style:parent-style-name="Text_20_body" style:list-style-name="L32">
      <style:paragraph-properties fo:margin-top="0cm" fo:margin-bottom="0cm" style:contextual-spacing="false"/>
    </style:style>
    <style:style style:name="P81" style:family="paragraph" style:parent-style-name="Text_20_body" style:list-style-name="L33"/>
    <style:style style:name="P82" style:family="paragraph" style:parent-style-name="Text_20_body" style:list-style-name="L33">
      <style:paragraph-properties fo:margin-top="0cm" fo:margin-bottom="0cm" style:contextual-spacing="false"/>
    </style:style>
    <style:style style:name="P83" style:family="paragraph" style:parent-style-name="Text_20_body" style:list-style-name="L34">
      <style:paragraph-properties fo:margin-top="0cm" fo:margin-bottom="0cm" style:contextual-spacing="false"/>
    </style:style>
    <style:style style:name="P84" style:family="paragraph" style:parent-style-name="Text_20_body" style:list-style-name="L35">
      <style:paragraph-properties fo:margin-top="0cm" fo:margin-bottom="0cm" style:contextual-spacing="false"/>
    </style:style>
    <style:style style:name="P85" style:family="paragraph" style:parent-style-name="Text_20_body" style:list-style-name="L36"/>
    <style:style style:name="P86" style:family="paragraph" style:parent-style-name="Text_20_body" style:list-style-name="L36">
      <style:paragraph-properties fo:margin-top="0cm" fo:margin-bottom="0cm" style:contextual-spacing="false"/>
    </style:style>
    <style:style style:name="P87" style:family="paragraph" style:parent-style-name="Text_20_body" style:list-style-name="L37"/>
    <style:style style:name="P88" style:family="paragraph" style:parent-style-name="Text_20_body" style:list-style-name="L37">
      <style:paragraph-properties fo:margin-top="0cm" fo:margin-bottom="0cm" style:contextual-spacing="false"/>
    </style:style>
    <style:style style:name="P89" style:family="paragraph" style:parent-style-name="Text_20_body" style:list-style-name="L38">
      <style:paragraph-properties fo:margin-top="0cm" fo:margin-bottom="0cm" style:contextual-spacing="false"/>
    </style:style>
    <style:style style:name="P90" style:family="paragraph" style:parent-style-name="Text_20_body" style:list-style-name="L39"/>
    <style:style style:name="P91" style:family="paragraph" style:parent-style-name="Text_20_body" style:list-style-name="L39">
      <style:paragraph-properties fo:margin-top="0cm" fo:margin-bottom="0cm" style:contextual-spacing="false"/>
    </style:style>
    <style:style style:name="P92" style:family="paragraph" style:parent-style-name="Text_20_body" style:list-style-name="L40"/>
    <style:style style:name="P93" style:family="paragraph" style:parent-style-name="Text_20_body" style:list-style-name="L40">
      <style:paragraph-properties fo:margin-top="0cm" fo:margin-bottom="0cm" style:contextual-spacing="false"/>
    </style:style>
    <style:style style:name="P94" style:family="paragraph" style:parent-style-name="Text_20_body" style:list-style-name="L41"/>
    <style:style style:name="P95" style:family="paragraph" style:parent-style-name="Text_20_body" style:list-style-name="L41">
      <style:paragraph-properties fo:margin-top="0cm" fo:margin-bottom="0cm" style:contextual-spacing="false"/>
    </style:style>
    <style:style style:name="P96" style:family="paragraph" style:parent-style-name="Text_20_body">
      <style:text-properties officeooo:rsid="00241bfb" officeooo:paragraph-rsid="00241bfb"/>
    </style:style>
    <style:style style:name="T1" style:family="text">
      <style:text-properties style:font-name="Tahoma " fo:font-size="12pt" style:font-size-asian="12pt" style:font-size-complex="12pt"/>
    </style:style>
    <style:style style:name="T2" style:family="text">
      <style:text-properties fo:font-weight="bold" style:font-weight-asian="bold" style:font-weight-complex="bold"/>
    </style:style>
    <style:style style:name="T3" style:family="text">
      <style:text-properties fo:color="#355269" loext:opacity="100%" style:font-name="Tahoma " fo:font-size="16pt" fo:font-weight="bold" style:font-size-asian="16pt" style:font-weight-asian="bold" style:font-size-complex="16pt" style:font-weight-complex="bold"/>
    </style:style>
    <style:style style:name="T4" style:family="text">
      <style:text-properties fo:color="#355269" loext:opacity="100%" style:font-name="Tahoma " fo:font-size="16pt" fo:font-weight="bold" officeooo:rsid="000202c9" style:font-size-asian="16pt" style:font-weight-asian="bold" style:font-size-complex="16pt" style:font-weight-complex="bold"/>
    </style:style>
    <style:style style:name="T5" style:family="text">
      <style:text-properties fo:color="#355269" loext:opacity="100%" style:font-name="Tahoma " fo:font-weight="bold" style:font-weight-asian="bold" style:font-weight-complex="bold"/>
    </style:style>
    <style:style style:name="T6" style:family="text">
      <style:text-properties fo:color="#355269" loext:opacity="100%" style:font-name="Tahoma " fo:font-weight="bold" officeooo:rsid="000202c9" style:font-weight-asian="bold" style:font-weight-complex="bold"/>
    </style:style>
    <style:style style:name="T7" style:family="text">
      <style:text-properties fo:color="#355269" loext:opacity="100%" style:font-name="Tahoma " fo:font-size="12pt" fo:font-weight="bold" style:font-size-asian="12pt" style:font-weight-asian="bold" style:font-size-complex="12pt" style:font-weight-complex="bold"/>
    </style:style>
    <style:style style:name="T8" style:family="text">
      <style:text-properties fo:color="#355269" loext:opacity="100%" style:font-name="Tahoma " fo:font-size="12pt" fo:font-weight="bold" officeooo:rsid="000202c9" style:font-size-asian="12pt" style:font-weight-asian="bold" style:font-size-complex="12pt" style:font-weight-complex="bold"/>
    </style:style>
    <style:style style:name="T9" style:family="text">
      <style:text-properties fo:color="#355269" loext:opacity="100%" style:font-name="Tahoma" fo:font-size="16pt" fo:font-weight="bold" style:font-size-asian="16pt" style:font-weight-asian="bold" style:font-size-complex="16pt" style:font-weight-complex="bold"/>
    </style:style>
    <style:style style:name="T10" style:family="text">
      <style:text-properties fo:color="#355269" loext:opacity="100%" style:font-name="Tahoma" fo:font-size="16pt" fo:font-weight="bold" officeooo:rsid="00048a07" style:font-size-asian="16pt" style:font-weight-asian="bold" style:font-size-complex="16pt" style:font-weight-complex="bold"/>
    </style:style>
    <style:style style:name="T11" style:family="text">
      <style:text-properties fo:color="#355269" loext:opacity="100%" style:font-name="Tahoma" fo:font-size="12pt" fo:font-weight="bold" style:font-size-asian="12pt" style:font-weight-asian="bold" style:font-size-complex="12pt" style:font-weight-complex="bold"/>
    </style:style>
    <style:style style:name="T12" style:family="text">
      <style:text-properties fo:color="#355269" loext:opacity="100%" style:font-name="Tahoma" fo:font-weight="bold" style:font-weight-asian="bold" style:font-weight-complex="bold"/>
    </style:style>
    <style:style style:name="T13" style:family="text">
      <style:text-properties fo:color="#355269" loext:opacity="100%" fo:font-size="16pt" fo:font-weight="bold" style:font-size-asian="16pt" style:font-weight-asian="bold" style:font-size-complex="16pt" style:font-weight-complex="bold"/>
    </style:style>
    <style:style style:name="T14" style:family="text">
      <style:text-properties fo:color="#355269" loext:opacity="100%" fo:font-weight="bold" style:font-weight-asian="bold" style:font-weight-complex="bold"/>
    </style:style>
    <style:style style:name="T15" style:family="text">
      <style:text-properties style:use-window-font-color="true" loext:opacity="0%" style:font-name="Tahoma" fo:font-size="12pt" fo:language="zxx" fo:country="none" fo:font-style="normal" style:text-underline-style="none" fo:font-weight="normal" fo:background-color="transparent" loext:char-shading-value="0" style:font-size-asian="12pt" style:font-size-complex="12pt"/>
    </style:style>
    <style:style style:name="T16" style:family="text">
      <style:text-properties fo:color="#ff4689" loext:opacity="100%" style:font-name="Tahoma " fo:font-size="12pt" fo:language="zxx" fo:country="none" fo:font-style="normal" style:text-underline-style="none" fo:font-weight="normal" fo:background-color="transparent" loext:char-shading-value="0" style:font-size-asian="12pt" style:font-size-complex="12pt"/>
    </style:style>
    <style:style style:name="T17" style:family="text">
      <style:text-properties fo:color="#ff4689" loext:opacity="100%" style:font-name="Tahoma" fo:font-size="12pt" fo:language="zxx" fo:country="none" fo:font-style="normal" style:text-underline-style="none" fo:font-weight="normal" fo:background-color="transparent" loext:char-shading-value="0" style:font-size-asian="12pt" style:font-size-complex="12pt"/>
    </style:style>
    <style:style style:name="T18" style:family="text">
      <style:text-properties fo:color="#a6e22e" loext:opacity="100%" style:font-name="Tahoma " fo:font-size="12pt" fo:language="zxx" fo:country="none" fo:font-style="normal" style:text-underline-style="none" fo:font-weight="normal" fo:background-color="transparent" loext:char-shading-value="0" style:font-size-asian="12pt" style:font-size-complex="12pt"/>
    </style:style>
    <style:style style:name="T19" style:family="text">
      <style:text-properties fo:color="#a6e22e" loext:opacity="100%" style:font-name="Tahoma" fo:font-size="12pt" fo:language="zxx" fo:country="none" fo:font-style="normal" style:text-underline-style="none" fo:font-weight="normal" fo:background-color="transparent" loext:char-shading-value="0" style:font-size-asian="12pt" style:font-size-complex="12pt"/>
    </style:style>
    <style:style style:name="T20" style:family="text">
      <style:text-properties fo:color="#f8f8f2" loext:opacity="100%" fo:font-style="normal" style:text-underline-style="none" fo:font-weight="normal"/>
    </style:style>
    <style:style style:name="T21" style:family="text">
      <style:text-properties fo:color="#f8f8f2" loext:opacity="100%" style:font-name="Tahoma " fo:font-size="12pt" fo:language="zxx" fo:country="none" fo:font-style="normal" style:text-underline-style="none" fo:font-weight="normal" fo:background-color="transparent" loext:char-shading-value="0" style:font-size-asian="12pt" style:font-size-complex="12pt"/>
    </style:style>
    <style:style style:name="T22" style:family="text">
      <style:text-properties fo:color="#f8f8f2" loext:opacity="100%" style:font-name="Tahoma" fo:font-size="12pt" fo:language="zxx" fo:country="none" fo:font-style="normal" style:text-underline-style="none" fo:font-weight="normal" fo:background-color="transparent" loext:char-shading-value="0" style:font-size-asian="12pt" style:font-size-complex="12pt"/>
    </style:style>
    <style:style style:name="T23" style:family="text">
      <style:text-properties fo:color="#e6db74" loext:opacity="100%" style:font-name="Tahoma " fo:font-size="12pt" fo:language="zxx" fo:country="none" fo:font-style="normal" style:text-underline-style="none" fo:font-weight="normal" fo:background-color="transparent" loext:char-shading-value="0" style:font-size-asian="12pt" style:font-size-complex="12pt"/>
    </style:style>
    <style:style style:name="T24" style:family="text">
      <style:text-properties fo:color="#e6db74" loext:opacity="100%" style:font-name="Tahoma" fo:font-size="12pt" fo:language="zxx" fo:country="none" fo:font-style="normal" style:text-underline-style="none" fo:font-weight="normal" fo:background-color="transparent" loext:char-shading-value="0" style:font-size-asian="12pt" style:font-size-complex="12pt"/>
    </style:style>
    <style:style style:name="T25" style:family="text">
      <style:text-properties fo:color="#66d9ef" loext:opacity="100%" style:font-name="Tahoma " fo:font-size="12pt" fo:language="zxx" fo:country="none" fo:font-style="normal" style:text-underline-style="none" fo:font-weight="normal" fo:background-color="transparent" loext:char-shading-value="0" style:font-size-asian="12pt" style:font-size-complex="12pt"/>
    </style:style>
    <style:style style:name="T26" style:family="text">
      <style:text-properties fo:color="#66d9ef" loext:opacity="100%" style:font-name="Tahoma" fo:font-size="12pt" fo:language="zxx" fo:country="none" fo:font-style="normal" style:text-underline-style="none" fo:font-weight="normal" fo:background-color="transparent" loext:char-shading-value="0" style:font-size-asian="12pt" style:font-size-complex="12pt"/>
    </style:style>
    <style:style style:name="T27" style:family="text">
      <style:text-properties fo:color="#ed007e" loext:opacity="100%" style:font-name="Tahoma " fo:font-size="12pt" fo:language="zxx" fo:country="none" fo:font-style="normal" style:text-underline-style="none" fo:font-weight="normal" fo:background-color="#1e0010" loext:char-shading-value="0" style:font-size-asian="12pt" style:font-size-complex="12pt"/>
    </style:style>
    <style:style style:name="T28" style:family="text">
      <style:text-properties fo:color="#ed007e" loext:opacity="100%" style:font-name="Tahoma" fo:font-size="12pt" fo:language="zxx" fo:country="none" fo:font-style="normal" style:text-underline-style="none" fo:font-weight="normal" fo:background-color="#1e0010" loext:char-shading-value="0" style:font-size-asian="12pt" style:font-size-complex="12pt"/>
    </style:style>
    <style:style style:name="T29" style:family="text">
      <style:text-properties fo:color="#959077" loext:opacity="100%" style:font-name="Tahoma " fo:font-size="12pt" fo:language="zxx" fo:country="none" fo:font-style="normal" style:text-underline-style="none" fo:font-weight="normal" fo:background-color="transparent" loext:char-shading-value="0" style:font-size-asian="12pt" style:font-size-complex="12pt"/>
    </style:style>
    <style:style style:name="T30" style:family="text">
      <style:text-properties fo:color="#959077" loext:opacity="100%" style:font-name="Tahoma" fo:font-size="12pt" fo:language="zxx" fo:country="none" fo:font-style="normal" style:text-underline-style="none" fo:font-weight="normal" fo:background-color="transparent" loext:char-shading-value="0" style:font-size-asian="12pt" style:font-size-complex="12pt"/>
    </style:style>
    <style:style style:name="T31" style:family="text">
      <style:text-properties style:font-name="Tahoma"/>
    </style:style>
    <style:style style:name="T32" style:family="text">
      <style:text-properties style:font-name="Tahoma" fo:font-size="12pt" style:font-size-asian="12pt" style:font-size-complex="12pt"/>
    </style:style>
    <style:style style:name="T33" style:family="text">
      <style:text-properties style:font-name="Tahoma" fo:font-size="12pt" fo:language="zxx" fo:country="none" style:font-size-asian="12pt" style:font-size-complex="12pt"/>
    </style:style>
    <style:style style:name="T34" style:family="text">
      <style:text-properties style:font-name="Tahoma" fo:font-size="12pt" fo:language="zxx" fo:country="none" fo:background-color="transparent" loext:char-shading-value="0" style:font-size-asian="12pt" style:font-size-complex="12pt"/>
    </style:style>
    <style:style style:name="T35" style:family="text">
      <style:text-properties style:font-name="Tahoma" fo:font-size="12pt" fo:font-weight="bold" style:font-size-asian="12pt" style:font-weight-asian="bold" style:font-size-complex="12pt" style:font-weight-complex="bold"/>
    </style:style>
    <style:style style:name="T36" style:family="text">
      <style:text-properties style:font-name="Tahoma" fo:font-weight="bold" style:font-weight-asian="bold" style:font-weight-complex="bold"/>
    </style:style>
    <style:style style:name="T37" style:family="text">
      <style:text-properties fo:color="#ae81ff" loext:opacity="100%" style:font-name="Tahoma" fo:font-size="12pt" fo:language="zxx" fo:country="none" fo:font-style="normal" style:text-underline-style="none" fo:font-weight="normal" fo:background-color="transparent" loext:char-shading-value="0" style:font-size-asian="12pt" style:font-size-complex="12pt"/>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ext:span text:style-name="T4">E</text:span><text:span text:style-name="T3">l objeto </text:span><text:span text:style-name="Source_20_Text"><text:span text:style-name="T9">validity</text:span></text:span></text:p>
      <text:p text:style-name="P22"><text:span text:style-name="T8">M</text:span><text:span text:style-name="T7">étodo </text:span><text:span text:style-name="Source_20_Text"><text:span text:style-name="T7">checkValidity()</text:span></text:span></text:p>
      <text:p text:style-name="Text_20_body"><text:span text:style-name="T1">En JavaScript, el método </text:span><text:span text:style-name="Source_20_Text"><text:span text:style-name="T1">checkValidity()</text:span></text:span><text:span text:style-name="T1"> es utilizado para verificar si un formulario o un campo de formulario cumple con las restricciones de validación definidas en su HTML. Este método forma parte de la API de validación de formularios y permite comprobar si los valores ingresados en un formulario son válidos según las reglas establecidas (como los atributos </text:span><text:span text:style-name="Source_20_Text"><text:span text:style-name="T1">required</text:span></text:span><text:span text:style-name="T1">, </text:span><text:span text:style-name="Source_20_Text"><text:span text:style-name="T1">minlength</text:span></text:span><text:span text:style-name="T1">, </text:span><text:span text:style-name="Source_20_Text"><text:span text:style-name="T1">pattern</text:span></text:span><text:span text:style-name="T1">, etc.).</text:span></text:p>
      <text:h text:style-name="Heading_20_3" text:outline-level="3"><text:span text:style-name="T1">Cómo funciona </text:span><text:span text:style-name="Source_20_Text"><text:span text:style-name="T1">checkValidity()</text:span></text:span></text:h>
      <text:list xml:id="list985905674" text:style-name="L1">
        <text:list-item>
          <text:p text:style-name="P11"><text:span text:style-name="Strong_20_Emphasis"><text:span text:style-name="T1">Para formularios</text:span></text:span><text:span text:style-name="T1">: Si se usa </text:span><text:span text:style-name="Source_20_Text"><text:span text:style-name="T1">checkValidity()</text:span></text:span><text:span text:style-name="T1"> en un formulario, este verifica todos los campos del formulario para comprobar si todos cumplen con las restricciones de validación. </text:span></text:p>
        </text:list-item>
        <text:list-item>
          <text:p text:style-name="P10"><text:span text:style-name="Strong_20_Emphasis"><text:span text:style-name="T1">Para campos individuales</text:span></text:span><text:span text:style-name="T1">: Si se utiliza en un campo específico, solo valida ese campo y devuelve </text:span><text:span text:style-name="Source_20_Text"><text:span text:style-name="T1">true</text:span></text:span><text:span text:style-name="T1"> si es válido, o </text:span><text:span text:style-name="Source_20_Text"><text:span text:style-name="T1">false</text:span></text:span><text:span text:style-name="T1"> si no lo es. </text:span></text:p>
        </text:list-item>
      </text:list>
      <text:h text:style-name="P1" text:outline-level="3">Sintaxis:</text:h>
      <text:p text:style-name="P4"><text:span text:style-name="Source_20_Text"><text:span text:style-name="T1">element.checkValidity();</text:span></text:span></text:p>
      <text:h text:style-name="P1" text:outline-level="3">Valor de retorno:</text:h>
      <text:list xml:id="list3039167504" text:style-name="L2">
        <text:list-item>
          <text:p text:style-name="P13"><text:span text:style-name="Strong_20_Emphasis"><text:span text:style-name="Source_20_Text"><text:span text:style-name="T1">true</text:span></text:span></text:span><text:span text:style-name="T1">: Si el campo o formulario es válido. </text:span></text:p>
        </text:list-item>
        <text:list-item>
          <text:p text:style-name="P12"><text:span text:style-name="Strong_20_Emphasis"><text:span text:style-name="Source_20_Text"><text:span text:style-name="T1">false</text:span></text:span></text:span><text:span text:style-name="T1">: Si el campo o formulario no es válido. </text:span></text:p>
        </text:list-item>
      </text:list>
      <text:h text:style-name="P1" text:outline-level="3">Ejemplo 1: Validación de un campo de formulario</text:h>
      <text:p text:style-name="P19">Supongamos que tienes un formulario con un campo de correo electrónico que debe ser obligatorio y tener un formato correcto.</text:p>
      <text:p text:style-name="P3"><text:span text:style-name="Source_20_Text"><text:span text:style-name="T16">&lt;</text:span></text:span><text:span text:style-name="Source_20_Text"><text:span text:style-name="T18">form</text:span></text:span><text:span text:style-name="Source_20_Text"><text:span text:style-name="T21"> </text:span></text:span><text:span text:style-name="Source_20_Text"><text:span text:style-name="T18">id</text:span></text:span><text:span text:style-name="Source_20_Text"><text:span text:style-name="T16">=</text:span></text:span><text:span text:style-name="Source_20_Text"><text:span text:style-name="T23">"myForm"</text:span></text:span><text:span text:style-name="Source_20_Text"><text:span text:style-name="T16">&gt;</text:span></text:span></text:p>
      <text:p text:style-name="P3"><text:span text:style-name="Source_20_Text"><text:span text:style-name="T21"><text:s text:c="2"/></text:span></text:span><text:span text:style-name="Source_20_Text"><text:span text:style-name="T16">&lt;</text:span></text:span><text:span text:style-name="Source_20_Text"><text:span text:style-name="T18">label</text:span></text:span><text:span text:style-name="Source_20_Text"><text:span text:style-name="T21"> </text:span></text:span><text:span text:style-name="Source_20_Text"><text:span text:style-name="T25">for</text:span></text:span><text:span text:style-name="Source_20_Text"><text:span text:style-name="T16">=</text:span></text:span><text:span text:style-name="Source_20_Text"><text:span text:style-name="T23">"email"</text:span></text:span><text:span text:style-name="Source_20_Text"><text:span text:style-name="T16">&gt;</text:span></text:span><text:span text:style-name="Source_20_Text"><text:span text:style-name="T18">Correo</text:span></text:span><text:span text:style-name="Source_20_Text"><text:span text:style-name="T21"> </text:span></text:span><text:span text:style-name="Source_20_Text"><text:span text:style-name="T18">electrónico</text:span></text:span><text:span text:style-name="Source_20_Text"><text:span text:style-name="T16">:&lt;</text:span></text:span><text:span text:style-name="Source_20_Text"><text:span text:style-name="T27">/label&gt;</text:span></text:span></text:p>
      <text:p text:style-name="P3"><text:span text:style-name="Source_20_Text"><text:span text:style-name="T21"><text:s text:c="2"/></text:span></text:span><text:span text:style-name="Source_20_Text"><text:span text:style-name="T16">&lt;</text:span></text:span><text:span text:style-name="Source_20_Text"><text:span text:style-name="T18">input</text:span></text:span><text:span text:style-name="Source_20_Text"><text:span text:style-name="T21"> </text:span></text:span><text:span text:style-name="Source_20_Text"><text:span text:style-name="T18">type</text:span></text:span><text:span text:style-name="Source_20_Text"><text:span text:style-name="T16">=</text:span></text:span><text:span text:style-name="Source_20_Text"><text:span text:style-name="T23">"email"</text:span></text:span><text:span text:style-name="Source_20_Text"><text:span text:style-name="T21"> </text:span></text:span><text:span text:style-name="Source_20_Text"><text:span text:style-name="T18">id</text:span></text:span><text:span text:style-name="Source_20_Text"><text:span text:style-name="T16">=</text:span></text:span><text:span text:style-name="Source_20_Text"><text:span text:style-name="T23">"email"</text:span></text:span><text:span text:style-name="Source_20_Text"><text:span text:style-name="T21"> </text:span></text:span><text:span text:style-name="Source_20_Text"><text:span text:style-name="T18">name</text:span></text:span><text:span text:style-name="Source_20_Text"><text:span text:style-name="T16">=</text:span></text:span><text:span text:style-name="Source_20_Text"><text:span text:style-name="T23">"email"</text:span></text:span><text:span text:style-name="Source_20_Text"><text:span text:style-name="T21"> </text:span></text:span><text:span text:style-name="Source_20_Text"><text:span text:style-name="T18">required</text:span></text:span><text:span text:style-name="Source_20_Text"><text:span text:style-name="T16">&gt;</text:span></text:span></text:p>
      <text:p text:style-name="P3"><text:span text:style-name="Source_20_Text"><text:span text:style-name="T21"><text:s text:c="2"/></text:span></text:span><text:span text:style-name="Source_20_Text"><text:span text:style-name="T16">&lt;</text:span></text:span><text:span text:style-name="Source_20_Text"><text:span text:style-name="T18">button</text:span></text:span><text:span text:style-name="Source_20_Text"><text:span text:style-name="T21"> </text:span></text:span><text:span text:style-name="Source_20_Text"><text:span text:style-name="T18">type</text:span></text:span><text:span text:style-name="Source_20_Text"><text:span text:style-name="T16">=</text:span></text:span><text:span text:style-name="Source_20_Text"><text:span text:style-name="T23">"submit"</text:span></text:span><text:span text:style-name="Source_20_Text"><text:span text:style-name="T16">&gt;</text:span></text:span><text:span text:style-name="Source_20_Text"><text:span text:style-name="T18">Enviar</text:span></text:span><text:span text:style-name="Source_20_Text"><text:span text:style-name="T16">&lt;</text:span></text:span><text:span text:style-name="Source_20_Text"><text:span text:style-name="T27">/button&gt;</text:span></text:span></text:p>
      <text:p text:style-name="P3"><text:span text:style-name="Source_20_Text"><text:span text:style-name="T16">&lt;</text:span></text:span><text:span text:style-name="Source_20_Text"><text:span text:style-name="T27">/form&gt;</text:span></text:span></text:p>
      <text:p text:style-name="P6"/>
      <text:p text:style-name="P3"><text:span text:style-name="Source_20_Text"><text:span text:style-name="T16">&lt;</text:span></text:span><text:span text:style-name="Source_20_Text"><text:span text:style-name="T18">script</text:span></text:span><text:span text:style-name="Source_20_Text"><text:span text:style-name="T16">&gt;</text:span></text:span></text:p>
      <text:p text:style-name="P3"><text:span text:style-name="Source_20_Text"><text:span text:style-name="T21"><text:s text:c="2"/></text:span></text:span><text:span text:style-name="Source_20_Text"><text:span text:style-name="T25">const</text:span></text:span><text:span text:style-name="Source_20_Text"><text:span text:style-name="T21"> </text:span></text:span><text:span text:style-name="Source_20_Text"><text:span text:style-name="T18">form</text:span></text:span><text:span text:style-name="Source_20_Text"><text:span text:style-name="T21"> </text:span></text:span><text:span text:style-name="Source_20_Text"><text:span text:style-name="T16">=</text:span></text:span><text:span text:style-name="Source_20_Text"><text:span text:style-name="T21"> document.</text:span></text:span><text:span text:style-name="Source_20_Text"><text:span text:style-name="T18">getElementById</text:span></text:span><text:span text:style-name="Source_20_Text"><text:span text:style-name="T21">(</text:span></text:span><text:span text:style-name="Source_20_Text"><text:span text:style-name="T23">'myForm'</text:span></text:span><text:span text:style-name="Source_20_Text"><text:span text:style-name="T21">);</text:span></text:span></text:p>
      <text:p text:style-name="P3"><text:span text:style-name="Source_20_Text"><text:span text:style-name="T21"><text:s text:c="2"/></text:span></text:span><text:span text:style-name="Source_20_Text"><text:span text:style-name="T25">const</text:span></text:span><text:span text:style-name="Source_20_Text"><text:span text:style-name="T21"> </text:span></text:span><text:span text:style-name="Source_20_Text"><text:span text:style-name="T18">emailField</text:span></text:span><text:span text:style-name="Source_20_Text"><text:span text:style-name="T21"> </text:span></text:span><text:span text:style-name="Source_20_Text"><text:span text:style-name="T16">=</text:span></text:span><text:span text:style-name="Source_20_Text"><text:span text:style-name="T21"> document.</text:span></text:span><text:span text:style-name="Source_20_Text"><text:span text:style-name="T18">getElementById</text:span></text:span><text:span text:style-name="Source_20_Text"><text:span text:style-name="T21">(</text:span></text:span><text:span text:style-name="Source_20_Text"><text:span text:style-name="T23">'email'</text:span></text:span><text:span text:style-name="Source_20_Text"><text:span text:style-name="T21">);</text:span></text:span></text:p>
      <text:p text:style-name="P6"/>
      <text:p text:style-name="P3"><text:span text:style-name="Source_20_Text"><text:span text:style-name="T21"><text:s text:c="2"/></text:span></text:span><text:span text:style-name="Source_20_Text"><text:span text:style-name="T18">form</text:span></text:span><text:span text:style-name="Source_20_Text"><text:span text:style-name="T21">.</text:span></text:span><text:span text:style-name="Source_20_Text"><text:span text:style-name="T18">addEventListener</text:span></text:span><text:span text:style-name="Source_20_Text"><text:span text:style-name="T21">(</text:span></text:span><text:span text:style-name="Source_20_Text"><text:span text:style-name="T23">'submit'</text:span></text:span><text:span text:style-name="Source_20_Text"><text:span text:style-name="T21">, </text:span></text:span><text:span text:style-name="Source_20_Text"><text:span text:style-name="T25">function</text:span></text:span><text:span text:style-name="Source_20_Text"><text:span text:style-name="T21">(</text:span></text:span><text:span text:style-name="Source_20_Text"><text:span text:style-name="T18">event</text:span></text:span><text:span text:style-name="Source_20_Text"><text:span text:style-name="T21">) {</text:span></text:span></text:p>
      <text:p text:style-name="P3"><text:span text:style-name="Source_20_Text"><text:span text:style-name="T21"><text:s text:c="4"/></text:span></text:span><text:span text:style-name="Source_20_Text"><text:span text:style-name="T25">if</text:span></text:span><text:span text:style-name="Source_20_Text"><text:span text:style-name="T21"> (</text:span></text:span><text:span text:style-name="Source_20_Text"><text:span text:style-name="T16">!</text:span></text:span><text:span text:style-name="Source_20_Text"><text:span text:style-name="T18">emailField</text:span></text:span><text:span text:style-name="Source_20_Text"><text:span text:style-name="T21">.</text:span></text:span><text:span text:style-name="Source_20_Text"><text:span text:style-name="T18">checkValidity</text:span></text:span><text:span text:style-name="Source_20_Text"><text:span text:style-name="T21">()) {</text:span></text:span></text:p>
      <text:p text:style-name="P3"><text:span text:style-name="Source_20_Text"><text:span text:style-name="T21"><text:s text:c="6"/></text:span></text:span><text:span text:style-name="Source_20_Text"><text:span text:style-name="T18">alert</text:span></text:span><text:span text:style-name="Source_20_Text"><text:span text:style-name="T21">(</text:span></text:span><text:span text:style-name="Source_20_Text"><text:span text:style-name="T23">"El correo electrónico no es válido."</text:span></text:span><text:span text:style-name="Source_20_Text"><text:span text:style-name="T21">);</text:span></text:span></text:p>
      <text:p text:style-name="P3"><text:span text:style-name="Source_20_Text"><text:span text:style-name="T21"><text:s text:c="6"/></text:span></text:span><text:span text:style-name="Source_20_Text"><text:span text:style-name="T18">event</text:span></text:span><text:span text:style-name="Source_20_Text"><text:span text:style-name="T21">.</text:span></text:span><text:span text:style-name="Source_20_Text"><text:span text:style-name="T18">preventDefault</text:span></text:span><text:span text:style-name="Source_20_Text"><text:span text:style-name="T21">(); </text:span></text:span><text:span text:style-name="Source_20_Text"><text:span text:style-name="T29">// Evita que el formulario se envíe si no es válido</text:span></text:span></text:p>
      <text:p text:style-name="P3"><text:span text:style-name="Source_20_Text"><text:span text:style-name="T21"><text:s text:c="4"/>}</text:span></text:span></text:p>
      <text:p text:style-name="P3"><text:span text:style-name="Source_20_Text"><text:span text:style-name="T21"><text:s text:c="2"/>});</text:span></text:span></text:p>
      <text:p text:style-name="P5"><text:span text:style-name="Source_20_Text"><text:span text:style-name="T16">&lt;</text:span></text:span><text:span text:style-name="Source_20_Text"><text:span text:style-name="T27">/script&gt;</text:span></text:span></text:p>
      <text:p text:style-name="Text_20_body"><text:span text:style-name="Strong_20_Emphasis"><text:span text:style-name="T1"/></text:span></text:p>
      <text:p text:style-name="Text_20_body"><text:soft-page-break/><text:span text:style-name="Strong_20_Emphasis"><text:span text:style-name="T1"/></text:span></text:p>
      <text:p text:style-name="Text_20_body"><text:span text:style-name="Strong_20_Emphasis"><text:span text:style-name="T1">Explicación</text:span></text:span><text:span text:style-name="T1">:</text:span></text:p>
      <text:list xml:id="list4011652863" text:style-name="L3">
        <text:list-item>
          <text:p text:style-name="P14"><text:span text:style-name="T1">Si el campo de correo electrónico está vacío o tiene un formato incorrecto (por ejemplo, no contiene un </text:span><text:span text:style-name="Source_20_Text"><text:span text:style-name="T1">@</text:span></text:span><text:span text:style-name="T1">), </text:span><text:span text:style-name="Source_20_Text"><text:span text:style-name="T1">checkValidity()</text:span></text:span><text:span text:style-name="T1"> devolverá </text:span><text:span text:style-name="Source_20_Text"><text:span text:style-name="T1">false</text:span></text:span><text:span text:style-name="T1"> y se mostrará una alerta para notificar al usuario. </text:span></text:p>
        </text:list-item>
        <text:list-item>
          <text:p text:style-name="P20">Si el campo es válido, el formulario se enviará normalmente. </text:p>
        </text:list-item>
      </text:list>
      <text:h text:style-name="P1" text:outline-level="3">Ejemplo 2: Validación de un formulario completo</text:h>
      <text:p text:style-name="Text_20_body"><text:span text:style-name="T1">En este caso, utilizamos </text:span><text:span text:style-name="Source_20_Text"><text:span text:style-name="T1">checkValidity()</text:span></text:span><text:span text:style-name="T1"> para verificar que todos los campos del formulario sean válidos antes de enviarlo.</text:span></text:p>
      <text:p text:style-name="P3"><text:span text:style-name="Source_20_Text"><text:span text:style-name="T16">&lt;</text:span></text:span><text:span text:style-name="Source_20_Text"><text:span text:style-name="T18">form</text:span></text:span><text:span text:style-name="Source_20_Text"><text:span text:style-name="T21"> </text:span></text:span><text:span text:style-name="Source_20_Text"><text:span text:style-name="T18">id</text:span></text:span><text:span text:style-name="Source_20_Text"><text:span text:style-name="T16">=</text:span></text:span><text:span text:style-name="Source_20_Text"><text:span text:style-name="T23">"myForm"</text:span></text:span><text:span text:style-name="Source_20_Text"><text:span text:style-name="T16">&gt;</text:span></text:span></text:p>
      <text:p text:style-name="P3"><text:span text:style-name="Source_20_Text"><text:span text:style-name="T21"><text:s text:c="2"/></text:span></text:span><text:span text:style-name="Source_20_Text"><text:span text:style-name="T16">&lt;</text:span></text:span><text:span text:style-name="Source_20_Text"><text:span text:style-name="T18">label</text:span></text:span><text:span text:style-name="Source_20_Text"><text:span text:style-name="T21"> </text:span></text:span><text:span text:style-name="Source_20_Text"><text:span text:style-name="T25">for</text:span></text:span><text:span text:style-name="Source_20_Text"><text:span text:style-name="T16">=</text:span></text:span><text:span text:style-name="Source_20_Text"><text:span text:style-name="T23">"name"</text:span></text:span><text:span text:style-name="Source_20_Text"><text:span text:style-name="T16">&gt;</text:span></text:span><text:span text:style-name="Source_20_Text"><text:span text:style-name="T18">Nombre</text:span></text:span><text:span text:style-name="Source_20_Text"><text:span text:style-name="T16">:&lt;</text:span></text:span><text:span text:style-name="Source_20_Text"><text:span text:style-name="T27">/label&gt;</text:span></text:span></text:p>
      <text:p text:style-name="P3"><text:span text:style-name="Source_20_Text"><text:span text:style-name="T21"><text:s text:c="2"/></text:span></text:span><text:span text:style-name="Source_20_Text"><text:span text:style-name="T16">&lt;</text:span></text:span><text:span text:style-name="Source_20_Text"><text:span text:style-name="T18">input</text:span></text:span><text:span text:style-name="Source_20_Text"><text:span text:style-name="T21"> </text:span></text:span><text:span text:style-name="Source_20_Text"><text:span text:style-name="T18">type</text:span></text:span><text:span text:style-name="Source_20_Text"><text:span text:style-name="T16">=</text:span></text:span><text:span text:style-name="Source_20_Text"><text:span text:style-name="T23">"text"</text:span></text:span><text:span text:style-name="Source_20_Text"><text:span text:style-name="T21"> </text:span></text:span><text:span text:style-name="Source_20_Text"><text:span text:style-name="T18">id</text:span></text:span><text:span text:style-name="Source_20_Text"><text:span text:style-name="T16">=</text:span></text:span><text:span text:style-name="Source_20_Text"><text:span text:style-name="T23">"name"</text:span></text:span><text:span text:style-name="Source_20_Text"><text:span text:style-name="T21"> </text:span></text:span><text:span text:style-name="Source_20_Text"><text:span text:style-name="T18">name</text:span></text:span><text:span text:style-name="Source_20_Text"><text:span text:style-name="T16">=</text:span></text:span><text:span text:style-name="Source_20_Text"><text:span text:style-name="T23">"name"</text:span></text:span><text:span text:style-name="Source_20_Text"><text:span text:style-name="T21"> </text:span></text:span><text:span text:style-name="Source_20_Text"><text:span text:style-name="T18">required</text:span></text:span><text:span text:style-name="Source_20_Text"><text:span text:style-name="T21"> </text:span></text:span><text:span text:style-name="Source_20_Text"><text:span text:style-name="T18">minlength</text:span></text:span><text:span text:style-name="Source_20_Text"><text:span text:style-name="T16">=</text:span></text:span><text:span text:style-name="Source_20_Text"><text:span text:style-name="T23">"3"</text:span></text:span><text:span text:style-name="Source_20_Text"><text:span text:style-name="T16">&gt;</text:span></text:span></text:p>
      <text:p text:style-name="P3"><text:span text:style-name="Source_20_Text"><text:span text:style-name="T21"><text:s text:c="2"/></text:span></text:span></text:p>
      <text:p text:style-name="P3"><text:span text:style-name="Source_20_Text"><text:span text:style-name="T21"><text:s text:c="2"/></text:span></text:span><text:span text:style-name="Source_20_Text"><text:span text:style-name="T16">&lt;</text:span></text:span><text:span text:style-name="Source_20_Text"><text:span text:style-name="T18">label</text:span></text:span><text:span text:style-name="Source_20_Text"><text:span text:style-name="T21"> </text:span></text:span><text:span text:style-name="Source_20_Text"><text:span text:style-name="T25">for</text:span></text:span><text:span text:style-name="Source_20_Text"><text:span text:style-name="T16">=</text:span></text:span><text:span text:style-name="Source_20_Text"><text:span text:style-name="T23">"email"</text:span></text:span><text:span text:style-name="Source_20_Text"><text:span text:style-name="T16">&gt;</text:span></text:span><text:span text:style-name="Source_20_Text"><text:span text:style-name="T18">Correo</text:span></text:span><text:span text:style-name="Source_20_Text"><text:span text:style-name="T21"> </text:span></text:span><text:span text:style-name="Source_20_Text"><text:span text:style-name="T18">electrónico</text:span></text:span><text:span text:style-name="Source_20_Text"><text:span text:style-name="T16">:&lt;</text:span></text:span><text:span text:style-name="Source_20_Text"><text:span text:style-name="T27">/label&gt;</text:span></text:span></text:p>
      <text:p text:style-name="P3"><text:span text:style-name="Source_20_Text"><text:span text:style-name="T21"><text:s text:c="2"/></text:span></text:span><text:span text:style-name="Source_20_Text"><text:span text:style-name="T16">&lt;</text:span></text:span><text:span text:style-name="Source_20_Text"><text:span text:style-name="T18">input</text:span></text:span><text:span text:style-name="Source_20_Text"><text:span text:style-name="T21"> </text:span></text:span><text:span text:style-name="Source_20_Text"><text:span text:style-name="T18">type</text:span></text:span><text:span text:style-name="Source_20_Text"><text:span text:style-name="T16">=</text:span></text:span><text:span text:style-name="Source_20_Text"><text:span text:style-name="T23">"email"</text:span></text:span><text:span text:style-name="Source_20_Text"><text:span text:style-name="T21"> </text:span></text:span><text:span text:style-name="Source_20_Text"><text:span text:style-name="T18">id</text:span></text:span><text:span text:style-name="Source_20_Text"><text:span text:style-name="T16">=</text:span></text:span><text:span text:style-name="Source_20_Text"><text:span text:style-name="T23">"email"</text:span></text:span><text:span text:style-name="Source_20_Text"><text:span text:style-name="T21"> </text:span></text:span><text:span text:style-name="Source_20_Text"><text:span text:style-name="T18">name</text:span></text:span><text:span text:style-name="Source_20_Text"><text:span text:style-name="T16">=</text:span></text:span><text:span text:style-name="Source_20_Text"><text:span text:style-name="T23">"email"</text:span></text:span><text:span text:style-name="Source_20_Text"><text:span text:style-name="T21"> </text:span></text:span><text:span text:style-name="Source_20_Text"><text:span text:style-name="T18">required</text:span></text:span><text:span text:style-name="Source_20_Text"><text:span text:style-name="T16">&gt;</text:span></text:span></text:p>
      <text:p text:style-name="P3"><text:span text:style-name="Source_20_Text"><text:span text:style-name="T21"><text:s text:c="2"/></text:span></text:span></text:p>
      <text:p text:style-name="P3"><text:span text:style-name="Source_20_Text"><text:span text:style-name="T21"><text:s text:c="2"/></text:span></text:span><text:span text:style-name="Source_20_Text"><text:span text:style-name="T16">&lt;</text:span></text:span><text:span text:style-name="Source_20_Text"><text:span text:style-name="T18">label</text:span></text:span><text:span text:style-name="Source_20_Text"><text:span text:style-name="T21"> </text:span></text:span><text:span text:style-name="Source_20_Text"><text:span text:style-name="T25">for</text:span></text:span><text:span text:style-name="Source_20_Text"><text:span text:style-name="T16">=</text:span></text:span><text:span text:style-name="Source_20_Text"><text:span text:style-name="T23">"age"</text:span></text:span><text:span text:style-name="Source_20_Text"><text:span text:style-name="T16">&gt;</text:span></text:span><text:span text:style-name="Source_20_Text"><text:span text:style-name="T18">Edad</text:span></text:span><text:span text:style-name="Source_20_Text"><text:span text:style-name="T16">:&lt;</text:span></text:span><text:span text:style-name="Source_20_Text"><text:span text:style-name="T27">/label&gt;</text:span></text:span></text:p>
      <text:p text:style-name="P3"><text:span text:style-name="Source_20_Text"><text:span text:style-name="T21"><text:s text:c="2"/></text:span></text:span><text:span text:style-name="Source_20_Text"><text:span text:style-name="T16">&lt;</text:span></text:span><text:span text:style-name="Source_20_Text"><text:span text:style-name="T18">input</text:span></text:span><text:span text:style-name="Source_20_Text"><text:span text:style-name="T21"> </text:span></text:span><text:span text:style-name="Source_20_Text"><text:span text:style-name="T18">type</text:span></text:span><text:span text:style-name="Source_20_Text"><text:span text:style-name="T16">=</text:span></text:span><text:span text:style-name="Source_20_Text"><text:span text:style-name="T23">"number"</text:span></text:span><text:span text:style-name="Source_20_Text"><text:span text:style-name="T21"> </text:span></text:span><text:span text:style-name="Source_20_Text"><text:span text:style-name="T18">id</text:span></text:span><text:span text:style-name="Source_20_Text"><text:span text:style-name="T16">=</text:span></text:span><text:span text:style-name="Source_20_Text"><text:span text:style-name="T23">"age"</text:span></text:span><text:span text:style-name="Source_20_Text"><text:span text:style-name="T21"> </text:span></text:span><text:span text:style-name="Source_20_Text"><text:span text:style-name="T18">name</text:span></text:span><text:span text:style-name="Source_20_Text"><text:span text:style-name="T16">=</text:span></text:span><text:span text:style-name="Source_20_Text"><text:span text:style-name="T23">"age"</text:span></text:span><text:span text:style-name="Source_20_Text"><text:span text:style-name="T21"> </text:span></text:span><text:span text:style-name="Source_20_Text"><text:span text:style-name="T18">required</text:span></text:span><text:span text:style-name="Source_20_Text"><text:span text:style-name="T21"> </text:span></text:span><text:span text:style-name="Source_20_Text"><text:span text:style-name="T18">min</text:span></text:span><text:span text:style-name="Source_20_Text"><text:span text:style-name="T16">=</text:span></text:span><text:span text:style-name="Source_20_Text"><text:span text:style-name="T23">"18"</text:span></text:span><text:span text:style-name="Source_20_Text"><text:span text:style-name="T16">&gt;</text:span></text:span></text:p>
      <text:p text:style-name="P3"><text:span text:style-name="Source_20_Text"><text:span text:style-name="T21"><text:s text:c="2"/></text:span></text:span></text:p>
      <text:p text:style-name="P3"><text:span text:style-name="Source_20_Text"><text:span text:style-name="T21"><text:s text:c="2"/></text:span></text:span><text:span text:style-name="Source_20_Text"><text:span text:style-name="T16">&lt;</text:span></text:span><text:span text:style-name="Source_20_Text"><text:span text:style-name="T18">button</text:span></text:span><text:span text:style-name="Source_20_Text"><text:span text:style-name="T21"> </text:span></text:span><text:span text:style-name="Source_20_Text"><text:span text:style-name="T18">type</text:span></text:span><text:span text:style-name="Source_20_Text"><text:span text:style-name="T16">=</text:span></text:span><text:span text:style-name="Source_20_Text"><text:span text:style-name="T23">"submit"</text:span></text:span><text:span text:style-name="Source_20_Text"><text:span text:style-name="T16">&gt;</text:span></text:span><text:span text:style-name="Source_20_Text"><text:span text:style-name="T18">Enviar</text:span></text:span><text:span text:style-name="Source_20_Text"><text:span text:style-name="T16">&lt;</text:span></text:span><text:span text:style-name="Source_20_Text"><text:span text:style-name="T27">/button&gt;</text:span></text:span></text:p>
      <text:p text:style-name="P3"><text:span text:style-name="Source_20_Text"><text:span text:style-name="T16">&lt;</text:span></text:span><text:span text:style-name="Source_20_Text"><text:span text:style-name="T27">/form&gt;</text:span></text:span></text:p>
      <text:p text:style-name="P6"/>
      <text:p text:style-name="P3"><text:span text:style-name="Source_20_Text"><text:span text:style-name="T16">&lt;</text:span></text:span><text:span text:style-name="Source_20_Text"><text:span text:style-name="T18">script</text:span></text:span><text:span text:style-name="Source_20_Text"><text:span text:style-name="T16">&gt;</text:span></text:span></text:p>
      <text:p text:style-name="P3"><text:span text:style-name="Source_20_Text"><text:span text:style-name="T21"><text:s text:c="2"/></text:span></text:span><text:span text:style-name="Source_20_Text"><text:span text:style-name="T25">const</text:span></text:span><text:span text:style-name="Source_20_Text"><text:span text:style-name="T21"> </text:span></text:span><text:span text:style-name="Source_20_Text"><text:span text:style-name="T18">form</text:span></text:span><text:span text:style-name="Source_20_Text"><text:span text:style-name="T21"> </text:span></text:span><text:span text:style-name="Source_20_Text"><text:span text:style-name="T16">=</text:span></text:span><text:span text:style-name="Source_20_Text"><text:span text:style-name="T21"> document.</text:span></text:span><text:span text:style-name="Source_20_Text"><text:span text:style-name="T18">getElementById</text:span></text:span><text:span text:style-name="Source_20_Text"><text:span text:style-name="T21">(</text:span></text:span><text:span text:style-name="Source_20_Text"><text:span text:style-name="T23">'myForm'</text:span></text:span><text:span text:style-name="Source_20_Text"><text:span text:style-name="T21">);</text:span></text:span></text:p>
      <text:p text:style-name="P6"/>
      <text:p text:style-name="P3"><text:span text:style-name="Source_20_Text"><text:span text:style-name="T21"><text:s text:c="2"/></text:span></text:span><text:span text:style-name="Source_20_Text"><text:span text:style-name="T18">form</text:span></text:span><text:span text:style-name="Source_20_Text"><text:span text:style-name="T21">.</text:span></text:span><text:span text:style-name="Source_20_Text"><text:span text:style-name="T18">addEventListener</text:span></text:span><text:span text:style-name="Source_20_Text"><text:span text:style-name="T21">(</text:span></text:span><text:span text:style-name="Source_20_Text"><text:span text:style-name="T23">'submit'</text:span></text:span><text:span text:style-name="Source_20_Text"><text:span text:style-name="T21">, </text:span></text:span><text:span text:style-name="Source_20_Text"><text:span text:style-name="T25">function</text:span></text:span><text:span text:style-name="Source_20_Text"><text:span text:style-name="T21">(</text:span></text:span><text:span text:style-name="Source_20_Text"><text:span text:style-name="T18">event</text:span></text:span><text:span text:style-name="Source_20_Text"><text:span text:style-name="T21">) {</text:span></text:span></text:p>
      <text:p text:style-name="P3"><text:span text:style-name="Source_20_Text"><text:span text:style-name="T21"><text:s text:c="4"/></text:span></text:span><text:span text:style-name="Source_20_Text"><text:span text:style-name="T25">if</text:span></text:span><text:span text:style-name="Source_20_Text"><text:span text:style-name="T21"> (</text:span></text:span><text:span text:style-name="Source_20_Text"><text:span text:style-name="T16">!</text:span></text:span><text:span text:style-name="Source_20_Text"><text:span text:style-name="T18">form</text:span></text:span><text:span text:style-name="Source_20_Text"><text:span text:style-name="T21">.</text:span></text:span><text:span text:style-name="Source_20_Text"><text:span text:style-name="T18">checkValidity</text:span></text:span><text:span text:style-name="Source_20_Text"><text:span text:style-name="T21">()) {</text:span></text:span></text:p>
      <text:p text:style-name="P3"><text:span text:style-name="Source_20_Text"><text:span text:style-name="T21"><text:s text:c="6"/></text:span></text:span><text:span text:style-name="Source_20_Text"><text:span text:style-name="T18">alert</text:span></text:span><text:span text:style-name="Source_20_Text"><text:span text:style-name="T21">(</text:span></text:span><text:span text:style-name="Source_20_Text"><text:span text:style-name="T23">"Por favor, completa el formulario correctamente."</text:span></text:span><text:span text:style-name="Source_20_Text"><text:span text:style-name="T21">);</text:span></text:span></text:p>
      <text:p text:style-name="P3"><text:span text:style-name="Source_20_Text"><text:span text:style-name="T21"><text:s text:c="6"/></text:span></text:span><text:span text:style-name="Source_20_Text"><text:span text:style-name="T18">event</text:span></text:span><text:span text:style-name="Source_20_Text"><text:span text:style-name="T21">.</text:span></text:span><text:span text:style-name="Source_20_Text"><text:span text:style-name="T18">preventDefault</text:span></text:span><text:span text:style-name="Source_20_Text"><text:span text:style-name="T21">(); </text:span></text:span><text:span text:style-name="Source_20_Text"><text:span text:style-name="T29">// Evita que el formulario se envíe si no es válido</text:span></text:span></text:p>
      <text:p text:style-name="P3"><text:span text:style-name="Source_20_Text"><text:span text:style-name="T21"><text:s text:c="4"/>}</text:span></text:span></text:p>
      <text:p text:style-name="P3"><text:span text:style-name="Source_20_Text"><text:span text:style-name="T21"><text:s text:c="2"/>});</text:span></text:span></text:p>
      <text:p text:style-name="P5"><text:span text:style-name="Source_20_Text"><text:span text:style-name="T16">&lt;</text:span></text:span><text:span text:style-name="Source_20_Text"><text:span text:style-name="T27">/script&gt;</text:span></text:span></text:p>
      <text:p text:style-name="Text_20_body"><text:span text:style-name="Strong_20_Emphasis"><text:span text:style-name="T1">Explicación</text:span></text:span><text:span text:style-name="T1">:</text:span></text:p>
      <text:list xml:id="list293216227" text:style-name="L4">
        <text:list-item>
          <text:p text:style-name="P16"><text:span text:style-name="T1">En este formulario, hay tres campos: </text:span><text:span text:style-name="Source_20_Text"><text:span text:style-name="T1">name</text:span></text:span><text:span text:style-name="T1">, </text:span><text:span text:style-name="Source_20_Text"><text:span text:style-name="T1">email</text:span></text:span><text:span text:style-name="T1"> y </text:span><text:span text:style-name="Source_20_Text"><text:span text:style-name="T1">age</text:span></text:span><text:span text:style-name="T1">, todos con restricciones de validación. </text:span></text:p>
          <text:list>
            <text:list-item>
              <text:p text:style-name="P16"><text:span text:style-name="T1">El campo </text:span><text:span text:style-name="Source_20_Text"><text:span text:style-name="T1">name</text:span></text:span><text:span text:style-name="T1"> debe tener al menos 3 caracteres. </text:span></text:p>
            </text:list-item>
            <text:list-item>
              <text:p text:style-name="P16"><text:span text:style-name="T1">El campo </text:span><text:span text:style-name="Source_20_Text"><text:span text:style-name="T1">email</text:span></text:span><text:span text:style-name="T1"> es obligatorio y debe tener un formato de correo electrónico válido. </text:span></text:p>
            </text:list-item>
            <text:list-item>
              <text:p text:style-name="P16"><text:span text:style-name="T1">El campo </text:span><text:span text:style-name="Source_20_Text"><text:span text:style-name="T1">age</text:span></text:span><text:span text:style-name="T1"> debe ser un número mayor o igual a 18. </text:span></text:p>
            </text:list-item>
          </text:list>
        </text:list-item>
        <text:list-item>
          <text:p text:style-name="P15"><text:span text:style-name="T1">Si cualquiera de los campos no cumple con las restricciones, </text:span><text:span text:style-name="Source_20_Text"><text:span text:style-name="T1">checkValidity()</text:span></text:span><text:span text:style-name="T1"> devolverá </text:span><text:span text:style-name="Source_20_Text"><text:span text:style-name="T1">false</text:span></text:span><text:span text:style-name="T1"> y se evitará que el formulario se envíe. </text:span></text:p>
        </text:list-item>
      </text:list>
      <text:h text:style-name="P1" text:outline-level="3"><text:soft-page-break/>Ejemplo 3: Validación personalizada</text:h>
      <text:p text:style-name="Text_20_body"><text:span text:style-name="T1">A veces se desea realizar una validación más específica o personalizada. </text:span><text:span text:style-name="Source_20_Text"><text:span text:style-name="T1">checkValidity()</text:span></text:span><text:span text:style-name="T1"> puede ser útil para mostrar mensajes personalizados.</text:span></text:p>
      <text:p text:style-name="P3"><text:span text:style-name="Source_20_Text"><text:span text:style-name="T16">&lt;</text:span></text:span><text:span text:style-name="Source_20_Text"><text:span text:style-name="T18">form</text:span></text:span><text:span text:style-name="Source_20_Text"><text:span text:style-name="T21"> </text:span></text:span><text:span text:style-name="Source_20_Text"><text:span text:style-name="T18">id</text:span></text:span><text:span text:style-name="Source_20_Text"><text:span text:style-name="T16">=</text:span></text:span><text:span text:style-name="Source_20_Text"><text:span text:style-name="T23">"myForm"</text:span></text:span><text:span text:style-name="Source_20_Text"><text:span text:style-name="T16">&gt;</text:span></text:span></text:p>
      <text:p text:style-name="P3"><text:span text:style-name="Source_20_Text"><text:span text:style-name="T21"><text:s text:c="2"/></text:span></text:span><text:span text:style-name="Source_20_Text"><text:span text:style-name="T16">&lt;</text:span></text:span><text:span text:style-name="Source_20_Text"><text:span text:style-name="T18">label</text:span></text:span><text:span text:style-name="Source_20_Text"><text:span text:style-name="T21"> </text:span></text:span><text:span text:style-name="Source_20_Text"><text:span text:style-name="T25">for</text:span></text:span><text:span text:style-name="Source_20_Text"><text:span text:style-name="T16">=</text:span></text:span><text:span text:style-name="Source_20_Text"><text:span text:style-name="T23">"phone"</text:span></text:span><text:span text:style-name="Source_20_Text"><text:span text:style-name="T16">&gt;</text:span></text:span><text:span text:style-name="Source_20_Text"><text:span text:style-name="T18">Número</text:span></text:span><text:span text:style-name="Source_20_Text"><text:span text:style-name="T21"> </text:span></text:span><text:span text:style-name="Source_20_Text"><text:span text:style-name="T18">de</text:span></text:span><text:span text:style-name="Source_20_Text"><text:span text:style-name="T21"> </text:span></text:span><text:span text:style-name="Source_20_Text"><text:span text:style-name="T18">teléfono</text:span></text:span><text:span text:style-name="Source_20_Text"><text:span text:style-name="T16">:&lt;</text:span></text:span><text:span text:style-name="Source_20_Text"><text:span text:style-name="T27">/label&gt;</text:span></text:span></text:p>
      <text:p text:style-name="P3"><text:span text:style-name="Source_20_Text"><text:span text:style-name="T21"><text:s text:c="2"/></text:span></text:span><text:span text:style-name="Source_20_Text"><text:span text:style-name="T16">&lt;</text:span></text:span><text:span text:style-name="Source_20_Text"><text:span text:style-name="T18">input</text:span></text:span><text:span text:style-name="Source_20_Text"><text:span text:style-name="T21"> </text:span></text:span><text:span text:style-name="Source_20_Text"><text:span text:style-name="T18">type</text:span></text:span><text:span text:style-name="Source_20_Text"><text:span text:style-name="T16">=</text:span></text:span><text:span text:style-name="Source_20_Text"><text:span text:style-name="T23">"tel"</text:span></text:span><text:span text:style-name="Source_20_Text"><text:span text:style-name="T21"> </text:span></text:span><text:span text:style-name="Source_20_Text"><text:span text:style-name="T18">id</text:span></text:span><text:span text:style-name="Source_20_Text"><text:span text:style-name="T16">=</text:span></text:span><text:span text:style-name="Source_20_Text"><text:span text:style-name="T23">"phone"</text:span></text:span><text:span text:style-name="Source_20_Text"><text:span text:style-name="T21"> </text:span></text:span><text:span text:style-name="Source_20_Text"><text:span text:style-name="T18">name</text:span></text:span><text:span text:style-name="Source_20_Text"><text:span text:style-name="T16">=</text:span></text:span><text:span text:style-name="Source_20_Text"><text:span text:style-name="T23">"phone"</text:span></text:span><text:span text:style-name="Source_20_Text"><text:span text:style-name="T21"> </text:span></text:span><text:span text:style-name="Source_20_Text"><text:span text:style-name="T18">required</text:span></text:span><text:span text:style-name="Source_20_Text"><text:span text:style-name="T21"> </text:span></text:span><text:span text:style-name="Source_20_Text"><text:span text:style-name="T18">pattern</text:span></text:span><text:span text:style-name="Source_20_Text"><text:span text:style-name="T16">=</text:span></text:span><text:span text:style-name="Source_20_Text"><text:span text:style-name="T23">"^\d{10}$"</text:span></text:span><text:span text:style-name="Source_20_Text"><text:span text:style-name="T21"> </text:span></text:span><text:span text:style-name="Source_20_Text"><text:span text:style-name="T18">title</text:span></text:span><text:span text:style-name="Source_20_Text"><text:span text:style-name="T16">=</text:span></text:span><text:span text:style-name="Source_20_Text"><text:span text:style-name="T23">"El número debe tener 10 dígitos."</text:span></text:span><text:span text:style-name="Source_20_Text"><text:span text:style-name="T16">&gt;</text:span></text:span></text:p>
      <text:p text:style-name="P3"><text:span text:style-name="Source_20_Text"><text:span text:style-name="T21"><text:s text:c="2"/></text:span></text:span></text:p>
      <text:p text:style-name="P3"><text:span text:style-name="Source_20_Text"><text:span text:style-name="T21"><text:s text:c="2"/></text:span></text:span><text:span text:style-name="Source_20_Text"><text:span text:style-name="T16">&lt;</text:span></text:span><text:span text:style-name="Source_20_Text"><text:span text:style-name="T18">button</text:span></text:span><text:span text:style-name="Source_20_Text"><text:span text:style-name="T21"> </text:span></text:span><text:span text:style-name="Source_20_Text"><text:span text:style-name="T18">type</text:span></text:span><text:span text:style-name="Source_20_Text"><text:span text:style-name="T16">=</text:span></text:span><text:span text:style-name="Source_20_Text"><text:span text:style-name="T23">"submit"</text:span></text:span><text:span text:style-name="Source_20_Text"><text:span text:style-name="T16">&gt;</text:span></text:span><text:span text:style-name="Source_20_Text"><text:span text:style-name="T18">Enviar</text:span></text:span><text:span text:style-name="Source_20_Text"><text:span text:style-name="T16">&lt;</text:span></text:span><text:span text:style-name="Source_20_Text"><text:span text:style-name="T27">/button&gt;</text:span></text:span></text:p>
      <text:p text:style-name="P3"><text:span text:style-name="Source_20_Text"><text:span text:style-name="T16">&lt;</text:span></text:span><text:span text:style-name="Source_20_Text"><text:span text:style-name="T27">/form&gt;</text:span></text:span></text:p>
      <text:p text:style-name="P6"/>
      <text:p text:style-name="P3"><text:span text:style-name="Source_20_Text"><text:span text:style-name="T16">&lt;</text:span></text:span><text:span text:style-name="Source_20_Text"><text:span text:style-name="T18">script</text:span></text:span><text:span text:style-name="Source_20_Text"><text:span text:style-name="T16">&gt;</text:span></text:span></text:p>
      <text:p text:style-name="P3"><text:span text:style-name="Source_20_Text"><text:span text:style-name="T21"><text:s text:c="2"/></text:span></text:span><text:span text:style-name="Source_20_Text"><text:span text:style-name="T25">const</text:span></text:span><text:span text:style-name="Source_20_Text"><text:span text:style-name="T21"> </text:span></text:span><text:span text:style-name="Source_20_Text"><text:span text:style-name="T18">form</text:span></text:span><text:span text:style-name="Source_20_Text"><text:span text:style-name="T21"> </text:span></text:span><text:span text:style-name="Source_20_Text"><text:span text:style-name="T16">=</text:span></text:span><text:span text:style-name="Source_20_Text"><text:span text:style-name="T21"> document.</text:span></text:span><text:span text:style-name="Source_20_Text"><text:span text:style-name="T18">getElementById</text:span></text:span><text:span text:style-name="Source_20_Text"><text:span text:style-name="T21">(</text:span></text:span><text:span text:style-name="Source_20_Text"><text:span text:style-name="T23">'myForm'</text:span></text:span><text:span text:style-name="Source_20_Text"><text:span text:style-name="T21">);</text:span></text:span></text:p>
      <text:p text:style-name="P3"><text:span text:style-name="Source_20_Text"><text:span text:style-name="T21"><text:s text:c="2"/></text:span></text:span><text:span text:style-name="Source_20_Text"><text:span text:style-name="T25">const</text:span></text:span><text:span text:style-name="Source_20_Text"><text:span text:style-name="T21"> </text:span></text:span><text:span text:style-name="Source_20_Text"><text:span text:style-name="T18">phoneField</text:span></text:span><text:span text:style-name="Source_20_Text"><text:span text:style-name="T21"> </text:span></text:span><text:span text:style-name="Source_20_Text"><text:span text:style-name="T16">=</text:span></text:span><text:span text:style-name="Source_20_Text"><text:span text:style-name="T21"> document.</text:span></text:span><text:span text:style-name="Source_20_Text"><text:span text:style-name="T18">getElementById</text:span></text:span><text:span text:style-name="Source_20_Text"><text:span text:style-name="T21">(</text:span></text:span><text:span text:style-name="Source_20_Text"><text:span text:style-name="T23">'phone'</text:span></text:span><text:span text:style-name="Source_20_Text"><text:span text:style-name="T21">);</text:span></text:span></text:p>
      <text:p text:style-name="P6"/>
      <text:p text:style-name="P3"><text:span text:style-name="Source_20_Text"><text:span text:style-name="T21"><text:s text:c="2"/></text:span></text:span><text:span text:style-name="Source_20_Text"><text:span text:style-name="T18">form</text:span></text:span><text:span text:style-name="Source_20_Text"><text:span text:style-name="T21">.</text:span></text:span><text:span text:style-name="Source_20_Text"><text:span text:style-name="T18">addEventListener</text:span></text:span><text:span text:style-name="Source_20_Text"><text:span text:style-name="T21">(</text:span></text:span><text:span text:style-name="Source_20_Text"><text:span text:style-name="T23">'submit'</text:span></text:span><text:span text:style-name="Source_20_Text"><text:span text:style-name="T21">, </text:span></text:span><text:span text:style-name="Source_20_Text"><text:span text:style-name="T25">function</text:span></text:span><text:span text:style-name="Source_20_Text"><text:span text:style-name="T21">(</text:span></text:span><text:span text:style-name="Source_20_Text"><text:span text:style-name="T18">event</text:span></text:span><text:span text:style-name="Source_20_Text"><text:span text:style-name="T21">) {</text:span></text:span></text:p>
      <text:p text:style-name="P3"><text:span text:style-name="Source_20_Text"><text:span text:style-name="T21"><text:s text:c="4"/></text:span></text:span><text:span text:style-name="Source_20_Text"><text:span text:style-name="T25">if</text:span></text:span><text:span text:style-name="Source_20_Text"><text:span text:style-name="T21"> (</text:span></text:span><text:span text:style-name="Source_20_Text"><text:span text:style-name="T16">!</text:span></text:span><text:span text:style-name="Source_20_Text"><text:span text:style-name="T18">phoneField</text:span></text:span><text:span text:style-name="Source_20_Text"><text:span text:style-name="T21">.</text:span></text:span><text:span text:style-name="Source_20_Text"><text:span text:style-name="T18">checkValidity</text:span></text:span><text:span text:style-name="Source_20_Text"><text:span text:style-name="T21">()) {</text:span></text:span></text:p>
      <text:p text:style-name="P3"><text:span text:style-name="Source_20_Text"><text:span text:style-name="T21"><text:s text:c="6"/></text:span></text:span><text:span text:style-name="Source_20_Text"><text:span text:style-name="T18">alert</text:span></text:span><text:span text:style-name="Source_20_Text"><text:span text:style-name="T21">(</text:span></text:span><text:span text:style-name="Source_20_Text"><text:span text:style-name="T18">phoneField</text:span></text:span><text:span text:style-name="Source_20_Text"><text:span text:style-name="T21">.</text:span></text:span><text:span text:style-name="Source_20_Text"><text:span text:style-name="T18">title</text:span></text:span><text:span text:style-name="Source_20_Text"><text:span text:style-name="T21">); </text:span></text:span><text:span text:style-name="Source_20_Text"><text:span text:style-name="T29">// Muestra el título del campo como mensaje de error</text:span></text:span></text:p>
      <text:p text:style-name="P3"><text:span text:style-name="Source_20_Text"><text:span text:style-name="T21"><text:s text:c="6"/></text:span></text:span><text:span text:style-name="Source_20_Text"><text:span text:style-name="T18">event</text:span></text:span><text:span text:style-name="Source_20_Text"><text:span text:style-name="T21">.</text:span></text:span><text:span text:style-name="Source_20_Text"><text:span text:style-name="T18">preventDefault</text:span></text:span><text:span text:style-name="Source_20_Text"><text:span text:style-name="T21">(); </text:span></text:span><text:span text:style-name="Source_20_Text"><text:span text:style-name="T29">// Evita que el formulario se envíe si no es válido</text:span></text:span></text:p>
      <text:p text:style-name="P3"><text:span text:style-name="Source_20_Text"><text:span text:style-name="T21"><text:s text:c="4"/>}</text:span></text:span></text:p>
      <text:p text:style-name="P3"><text:span text:style-name="Source_20_Text"><text:span text:style-name="T21"><text:s text:c="2"/>});</text:span></text:span></text:p>
      <text:p text:style-name="P5"><text:span text:style-name="Source_20_Text"><text:span text:style-name="T16">&lt;</text:span></text:span><text:span text:style-name="Source_20_Text"><text:span text:style-name="T27">/script&gt;</text:span></text:span></text:p>
      <text:p text:style-name="Text_20_body"><text:span text:style-name="Strong_20_Emphasis"><text:span text:style-name="T1">Explicación</text:span></text:span><text:span text:style-name="T1">:</text:span></text:p>
      <text:list xml:id="list1843444533" text:style-name="L5">
        <text:list-item>
          <text:p text:style-name="P18"><text:span text:style-name="T1">El campo de teléfono tiene una expresión regular (atributo </text:span><text:span text:style-name="Source_20_Text"><text:span text:style-name="T1">pattern</text:span></text:span><text:span text:style-name="T1">) que exige que el número de teléfono sea exactamente de 10 dígitos. </text:span></text:p>
        </text:list-item>
        <text:list-item>
          <text:p text:style-name="P17"><text:span text:style-name="T1">Si el número ingresado no cumple con el patrón, </text:span><text:span text:style-name="Source_20_Text"><text:span text:style-name="T1">checkValidity()</text:span></text:span><text:span text:style-name="T1"> devuelve </text:span><text:span text:style-name="Source_20_Text"><text:span text:style-name="T1">false</text:span></text:span><text:span text:style-name="T1"> y muestra el mensaje de error definido en el atributo </text:span><text:span text:style-name="Source_20_Text"><text:span text:style-name="T1">title</text:span></text:span><text:span text:style-name="T1">. </text:span></text:p>
        </text:list-item>
      </text:list>
      <text:h text:style-name="P1" text:outline-level="3">Resumen</text:h>
      <text:p text:style-name="Text_20_body"><text:span text:style-name="T1">El método </text:span><text:span text:style-name="Source_20_Text"><text:span text:style-name="T1">checkValidity()</text:span></text:span><text:span text:style-name="T1"> es útil para validar formularios o campos antes de enviar los datos. Permite verificar si las restricciones de validación se cumplen sin necesidad de enviar el formulario, proporcionando una forma más controlada de gestionar los errores de validación en formularios web.</text:span></text:p>
      <text:p text:style-name="P8"/>
      <text:p text:style-name="P19"><text:span text:style-name="T31"/></text:p>
      <text:p text:style-name="P21"><text:span text:style-name="T10">M</text:span><text:span text:style-name="T9">étodo </text:span><text:span text:style-name="Source_20_Text"><text:span text:style-name="T9">setCustomValidity(message)</text:span></text:span></text:p>
      <text:p text:style-name="P19"><text:span text:style-name="T31">El método </text:span><text:span text:style-name="Source_20_Text"><text:span text:style-name="T31">setCustomValidity(message)</text:span></text:span><text:span text:style-name="T31"> en JavaScript se usa para establecer un mensaje de validación personalizado en un campo de formulario. Si un campo tiene un mensaje de validez personalizado, </text:span><text:span text:style-name="Source_20_Text"><text:span text:style-name="T36">checkValidity()</text:span></text:span><text:span text:style-name="T36"> (o la validación automática del navegador)</text:span><text:span text:style-name="T31"> mostrará ese mensaje en lugar del mensaje de validación predeterminado. Es especialmente útil cuando necesitas proporcionar mensajes de error personalizados que no se pueden definir solo con los atributos HTML estándar.</text:span></text:p>
      <text:h text:style-name="P2" text:outline-level="3"><text:soft-page-break/>Sintaxis:</text:h>
      <text:p text:style-name="P4"><text:span text:style-name="Source_20_Text"><text:span text:style-name="T32">element.setCustomValidity(message);</text:span></text:span></text:p>
      <text:list xml:id="list3675857376" text:style-name="L6">
        <text:list-item>
          <text:p text:style-name="P23"><text:span text:style-name="Strong_20_Emphasis"><text:span text:style-name="Source_20_Text"><text:span text:style-name="T32">message</text:span></text:span></text:span><text:span text:style-name="T32">: El mensaje de error personalizado. Si no se establece un mensaje (es decir, se pasa una cadena vacía </text:span><text:span text:style-name="Source_20_Text"><text:span text:style-name="T32">""</text:span></text:span><text:span text:style-name="T32">), el campo será considerado válido, aunque aún pueda no cumplir con otras restricciones. </text:span></text:p>
        </text:list-item>
      </text:list>
      <text:h text:style-name="P2" text:outline-level="3">Comportamiento:</text:h>
      <text:list xml:id="list3270855134" text:style-name="L7">
        <text:list-item>
          <text:p text:style-name="P25"><text:span text:style-name="T32">Si se establece un mensaje en el campo mediante </text:span><text:span text:style-name="Source_20_Text"><text:span text:style-name="T32">setCustomValidity()</text:span></text:span><text:span text:style-name="T32">, el campo se considera inválido. </text:span></text:p>
        </text:list-item>
        <text:list-item>
          <text:p text:style-name="P24"><text:span text:style-name="T32">Si se pasa una cadena vacía </text:span><text:span text:style-name="Source_20_Text"><text:span text:style-name="T32">""</text:span></text:span><text:span text:style-name="T32">, se elimina el mensaje de error y el campo se considera válido (si no tiene otros errores de validación). </text:span></text:p>
        </text:list-item>
      </text:list>
      <text:h text:style-name="P2" text:outline-level="3">Ejemplo 1: Validación personalizada de un campo</text:h>
      <text:p text:style-name="P31">Supongamos que tenemos un formulario con un campo de texto que requiere que el usuario ingrese al menos 5 caracteres, pero también queremos agregar una validación personalizada para que el campo no contenga la palabra "prohibido".</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username"</text:span></text:span><text:span text:style-name="Source_20_Text"><text:span text:style-name="T17">&gt;</text:span></text:span><text:span text:style-name="Source_20_Text"><text:span text:style-name="T19">Nombre</text:span></text:span><text:span text:style-name="Source_20_Text"><text:span text:style-name="T22"> </text:span></text:span><text:span text:style-name="Source_20_Text"><text:span text:style-name="T19">de</text:span></text:span><text:span text:style-name="Source_20_Text"><text:span text:style-name="T22"> </text:span></text:span><text:span text:style-name="Source_20_Text"><text:span text:style-name="T19">usuari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text"</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username"</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username"</text:span></text:span><text:span text:style-name="Source_20_Text"><text:span text:style-name="T22"> </text:span></text:span><text:span text:style-name="Source_20_Text"><text:span text:style-name="T19">required</text:span></text:span><text:span text:style-name="Source_20_Text"><text:span text:style-name="T22"> </text:span></text:span><text:span text:style-name="Source_20_Text"><text:span text:style-name="T19">minlength</text:span></text:span><text:span text:style-name="Source_20_Text"><text:span text:style-name="T17">=</text:span></text:span><text:span text:style-name="Source_20_Text"><text:span text:style-name="T24">"5"</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username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username'</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usernameField</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input'</text:span></text:span><text:span text:style-name="Source_20_Text"><text:span text:style-name="T22">, </text:span></text:span><text:span text:style-name="Source_20_Text"><text:span text:style-name="T26">function</text:span></text:span><text:span text:style-name="Source_20_Text"><text:span text:style-name="T22">() {</text:span></text:span></text:p>
      <text:p text:style-name="P3"><text:span text:style-name="Source_20_Text"><text:span text:style-name="T22"><text:s text:c="4"/></text:span></text:span><text:span text:style-name="Source_20_Text"><text:span text:style-name="T30">// Si el nombre de usuario contiene la palabra 'prohibido', configuramos un mensaje personalizado</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usernameField</text:span></text:span><text:span text:style-name="Source_20_Text"><text:span text:style-name="T22">.</text:span></text:span><text:span text:style-name="Source_20_Text"><text:span text:style-name="T19">value</text:span></text:span><text:span text:style-name="Source_20_Text"><text:span text:style-name="T22">.</text:span></text:span><text:span text:style-name="Source_20_Text"><text:span text:style-name="T19">includes</text:span></text:span><text:span text:style-name="Source_20_Text"><text:span text:style-name="T22">(</text:span></text:span><text:span text:style-name="Source_20_Text"><text:span text:style-name="T24">'prohibido'</text:span></text:span><text:span text:style-name="Source_20_Text"><text:span text:style-name="T22">)) {</text:span></text:span></text:p>
      <text:p text:style-name="P3"><text:span text:style-name="Source_20_Text"><text:span text:style-name="T22"><text:s text:c="6"/></text:span></text:span><text:span text:style-name="Source_20_Text"><text:span text:style-name="T19">usernameField</text:span></text:span><text:span text:style-name="Source_20_Text"><text:span text:style-name="T22">.</text:span></text:span><text:span text:style-name="Source_20_Text"><text:span text:style-name="T19">setCustomValidity</text:span></text:span><text:span text:style-name="Source_20_Text"><text:span text:style-name="T22">(</text:span></text:span><text:span text:style-name="Source_20_Text"><text:span text:style-name="T24">'El nombre de usuario no puede contener "prohibido".'</text:span></text:span><text:span text:style-name="Source_20_Text"><text:span text:style-name="T22">);</text:span></text:span></text:p>
      <text:p text:style-name="P3"><text:span text:style-name="Source_20_Text"><text:span text:style-name="T22"><text:s text:c="4"/>} </text:span></text:span><text:span text:style-name="Source_20_Text"><text:span text:style-name="T26">else</text:span></text:span><text:span text:style-name="Source_20_Text"><text:span text:style-name="T22"> {</text:span></text:span></text:p>
      <text:p text:style-name="P3"><text:span text:style-name="Source_20_Text"><text:span text:style-name="T22"><text:s text:c="6"/></text:span></text:span><text:span text:style-name="Source_20_Text"><text:span text:style-name="T30">// Si no contiene la palabra 'prohibido', eliminamos el mensaje de error</text:span></text:span></text:p>
      <text:p text:style-name="P3"><text:span text:style-name="Source_20_Text"><text:span text:style-name="T22"><text:s text:c="6"/></text:span></text:span><text:span text:style-name="Source_20_Text"><text:span text:style-name="T19">usernameField</text:span></text:span><text:span text:style-name="Source_20_Text"><text:span text:style-name="T22">.</text:span></text:span><text:span text:style-name="Source_20_Text"><text:span text:style-name="T19">setCustomValidity</text:span></text:span><text:span text:style-name="Source_20_Text"><text:span text:style-name="T22">(</text:span></text:span><text:span text:style-name="Source_20_Text"><text:span text:style-name="T24">''</text:span></text:span><text:span text:style-name="Source_20_Text"><text:span text:style-name="T22">);</text:span></text:span></text:p>
      <text:p text:style-name="P3"><text:span text:style-name="Source_20_Text"><text:span text:style-name="T22"><text:s text:c="4"/>}</text:span></text:span></text:p>
      <text:p text:style-name="P3"><text:span text:style-name="Source_20_Text"><text:span text:style-name="T22"><text:s text:c="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7">!</text:span></text:span><text:span text:style-name="Source_20_Text"><text:span text:style-name="T19">usernameField</text:span></text:span><text:span text:style-name="Source_20_Text"><text:span text:style-name="T22">.</text:span></text:span><text:span text:style-name="Source_20_Text"><text:span text:style-name="T19">checkValidity</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Por favor, ingrese un nombre de usuario válido.'</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el envío del formulario si el campo no es válid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oft-page-break/><text:span text:style-name="Strong_20_Emphasis"><text:span text:style-name="T32">Explicación:</text:span></text:span></text:p>
      <text:list xml:id="list539449964" text:style-name="L8">
        <text:list-item>
          <text:p text:style-name="P26"><text:span text:style-name="T32">Cuando el usuario empieza a escribir en el campo </text:span><text:span text:style-name="Source_20_Text"><text:span text:style-name="T32">username</text:span></text:span><text:span text:style-name="T32">, se verifica si el texto contiene la palabra "prohibido". </text:span></text:p>
        </text:list-item>
        <text:list-item>
          <text:p text:style-name="P26"><text:span text:style-name="T32">Si la palabra está presente, se llama a </text:span><text:span text:style-name="Source_20_Text"><text:span text:style-name="T32">setCustomValidity('El nombre de usuario no puede contener "prohibido".')</text:span></text:span><text:span text:style-name="T32"> para establecer un mensaje de error personalizado. </text:span></text:p>
        </text:list-item>
        <text:list-item>
          <text:p text:style-name="P26"><text:span text:style-name="T32">Si el texto no contiene la palabra prohibida, se limpia el mensaje de error con </text:span><text:span text:style-name="Source_20_Text"><text:span text:style-name="T32">setCustomValidity('')</text:span></text:span><text:span text:style-name="T32">. </text:span></text:p>
        </text:list-item>
        <text:list-item>
          <text:p text:style-name="P32">Al intentar enviar el formulario, si el campo no es válido, el formulario no se enviará y se mostrará el mensaje personalizado. </text:p>
        </text:list-item>
      </text:list>
      <text:h text:style-name="Heading_20_3" text:outline-level="3"><text:span text:style-name="T32">Ejemplo 2: Usar </text:span><text:span text:style-name="Source_20_Text"><text:span text:style-name="T32">setCustomValidity()</text:span></text:span><text:span text:style-name="T32"> con validación basada en la longitud</text:span></text:h>
      <text:p text:style-name="Text_20_body"><text:span text:style-name="T32">Este ejemplo muestra cómo usar </text:span><text:span text:style-name="Source_20_Text"><text:span text:style-name="T32">setCustomValidity()</text:span></text:span><text:span text:style-name="T32"> para validar un campo de contraseña basado en su longitud y un requisito adicional (por ejemplo, debe contener al menos un número).</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password"</text:span></text:span><text:span text:style-name="Source_20_Text"><text:span text:style-name="T17">&gt;</text:span></text:span><text:span text:style-name="Source_20_Text"><text:span text:style-name="T19">Contraseña</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password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password'</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passwordField</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input'</text:span></text:span><text:span text:style-name="Source_20_Text"><text:span text:style-name="T22">, </text:span></text:span><text:span text:style-name="Source_20_Text"><text:span text:style-name="T26">function</text:span></text:span><text:span text:style-name="Source_20_Text"><text:span text:style-name="T22">() {</text:span></text:span></text:p>
      <text:p text:style-name="P3"><text:span text:style-name="Source_20_Text"><text:span text:style-name="T22"><text:s text:c="4"/></text:span></text:span><text:span text:style-name="Source_20_Text"><text:span text:style-name="T26">const</text:span></text:span><text:span text:style-name="Source_20_Text"><text:span text:style-name="T22"> </text:span></text:span><text:span text:style-name="Source_20_Text"><text:span text:style-name="T19">password</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19">passwordField</text:span></text:span><text:span text:style-name="Source_20_Text"><text:span text:style-name="T22">.</text:span></text:span><text:span text:style-name="Source_20_Text"><text:span text:style-name="T19">value</text:span></text:span><text:span text:style-name="Source_20_Text"><text:span text:style-name="T22">;</text:span></text:span></text:p>
      <text:p text:style-name="P3"><text:span text:style-name="Source_20_Text"><text:span text:style-name="T22"><text:s text:c="4"/></text:span></text:span></text:p>
      <text:p text:style-name="P3"><text:span text:style-name="Source_20_Text"><text:span text:style-name="T22"><text:s text:c="4"/></text:span></text:span><text:span text:style-name="Source_20_Text"><text:span text:style-name="T30">// Validación personalizada: la contraseña debe tener al menos 8 caracteres y contener un número</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password</text:span></text:span><text:span text:style-name="Source_20_Text"><text:span text:style-name="T22">.</text:span></text:span><text:span text:style-name="Source_20_Text"><text:span text:style-name="T19">length</text:span></text:span><text:span text:style-name="Source_20_Text"><text:span text:style-name="T22"> </text:span></text:span><text:span text:style-name="Source_20_Text"><text:span text:style-name="T17">&lt;</text:span></text:span><text:span text:style-name="Source_20_Text"><text:span text:style-name="T22"> </text:span></text:span><text:span text:style-name="Source_20_Text"><text:span text:style-name="T37">8</text:span></text:span><text:span text:style-name="Source_20_Text"><text:span text:style-name="T22">) {</text:span></text:span></text:p>
      <text:p text:style-name="P3"><text:span text:style-name="Source_20_Text"><text:span text:style-name="T22"><text:s text:c="6"/></text:span></text:span><text:span text:style-name="Source_20_Text"><text:span text:style-name="T19">passwordField</text:span></text:span><text:span text:style-name="Source_20_Text"><text:span text:style-name="T22">.</text:span></text:span><text:span text:style-name="Source_20_Text"><text:span text:style-name="T19">setCustomValidity</text:span></text:span><text:span text:style-name="Source_20_Text"><text:span text:style-name="T22">(</text:span></text:span><text:span text:style-name="Source_20_Text"><text:span text:style-name="T24">'La contraseña debe tener al menos 8 caracteres.'</text:span></text:span><text:span text:style-name="Source_20_Text"><text:span text:style-name="T22">);</text:span></text:span></text:p>
      <text:p text:style-name="P3"><text:span text:style-name="Source_20_Text"><text:span text:style-name="T22"><text:s text:c="4"/>} </text:span></text:span><text:span text:style-name="Source_20_Text"><text:span text:style-name="T26">else</text:span></text:span><text:span text:style-name="Source_20_Text"><text:span text:style-name="T22"> </text:span></text:span><text:span text:style-name="Source_20_Text"><text:span text:style-name="T26">if</text:span></text:span><text:span text:style-name="Source_20_Text"><text:span text:style-name="T22"> (</text:span></text:span><text:span text:style-name="Source_20_Text"><text:span text:style-name="T17">!</text:span></text:span><text:span text:style-name="Source_20_Text"><text:span text:style-name="T24">/\d/</text:span></text:span><text:span text:style-name="Source_20_Text"><text:span text:style-name="T22">.</text:span></text:span><text:span text:style-name="Source_20_Text"><text:span text:style-name="T19">test</text:span></text:span><text:span text:style-name="Source_20_Text"><text:span text:style-name="T22">(</text:span></text:span><text:span text:style-name="Source_20_Text"><text:span text:style-name="T19">password</text:span></text:span><text:span text:style-name="Source_20_Text"><text:span text:style-name="T22">)) {</text:span></text:span></text:p>
      <text:p text:style-name="P3"><text:span text:style-name="Source_20_Text"><text:span text:style-name="T22"><text:s text:c="6"/></text:span></text:span><text:span text:style-name="Source_20_Text"><text:span text:style-name="T19">passwordField</text:span></text:span><text:span text:style-name="Source_20_Text"><text:span text:style-name="T22">.</text:span></text:span><text:span text:style-name="Source_20_Text"><text:span text:style-name="T19">setCustomValidity</text:span></text:span><text:span text:style-name="Source_20_Text"><text:span text:style-name="T22">(</text:span></text:span><text:span text:style-name="Source_20_Text"><text:span text:style-name="T24">'La contraseña debe contener al menos un número.'</text:span></text:span><text:span text:style-name="Source_20_Text"><text:span text:style-name="T22">);</text:span></text:span></text:p>
      <text:p text:style-name="P3"><text:span text:style-name="Source_20_Text"><text:span text:style-name="T22"><text:s text:c="4"/>} </text:span></text:span><text:span text:style-name="Source_20_Text"><text:span text:style-name="T26">else</text:span></text:span><text:span text:style-name="Source_20_Text"><text:span text:style-name="T22"> {</text:span></text:span></text:p>
      <text:p text:style-name="P3"><text:span text:style-name="Source_20_Text"><text:span text:style-name="T22"><text:s text:c="6"/></text:span></text:span><text:span text:style-name="Source_20_Text"><text:span text:style-name="T19">passwordField</text:span></text:span><text:span text:style-name="Source_20_Text"><text:span text:style-name="T22">.</text:span></text:span><text:span text:style-name="Source_20_Text"><text:span text:style-name="T19">setCustomValidity</text:span></text:span><text:span text:style-name="Source_20_Text"><text:span text:style-name="T22">(</text:span></text:span><text:span text:style-name="Source_20_Text"><text:span text:style-name="T24">''</text:span></text:span><text:span text:style-name="Source_20_Text"><text:span text:style-name="T22">); </text:span></text:span><text:span text:style-name="Source_20_Text"><text:span text:style-name="T30">// Si pasa ambas validaciones, limpiamos el mensaje de error</text:span></text:span></text:p>
      <text:p text:style-name="P3"><text:span text:style-name="Source_20_Text"><text:span text:style-name="T22"><text:s text:c="4"/>}</text:span></text:span></text:p>
      <text:p text:style-name="P3"><text:span text:style-name="Source_20_Text"><text:span text:style-name="T22"><text:s text:c="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7">!</text:span></text:span><text:span text:style-name="Source_20_Text"><text:span text:style-name="T19">passwordField</text:span></text:span><text:span text:style-name="Source_20_Text"><text:span text:style-name="T22">.</text:span></text:span><text:span text:style-name="Source_20_Text"><text:span text:style-name="T19">checkValidity</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Por favor, ingrese una contraseña válida.'</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la contraseña no es válida</text:span></text:span></text:p>
      <text:p text:style-name="P3"><text:span text:style-name="Source_20_Text"><text:span text:style-name="T22"><text:s text:c="4"/>}</text:span></text:span></text:p>
      <text:p text:style-name="P3"><text:soft-page-break/><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p>
      <text:list xml:id="list1551945731" text:style-name="L9">
        <text:list-item>
          <text:p text:style-name="P28"><text:span text:style-name="T32">En este ejemplo, el campo </text:span><text:span text:style-name="Source_20_Text"><text:span text:style-name="T32">password</text:span></text:span><text:span text:style-name="T32"> debe tener al menos 8 caracteres y debe contener al menos un número. </text:span></text:p>
        </text:list-item>
        <text:list-item>
          <text:p text:style-name="P28"><text:span text:style-name="T32">Si el campo no cumple con estas condiciones, se establece un mensaje personalizado de error usando </text:span><text:span text:style-name="Source_20_Text"><text:span text:style-name="T32">setCustomValidity()</text:span></text:span><text:span text:style-name="T32">. </text:span></text:p>
        </text:list-item>
        <text:list-item>
          <text:p text:style-name="P27"><text:span text:style-name="T32">Si ambas condiciones se cumplen, se elimina el mensaje de error con </text:span><text:span text:style-name="Source_20_Text"><text:span text:style-name="T32">setCustomValidity('')</text:span></text:span><text:span text:style-name="T32">. </text:span></text:p>
        </text:list-item>
      </text:list>
      <text:h text:style-name="P2" text:outline-level="3">Ejemplo 3: Eliminar un mensaje de error personalizado</text:h>
      <text:p text:style-name="Text_20_body"><text:span text:style-name="T32">Si después de establecer un mensaje de error personalizado, se resuelve el problema (por ejemplo, el usuario corrige un error), se puede eliminar el mensaje de error usando </text:span><text:span text:style-name="Source_20_Text"><text:span text:style-name="T32">setCustomValidity('')</text:span></text:span><text:span text:style-name="T32"> para que el campo sea considerado válido.</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email"</text:span></text:span><text:span text:style-name="Source_20_Text"><text:span text:style-name="T17">&gt;</text:span></text:span><text:span text:style-name="Source_20_Text"><text:span text:style-name="T19">Correo</text:span></text:span><text:span text:style-name="Source_20_Text"><text:span text:style-name="T22"> </text:span></text:span><text:span text:style-name="Source_20_Text"><text:span text:style-name="T19">electrónic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email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email'</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emailField</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input'</text:span></text:span><text:span text:style-name="Source_20_Text"><text:span text:style-name="T22">, </text:span></text:span><text:span text:style-name="Source_20_Text"><text:span text:style-name="T26">function</text:span></text:span><text:span text:style-name="Source_20_Text"><text:span text:style-name="T22">() {</text:span></text:span></text:p>
      <text:p text:style-name="P3"><text:span text:style-name="Source_20_Text"><text:span text:style-name="T22"><text:s text:c="4"/></text:span></text:span><text:span text:style-name="Source_20_Text"><text:span text:style-name="T30">// Validación personalizada: el correo electrónico no puede ser 'test@example.com'</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emailField</text:span></text:span><text:span text:style-name="Source_20_Text"><text:span text:style-name="T22">.</text:span></text:span><text:span text:style-name="Source_20_Text"><text:span text:style-name="T19">valu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test@example.com'</text:span></text:span><text:span text:style-name="Source_20_Text"><text:span text:style-name="T22">) {</text:span></text:span></text:p>
      <text:p text:style-name="P3"><text:span text:style-name="Source_20_Text"><text:span text:style-name="T22"><text:s text:c="6"/></text:span></text:span><text:span text:style-name="Source_20_Text"><text:span text:style-name="T19">emailField</text:span></text:span><text:span text:style-name="Source_20_Text"><text:span text:style-name="T22">.</text:span></text:span><text:span text:style-name="Source_20_Text"><text:span text:style-name="T19">setCustomValidity</text:span></text:span><text:span text:style-name="Source_20_Text"><text:span text:style-name="T22">(</text:span></text:span><text:span text:style-name="Source_20_Text"><text:span text:style-name="T24">'El correo electrónico "test@example.com" no está permitido.'</text:span></text:span><text:span text:style-name="Source_20_Text"><text:span text:style-name="T22">);</text:span></text:span></text:p>
      <text:p text:style-name="P3"><text:span text:style-name="Source_20_Text"><text:span text:style-name="T22"><text:s text:c="4"/>} </text:span></text:span><text:span text:style-name="Source_20_Text"><text:span text:style-name="T26">else</text:span></text:span><text:span text:style-name="Source_20_Text"><text:span text:style-name="T22"> {</text:span></text:span></text:p>
      <text:p text:style-name="P3"><text:span text:style-name="Source_20_Text"><text:span text:style-name="T22"><text:s text:c="6"/></text:span></text:span><text:span text:style-name="Source_20_Text"><text:span text:style-name="T19">emailField</text:span></text:span><text:span text:style-name="Source_20_Text"><text:span text:style-name="T22">.</text:span></text:span><text:span text:style-name="Source_20_Text"><text:span text:style-name="T19">setCustomValidity</text:span></text:span><text:span text:style-name="Source_20_Text"><text:span text:style-name="T22">(</text:span></text:span><text:span text:style-name="Source_20_Text"><text:span text:style-name="T24">''</text:span></text:span><text:span text:style-name="Source_20_Text"><text:span text:style-name="T22">); </text:span></text:span><text:span text:style-name="Source_20_Text"><text:span text:style-name="T30">// Elimina el mensaje de error si no es 'test@example.com'</text:span></text:span></text:p>
      <text:p text:style-name="P3"><text:span text:style-name="Source_20_Text"><text:span text:style-name="T22"><text:s text:c="4"/>}</text:span></text:span></text:p>
      <text:p text:style-name="P3"><text:span text:style-name="Source_20_Text"><text:span text:style-name="T22"><text:s text:c="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7">!</text:span></text:span><text:span text:style-name="Source_20_Text"><text:span text:style-name="T19">emailField</text:span></text:span><text:span text:style-name="Source_20_Text"><text:span text:style-name="T22">.</text:span></text:span><text:span text:style-name="Source_20_Text"><text:span text:style-name="T19">checkValidity</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Por favor, ingrese un correo electrónico válido.'</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el correo electrónico no es válid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p>
      <text:list xml:id="list851713896" text:style-name="L10">
        <text:list-item>
          <text:p text:style-name="P30"><text:soft-page-break/><text:span text:style-name="T32">Si el usuario escribe "</text:span><text:a xlink:type="simple" xlink:href="mailto:test@example.com" text:style-name="Internet_20_link" text:visited-style-name="Visited_20_Internet_20_Link"><text:span text:style-name="T32">test@example.com</text:span></text:a><text:span text:style-name="T32">" en el campo de correo electrónico, se establece un mensaje de error personalizado mediante </text:span><text:span text:style-name="Source_20_Text"><text:span text:style-name="T32">setCustomValidity()</text:span></text:span><text:span text:style-name="T32">. </text:span></text:p>
        </text:list-item>
        <text:list-item>
          <text:p text:style-name="P29"><text:span text:style-name="T32">Si el usuario cambia el valor a un correo electrónico válido, el mensaje de error se elimina utilizando </text:span><text:span text:style-name="Source_20_Text"><text:span text:style-name="T32">setCustomValidity('')</text:span></text:span><text:span text:style-name="T32">. </text:span></text:p>
        </text:list-item>
      </text:list>
      <text:h text:style-name="P2" text:outline-level="3">Resumen</text:h>
      <text:p text:style-name="Text_20_body"><text:span text:style-name="T32">El método </text:span><text:span text:style-name="Source_20_Text"><text:span text:style-name="T32">setCustomValidity(message)</text:span></text:span><text:span text:style-name="T32"> te permite personalizar los mensajes de validación de un campo de formulario. Si defines un mensaje personalizado, el navegador lo mostrará en lugar del mensaje de validación predeterminado. Usado correctamente, este método puede mejorar la experiencia de usuario al proporcionar mensajes de error más claros y específicos.</text:span></text:p>
      <text:p text:style-name="P9"/>
      <text:p text:style-name="P9"/>
      <text:p text:style-name="P34"><text:span text:style-name="Source_20_Text"><text:span text:style-name="T9">validationMessage</text:span></text:span></text:p>
      <text:p text:style-name="P31">El parámetro <text:span text:style-name="Source_20_Text"><text:span text:style-name="T31">validationMessage</text:span></text:span> en JavaScript se refiere a una propiedad de los elementos de formulario que devuelve el mensaje de validación que se mostrará si el campo no es válido. Esta propiedad es útil cuando quieres obtener el mensaje de error asociado con un campo específico, ya sea por una validación predeterminada del navegador o por una validación personalizada utilizando el método <text:span text:style-name="Source_20_Text"><text:span text:style-name="T31">setCustomValidity()</text:span></text:span>.</text:p>
      <text:h text:style-name="P2" text:outline-level="3">Sintaxis:</text:h>
      <text:p text:style-name="P4"><text:span text:style-name="Source_20_Text"><text:span text:style-name="T32">element.validationMessage</text:span></text:span></text:p>
      <text:list xml:id="list1205422921" text:style-name="L11">
        <text:list-item>
          <text:p text:style-name="P49"><text:span text:style-name="Strong_20_Emphasis"><text:span text:style-name="Source_20_Text"><text:span text:style-name="T32">element</text:span></text:span></text:span><text:span text:style-name="T32">: Es un campo de formulario, como un </text:span><text:span text:style-name="Source_20_Text"><text:span text:style-name="T32">&lt;input&gt;</text:span></text:span><text:span text:style-name="T32">, </text:span><text:span text:style-name="Source_20_Text"><text:span text:style-name="T32">&lt;select&gt;</text:span></text:span><text:span text:style-name="T32">, </text:span><text:span text:style-name="Source_20_Text"><text:span text:style-name="T32">&lt;textarea&gt;</text:span></text:span><text:span text:style-name="T32">, etc. </text:span></text:p>
        </text:list-item>
      </text:list>
      <text:h text:style-name="P2" text:outline-level="3">Valor de retorno:</text:h>
      <text:list xml:id="list1409585101" text:style-name="L12">
        <text:list-item>
          <text:p text:style-name="P50"><text:span text:style-name="T32">Devuelve una cadena de texto que contiene el mensaje de validación asociado con el campo, o una cadena vacía (</text:span><text:span text:style-name="Source_20_Text"><text:span text:style-name="T32">""</text:span></text:span><text:span text:style-name="T32">) si el campo es válido. </text:span></text:p>
        </text:list-item>
      </text:list>
      <text:h text:style-name="P2" text:outline-level="3">Comportamiento:</text:h>
      <text:list xml:id="list3116583803" text:style-name="L13">
        <text:list-item>
          <text:p text:style-name="P52"><text:span text:style-name="T32">Si el campo no tiene errores de validación, </text:span><text:span text:style-name="Source_20_Text"><text:span text:style-name="T32">validationMessage</text:span></text:span><text:span text:style-name="T32"> devolverá una cadena vacía (</text:span><text:span text:style-name="Source_20_Text"><text:span text:style-name="T32">""</text:span></text:span><text:span text:style-name="T32">). </text:span></text:p>
        </text:list-item>
        <text:list-item>
          <text:p text:style-name="P51"><text:span text:style-name="T32">Si el campo es inválido (por ejemplo, si está vacío cuando se requiere o tiene un valor incorrecto), </text:span><text:span text:style-name="Source_20_Text"><text:span text:style-name="T32">validationMessage</text:span></text:span><text:span text:style-name="T32"> devolverá el mensaje de error que el navegador genera, que puede ser el mensaje predeterminado o un mensaje personalizado establecido a través de </text:span><text:span text:style-name="Source_20_Text"><text:span text:style-name="T32">setCustomValidity()</text:span></text:span><text:span text:style-name="T32">. </text:span></text:p>
        </text:list-item>
      </text:list>
      <text:h text:style-name="P2" text:outline-level="3"><text:soft-page-break/>Ejemplo 1: Obtener el mensaje de validación predeterminado</text:h>
      <text:p text:style-name="Text_20_body"><text:span text:style-name="T32">Supongamos que tenemos un formulario con un campo de correo electrónico que debe ser obligatorio y tener un formato de correo electrónico válido. Si el usuario no ingresa un valor o ingresa un formato incorrecto, podemos obtener el mensaje de error utilizando la propiedad </text:span><text:span text:style-name="Source_20_Text"><text:span text:style-name="T35">validationMessage</text:span></text:span><text:span text:style-name="T32">.</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email"</text:span></text:span><text:span text:style-name="Source_20_Text"><text:span text:style-name="T17">&gt;</text:span></text:span><text:span text:style-name="Source_20_Text"><text:span text:style-name="T19">Correo</text:span></text:span><text:span text:style-name="Source_20_Text"><text:span text:style-name="T22"> </text:span></text:span><text:span text:style-name="Source_20_Text"><text:span text:style-name="T19">electrónic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email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email'</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7">!</text:span></text:span><text:span text:style-name="Source_20_Text"><text:span text:style-name="T19">emailField</text:span></text:span><text:span text:style-name="Source_20_Text"><text:span text:style-name="T22">.</text:span></text:span><text:span text:style-name="Source_20_Text"><text:span text:style-name="T19">checkValidity</text:span></text:span><text:span text:style-name="Source_20_Text"><text:span text:style-name="T22">()) {</text:span></text:span></text:p>
      <text:p text:style-name="P3"><text:span text:style-name="Source_20_Text"><text:span text:style-name="T22"><text:s text:c="6"/></text:span></text:span><text:span text:style-name="Source_20_Text"><text:span text:style-name="T30">// Obtener y mostrar el mensaje de validación</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Error: '</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19">emailField</text:span></text:span><text:span text:style-name="Source_20_Text"><text:span text:style-name="T22">.</text:span></text:span><text:span text:style-name="Source_20_Text"><text:span text:style-name="T19">validationMessage</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el campo no es válid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p>
      <text:list xml:id="list541863920" text:style-name="L14">
        <text:list-item>
          <text:p text:style-name="P54"><text:span text:style-name="T32">Si el campo de correo electrónico está vacío o tiene un formato incorrecto, el navegador generará un mensaje de error predeterminado (por ejemplo, "Please include an '@' in the email address" si no tiene el </text:span><text:span text:style-name="Source_20_Text"><text:span text:style-name="T32">@</text:span></text:span><text:span text:style-name="T32">). </text:span></text:p>
        </text:list-item>
        <text:list-item>
          <text:p text:style-name="P53"><text:span text:style-name="T32">Este mensaje se obtiene con </text:span><text:span text:style-name="Source_20_Text"><text:span text:style-name="T32">emailField.validationMessage</text:span></text:span><text:span text:style-name="T32"> y se muestra en una alerta. </text:span></text:p>
        </text:list-item>
      </text:list>
      <text:h text:style-name="Heading_20_3" text:outline-level="3"><text:span text:style-name="T32">Ejemplo 2: Usar </text:span><text:span text:style-name="Source_20_Text"><text:span text:style-name="T32">validationMessage</text:span></text:span><text:span text:style-name="T32"> con un mensaje de error personalizado</text:span></text:h>
      <text:p text:style-name="Text_20_body"><text:span text:style-name="T32">Si utilizas </text:span><text:span text:style-name="Source_20_Text"><text:span text:style-name="T32">setCustomValidity()</text:span></text:span><text:span text:style-name="T32"> para establecer un mensaje de error personalizado, puedes obtener ese mensaje a través de </text:span><text:span text:style-name="Source_20_Text"><text:span text:style-name="T35">validationMessage</text:span></text:span><text:span text:style-name="T32">.</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username"</text:span></text:span><text:span text:style-name="Source_20_Text"><text:span text:style-name="T17">&gt;</text:span></text:span><text:span text:style-name="Source_20_Text"><text:span text:style-name="T19">Nombre</text:span></text:span><text:span text:style-name="Source_20_Text"><text:span text:style-name="T22"> </text:span></text:span><text:span text:style-name="Source_20_Text"><text:span text:style-name="T19">de</text:span></text:span><text:span text:style-name="Source_20_Text"><text:span text:style-name="T22"> </text:span></text:span><text:span text:style-name="Source_20_Text"><text:span text:style-name="T19">usuari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text"</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username"</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username"</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username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username'</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usernameField</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input'</text:span></text:span><text:span text:style-name="Source_20_Text"><text:span text:style-name="T22">, </text:span></text:span><text:span text:style-name="Source_20_Text"><text:span text:style-name="T26">function</text:span></text:span><text:span text:style-name="Source_20_Text"><text:span text:style-name="T22">() {</text:span></text:span></text:p>
      <text:p text:style-name="P3"><text:soft-page-break/><text:span text:style-name="Source_20_Text"><text:span text:style-name="T22"><text:s text:c="4"/></text:span></text:span><text:span text:style-name="Source_20_Text"><text:span text:style-name="T30">// Si el nombre de usuario es 'admin', establecemos un mensaje de error personalizado</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usernameField</text:span></text:span><text:span text:style-name="Source_20_Text"><text:span text:style-name="T22">.</text:span></text:span><text:span text:style-name="Source_20_Text"><text:span text:style-name="T19">valu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admin'</text:span></text:span><text:span text:style-name="Source_20_Text"><text:span text:style-name="T22">) {</text:span></text:span></text:p>
      <text:p text:style-name="P3"><text:span text:style-name="Source_20_Text"><text:span text:style-name="T22"><text:s text:c="6"/></text:span></text:span><text:span text:style-name="Source_20_Text"><text:span text:style-name="T19">usernameField</text:span></text:span><text:span text:style-name="Source_20_Text"><text:span text:style-name="T22">.</text:span></text:span><text:span text:style-name="Source_20_Text"><text:span text:style-name="T19">setCustomValidity</text:span></text:span><text:span text:style-name="Source_20_Text"><text:span text:style-name="T22">(</text:span></text:span><text:span text:style-name="Source_20_Text"><text:span text:style-name="T24">'El nombre de usuario "admin" no está permitido.'</text:span></text:span><text:span text:style-name="Source_20_Text"><text:span text:style-name="T22">);</text:span></text:span></text:p>
      <text:p text:style-name="P3"><text:span text:style-name="Source_20_Text"><text:span text:style-name="T22"><text:s text:c="4"/>} </text:span></text:span><text:span text:style-name="Source_20_Text"><text:span text:style-name="T26">else</text:span></text:span><text:span text:style-name="Source_20_Text"><text:span text:style-name="T22"> {</text:span></text:span></text:p>
      <text:p text:style-name="P3"><text:span text:style-name="Source_20_Text"><text:span text:style-name="T22"><text:s text:c="6"/></text:span></text:span><text:span text:style-name="Source_20_Text"><text:span text:style-name="T19">usernameField</text:span></text:span><text:span text:style-name="Source_20_Text"><text:span text:style-name="T22">.</text:span></text:span><text:span text:style-name="Source_20_Text"><text:span text:style-name="T19">setCustomValidity</text:span></text:span><text:span text:style-name="Source_20_Text"><text:span text:style-name="T22">(</text:span></text:span><text:span text:style-name="Source_20_Text"><text:span text:style-name="T24">''</text:span></text:span><text:span text:style-name="Source_20_Text"><text:span text:style-name="T22">); </text:span></text:span><text:span text:style-name="Source_20_Text"><text:span text:style-name="T30">// Limpiar el mensaje de error</text:span></text:span></text:p>
      <text:p text:style-name="P3"><text:span text:style-name="Source_20_Text"><text:span text:style-name="T22"><text:s text:c="4"/>}</text:span></text:span></text:p>
      <text:p text:style-name="P3"><text:span text:style-name="Source_20_Text"><text:span text:style-name="T22"><text:s text:c="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7">!</text:span></text:span><text:span text:style-name="Source_20_Text"><text:span text:style-name="T19">usernameField</text:span></text:span><text:span text:style-name="Source_20_Text"><text:span text:style-name="T22">.</text:span></text:span><text:span text:style-name="Source_20_Text"><text:span text:style-name="T19">checkValidity</text:span></text:span><text:span text:style-name="Source_20_Text"><text:span text:style-name="T22">()) {</text:span></text:span></text:p>
      <text:p text:style-name="P3"><text:span text:style-name="Source_20_Text"><text:span text:style-name="T22"><text:s text:c="6"/></text:span></text:span><text:span text:style-name="Source_20_Text"><text:span text:style-name="T30">// Obtener y mostrar el mensaje de validación personalizado</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Error: '</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19">usernameField</text:span></text:span><text:span text:style-name="Source_20_Text"><text:span text:style-name="T22">.</text:span></text:span><text:span text:style-name="Source_20_Text"><text:span text:style-name="T19">validationMessage</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el envío del formulario si no es válid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p>
      <text:list xml:id="list1933204058" text:style-name="L15">
        <text:list-item>
          <text:p text:style-name="P56"><text:span text:style-name="T32">Si el usuario intenta ingresar "admin" como nombre de usuario, se establece un mensaje de error personalizado con </text:span><text:span text:style-name="Source_20_Text"><text:span text:style-name="T32">setCustomValidity('El nombre de usuario "admin" no está permitido.')</text:span></text:span><text:span text:style-name="T32">. </text:span></text:p>
        </text:list-item>
        <text:list-item>
          <text:p text:style-name="P55"><text:span text:style-name="T32">Cuando el formulario intenta enviarse, si el campo es inválido, </text:span><text:span text:style-name="Source_20_Text"><text:span text:style-name="T35">validationMessage</text:span></text:span><text:span text:style-name="T32"> devuelve ese mensaje personalizado y lo mostramos en una alerta. </text:span></text:p>
        </text:list-item>
      </text:list>
      <text:h text:style-name="P2" text:outline-level="3">Ejemplo 3: Verificación del mensaje de validación en un formulario con múltiples campos</text:h>
      <text:p text:style-name="P31">Este ejemplo muestra cómo verificar y mostrar los mensajes de error de validación de todos los campos de un formulario antes de enviarlo.</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email"</text:span></text:span><text:span text:style-name="Source_20_Text"><text:span text:style-name="T17">&gt;</text:span></text:span><text:span text:style-name="Source_20_Text"><text:span text:style-name="T19">Correo</text:span></text:span><text:span text:style-name="Source_20_Text"><text:span text:style-name="T22"> </text:span></text:span><text:span text:style-name="Source_20_Text"><text:span text:style-name="T19">electrónic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password"</text:span></text:span><text:span text:style-name="Source_20_Text"><text:span text:style-name="T17">&gt;</text:span></text:span><text:span text:style-name="Source_20_Text"><text:span text:style-name="T19">Contraseña</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required</text:span></text:span><text:span text:style-name="Source_20_Text"><text:span text:style-name="T22"> </text:span></text:span><text:span text:style-name="Source_20_Text"><text:span text:style-name="T19">minlength</text:span></text:span><text:span text:style-name="Source_20_Text"><text:span text:style-name="T17">=</text:span></text:span><text:span text:style-name="Source_20_Text"><text:span text:style-name="T24">"6"</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email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email'</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password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password'</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let</text:span></text:span><text:span text:style-name="Source_20_Text"><text:span text:style-name="T22"> </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text:span></text:span><text:span text:style-name="Source_20_Text"><text:span text:style-name="T22">;</text:span></text:span></text:p>
      <text:p text:style-name="P3"><text:span text:style-name="Source_20_Text"><text:span text:style-name="T22"><text:s text:c="4"/></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7">!</text:span></text:span><text:span text:style-name="Source_20_Text"><text:span text:style-name="T19">emailField</text:span></text:span><text:span text:style-name="Source_20_Text"><text:span text:style-name="T22">.</text:span></text:span><text:span text:style-name="Source_20_Text"><text:span text:style-name="T19">checkValidity</text:span></text:span><text:span text:style-name="Source_20_Text"><text:span text:style-name="T22">()) {</text:span></text:span></text:p>
      <text:p text:style-name="P3"><text:soft-page-break/><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Email: ${</text:span></text:span><text:span text:style-name="Source_20_Text"><text:span text:style-name="T19">emailField</text:span></text:span><text:span text:style-name="Source_20_Text"><text:span text:style-name="T22">.</text:span></text:span><text:span text:style-name="Source_20_Text"><text:span text:style-name="T19">validationMessage</text:span></text:span><text:span text:style-name="Source_20_Text"><text:span text:style-name="T24">}\n`</text:span></text:span><text:span text:style-name="Source_20_Text"><text:span text:style-name="T22">;</text:span></text:span></text:p>
      <text:p text:style-name="P3"><text:span text:style-name="Source_20_Text"><text:span text:style-name="T22"><text:s text:c="4"/>}</text:span></text:span></text:p>
      <text:p text:style-name="P7"/>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7">!</text:span></text:span><text:span text:style-name="Source_20_Text"><text:span text:style-name="T19">passwordField</text:span></text:span><text:span text:style-name="Source_20_Text"><text:span text:style-name="T22">.</text:span></text:span><text:span text:style-name="Source_20_Text"><text:span text:style-name="T19">checkValidity</text:span></text:span><text:span text:style-name="Source_20_Text"><text:span text:style-name="T22">()) {</text:span></text:span></text:p>
      <text:p text:style-name="P3"><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Password: ${</text:span></text:span><text:span text:style-name="Source_20_Text"><text:span text:style-name="T19">passwordField</text:span></text:span><text:span text:style-name="Source_20_Text"><text:span text:style-name="T22">.</text:span></text:span><text:span text:style-name="Source_20_Text"><text:span text:style-name="T19">validationMessage</text:span></text:span><text:span text:style-name="Source_20_Text"><text:span text:style-name="T24">}\n`</text:span></text:span><text:span text:style-name="Source_20_Text"><text:span text:style-name="T22">;</text:span></text:span></text:p>
      <text:p text:style-name="P3"><text:span text:style-name="Source_20_Text"><text:span text:style-name="T22"><text:s text:c="4"/>}</text:span></text:span></text:p>
      <text:p text:style-name="P7"/>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errorMessage</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19">errorMessage</text:span></text:span><text:span text:style-name="Source_20_Text"><text:span text:style-name="T22">); </text:span></text:span><text:span text:style-name="Source_20_Text"><text:span text:style-name="T30">// Mostrar todos los mensajes de error</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el envío del formulario si hay errores</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p>
      <text:list xml:id="list2507263576" text:style-name="L16">
        <text:list-item>
          <text:p text:style-name="P57"><text:span text:style-name="T32">En este formulario, tenemos dos campos: </text:span><text:span text:style-name="Source_20_Text"><text:span text:style-name="T35">email</text:span></text:span><text:span text:style-name="T32"> y </text:span><text:span text:style-name="Source_20_Text"><text:span text:style-name="T35">password</text:span></text:span><text:span text:style-name="T32">. Ambos tienen restricciones de validación (por ejemplo, el correo electrónico es obligatorio y el formato debe ser válido, mientras que la contraseña debe tener al menos 6 caracteres). </text:span></text:p>
        </text:list-item>
        <text:list-item>
          <text:p text:style-name="P57"><text:span text:style-name="T32">Si cualquiera de los campos no es válido, </text:span><text:span text:style-name="Source_20_Text"><text:span text:style-name="T35">validationMessage</text:span></text:span><text:span text:style-name="T32"> devuelve el mensaje de error asociado con ese campo. </text:span></text:p>
        </text:list-item>
        <text:list-item>
          <text:p text:style-name="P33">Todos los mensajes de error se muestran en una alerta antes de que el formulario se envíe. </text:p>
        </text:list-item>
      </text:list>
      <text:h text:style-name="P2" text:outline-level="3">Resumen</text:h>
      <text:p text:style-name="Text_20_body"><text:span text:style-name="T32">La propiedad </text:span><text:span text:style-name="Source_20_Text"><text:span text:style-name="T35">validationMessage</text:span></text:span><text:span text:style-name="T32"> es muy útil para obtener el mensaje de error de validación asociado con un campo de formulario. Puedes usarla para mostrar mensajes personalizados de manera controlada o para acceder a los mensajes generados automáticamente por el navegador. Esto mejora la experiencia del usuario al proporcionar información clara sobre lo que está mal con los datos ingresados en un formulario.</text:span></text:p>
      <text:p text:style-name="P9"/>
      <text:p text:style-name="P9"/>
      <text:p text:style-name="P9"/>
      <text:p text:style-name="P39"><text:span text:style-name="T13">La propiedad </text:span><text:span text:style-name="Source_20_Text"><text:span text:style-name="T9">valueMissing</text:span></text:span></text:p>
      <text:p text:style-name="P31">La propiedad <text:span text:style-name="Source_20_Text"><text:span text:style-name="T36">valueMissing</text:span></text:span> en JavaScript es una propiedad de validación de formularios que forma parte de la API de validación de formularios. Se utiliza para verificar si un campo de formulario obligatorio está vacío. Esta propiedad es útil cuando deseas validar que un campo marcado como <text:span text:style-name="Source_20_Text"><text:span text:style-name="T36">required</text:span></text:span> no esté vacío, lo que indica que el usuario debe ingresar un valor en dicho campo.</text:p>
      <text:h text:style-name="P2" text:outline-level="3">Sintaxis</text:h>
      <text:p text:style-name="P4"><text:span text:style-name="Source_20_Text"><text:span text:style-name="T11">element.validity.valueMissing</text:span></text:span></text:p>
      <text:list xml:id="list11562793" text:style-name="L17">
        <text:list-item>
          <text:p text:style-name="P59"><text:soft-page-break/><text:span text:style-name="Strong_20_Emphasis"><text:span text:style-name="Source_20_Text"><text:span text:style-name="T32">element</text:span></text:span></text:span><text:span text:style-name="T32">: Es un campo de formulario (por ejemplo, un </text:span><text:span text:style-name="Source_20_Text"><text:span text:style-name="T32">&lt;input&gt;</text:span></text:span><text:span text:style-name="T32">, </text:span><text:span text:style-name="Source_20_Text"><text:span text:style-name="T32">&lt;textarea&gt;</text:span></text:span><text:span text:style-name="T32">, </text:span><text:span text:style-name="Source_20_Text"><text:span text:style-name="T32">&lt;select&gt;</text:span></text:span><text:span text:style-name="T32">, etc.). </text:span></text:p>
        </text:list-item>
        <text:list-item>
          <text:p text:style-name="P58"><text:span text:style-name="Strong_20_Emphasis"><text:span text:style-name="Source_20_Text"><text:span text:style-name="T32">validity</text:span></text:span></text:span><text:span text:style-name="T32">: Es un objeto que contiene el estado de validación del campo. La propiedad </text:span><text:span text:style-name="Source_20_Text"><text:span text:style-name="T35">valueMissing</text:span></text:span><text:span text:style-name="T32"> está dentro de este objeto. </text:span></text:p>
        </text:list-item>
      </text:list>
      <text:h text:style-name="Heading_20_3" text:outline-level="3"><text:span text:style-name="T32">Comportamiento de </text:span><text:span text:style-name="Source_20_Text"><text:span text:style-name="T32">valueMissing</text:span></text:span></text:h>
      <text:list xml:id="list2027221010" text:style-name="L18">
        <text:list-item>
          <text:p text:style-name="P61"><text:span text:style-name="Strong_20_Emphasis"><text:span text:style-name="Source_20_Text"><text:span text:style-name="T32">true</text:span></text:span></text:span><text:span text:style-name="T32">: Si el campo está vacío y es obligatorio (tiene el atributo </text:span><text:span text:style-name="Source_20_Text"><text:span text:style-name="T35">required</text:span></text:span><text:span text:style-name="T32">). </text:span></text:p>
        </text:list-item>
        <text:list-item>
          <text:p text:style-name="P60"><text:span text:style-name="Strong_20_Emphasis"><text:span text:style-name="Source_20_Text"><text:span text:style-name="T32">false</text:span></text:span></text:span><text:span text:style-name="T32">: Si el campo tiene un valor o no es obligatorio. </text:span></text:p>
        </text:list-item>
      </text:list>
      <text:h text:style-name="Heading_20_3" text:outline-level="3"><text:span text:style-name="T32">Ejemplo 1: Usar </text:span><text:span text:style-name="Source_20_Text"><text:span text:style-name="T32">valueMissing</text:span></text:span><text:span text:style-name="T32"> para validar un campo obligatorio</text:span></text:h>
      <text:p text:style-name="P31">Supongamos que tienes un formulario con un campo obligatorio de nombre de usuario. Queremos asegurarnos de que el usuario ingrese algo en el campo antes de enviar el formulario.</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username"</text:span></text:span><text:span text:style-name="Source_20_Text"><text:span text:style-name="T17">&gt;</text:span></text:span><text:span text:style-name="Source_20_Text"><text:span text:style-name="T19">Nombre</text:span></text:span><text:span text:style-name="Source_20_Text"><text:span text:style-name="T22"> </text:span></text:span><text:span text:style-name="Source_20_Text"><text:span text:style-name="T19">de</text:span></text:span><text:span text:style-name="Source_20_Text"><text:span text:style-name="T22"> </text:span></text:span><text:span text:style-name="Source_20_Text"><text:span text:style-name="T19">usuari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text"</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username"</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username"</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username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username'</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username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valueMissing</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El campo 'Nombre de usuario' es obligatorio."</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3637205157" text:style-name="L19">
        <text:list-item>
          <text:p text:style-name="P62"><text:span text:style-name="T32">En este formulario, el campo </text:span><text:span text:style-name="Source_20_Text"><text:span text:style-name="T32">username</text:span></text:span><text:span text:style-name="T32"> tiene el atributo </text:span><text:span text:style-name="Source_20_Text"><text:span text:style-name="T32">required</text:span></text:span><text:span text:style-name="T32">, lo que significa que el campo es obligatorio. </text:span></text:p>
        </text:list-item>
        <text:list-item>
          <text:p text:style-name="P62"><text:span text:style-name="T32">Cuando el usuario intenta enviar el formulario, verificamos si </text:span><text:span text:style-name="Source_20_Text"><text:span text:style-name="T32">usernameField.validity.valueMissing</text:span></text:span><text:span text:style-name="T32"> es </text:span><text:span text:style-name="Source_20_Text"><text:span text:style-name="T32">true</text:span></text:span><text:span text:style-name="T32">, lo que indica que el campo está vacío. </text:span></text:p>
        </text:list-item>
        <text:list-item>
          <text:p text:style-name="P35">Si está vacío, mostramos una alerta con un mensaje y evitamos que el formulario se envíe. </text:p>
        </text:list-item>
      </text:list>
      <text:h text:style-name="P2" text:outline-level="3">Ejemplo 2: Validación con varios campos</text:h>
      <text:p text:style-name="Text_20_body"><text:span text:style-name="T32">En este ejemplo, validamos múltiples campos de un formulario, verificando si alguno de ellos está vacío cuando el atributo </text:span><text:span text:style-name="Source_20_Text"><text:span text:style-name="T35">required</text:span></text:span><text:span text:style-name="T32"> está presente.</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oft-page-break/><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email"</text:span></text:span><text:span text:style-name="Source_20_Text"><text:span text:style-name="T17">&gt;</text:span></text:span><text:span text:style-name="Source_20_Text"><text:span text:style-name="T19">Correo</text:span></text:span><text:span text:style-name="Source_20_Text"><text:span text:style-name="T22"> </text:span></text:span><text:span text:style-name="Source_20_Text"><text:span text:style-name="T19">electrónic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password"</text:span></text:span><text:span text:style-name="Source_20_Text"><text:span text:style-name="T17">&gt;</text:span></text:span><text:span text:style-name="Source_20_Text"><text:span text:style-name="T19">Contraseña</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email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email'</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password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password'</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let</text:span></text:span><text:span text:style-name="Source_20_Text"><text:span text:style-name="T22"> </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text:span></text:span><text:span text:style-name="Source_20_Text"><text:span text:style-name="T22">;</text:span></text:span></text:p>
      <text:p text:style-name="P3"><text:span text:style-name="Source_20_Text"><text:span text:style-name="T22"><text:s text:c="4"/></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email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valueMissing</text:span></text:span><text:span text:style-name="Source_20_Text"><text:span text:style-name="T22">) {</text:span></text:span></text:p>
      <text:p text:style-name="P3"><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El campo 'Correo electrónico' es obligatorio.\n"</text:span></text:span><text:span text:style-name="Source_20_Text"><text:span text:style-name="T22">;</text:span></text:span></text:p>
      <text:p text:style-name="P3"><text:span text:style-name="Source_20_Text"><text:span text:style-name="T22"><text:s text:c="4"/>}</text:span></text:span></text:p>
      <text:p text:style-name="P7"/>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password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valueMissing</text:span></text:span><text:span text:style-name="Source_20_Text"><text:span text:style-name="T22">) {</text:span></text:span></text:p>
      <text:p text:style-name="P3"><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El campo 'Contraseña' es obligatorio.\n"</text:span></text:span><text:span text:style-name="Source_20_Text"><text:span text:style-name="T22">;</text:span></text:span></text:p>
      <text:p text:style-name="P3"><text:span text:style-name="Source_20_Text"><text:span text:style-name="T22"><text:s text:c="4"/>}</text:span></text:span></text:p>
      <text:p text:style-name="P7"/>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errorMessage</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19">errorMessage</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hay campos vacíos</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2065820970" text:style-name="L20">
        <text:list-item>
          <text:p text:style-name="P63"><text:span text:style-name="T32">El formulario tiene dos campos obligatorios: </text:span><text:span text:style-name="Source_20_Text"><text:span text:style-name="T32">email</text:span></text:span><text:span text:style-name="T32"> y </text:span><text:span text:style-name="Source_20_Text"><text:span text:style-name="T32">password</text:span></text:span><text:span text:style-name="T32">. </text:span></text:p>
        </text:list-item>
        <text:list-item>
          <text:p text:style-name="P63"><text:span text:style-name="T32">Cuando el usuario intenta enviar el formulario, verificamos si alguno de los campos está vacío usando </text:span><text:span text:style-name="Source_20_Text"><text:span text:style-name="T35">validity.valueMissing</text:span></text:span><text:span text:style-name="T32">. </text:span></text:p>
        </text:list-item>
        <text:list-item>
          <text:p text:style-name="P36">Si algún campo está vacío, mostramos un mensaje de error para cada campo faltante y evitamos que el formulario se envíe. </text:p>
        </text:list-item>
      </text:list>
      <text:h text:style-name="Heading_20_3" text:outline-level="3"><text:span text:style-name="T32">Ejemplo 3: Validación condicional con </text:span><text:span text:style-name="Source_20_Text"><text:span text:style-name="T32">valueMissing</text:span></text:span></text:h>
      <text:p text:style-name="P31">En este caso, podemos hacer una validación más compleja, como validar un campo solo si se activa una casilla de verificació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acceptTerms"</text:span></text:span><text:span text:style-name="Source_20_Text"><text:span text:style-name="T17">&gt;</text:span></text:span><text:span text:style-name="Source_20_Text"><text:span text:style-name="T19">Aceptar</text:span></text:span><text:span text:style-name="Source_20_Text"><text:span text:style-name="T22"> </text:span></text:span><text:span text:style-name="Source_20_Text"><text:span text:style-name="T19">términos</text:span></text:span><text:span text:style-name="Source_20_Text"><text:span text:style-name="T22"> </text:span></text:span><text:span text:style-name="Source_20_Text"><text:span text:style-name="T19">y</text:span></text:span><text:span text:style-name="Source_20_Text"><text:span text:style-name="T22"> </text:span></text:span><text:span text:style-name="Source_20_Text"><text:span text:style-name="T19">condiciones</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checkbox"</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acceptTerms"</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acceptTerms"</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email"</text:span></text:span><text:span text:style-name="Source_20_Text"><text:span text:style-name="T17">&gt;</text:span></text:span><text:span text:style-name="Source_20_Text"><text:span text:style-name="T19">Correo</text:span></text:span><text:span text:style-name="Source_20_Text"><text:span text:style-name="T22"> </text:span></text:span><text:span text:style-name="Source_20_Text"><text:span text:style-name="T19">electrónico</text:span></text:span><text:span text:style-name="Source_20_Text"><text:span text:style-name="T17">:&lt;</text:span></text:span><text:span text:style-name="Source_20_Text"><text:span text:style-name="T28">/label&gt;</text:span></text:span></text:p>
      <text:p text:style-name="P3"><text:soft-page-break/><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acceptTermsCheckbox</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acceptTerms'</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email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email'</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7">!</text:span></text:span><text:span text:style-name="Source_20_Text"><text:span text:style-name="T19">acceptTermsCheckbox</text:span></text:span><text:span text:style-name="Source_20_Text"><text:span text:style-name="T22">.</text:span></text:span><text:span text:style-name="Source_20_Text"><text:span text:style-name="T19">checked</text:span></text:span><text:span text:style-name="Source_20_Text"><text:span text:style-name="T22"> </text:span></text:span><text:span text:style-name="Source_20_Text"><text:span text:style-name="T17">&amp;&amp;</text:span></text:span><text:span text:style-name="Source_20_Text"><text:span text:style-name="T22"> </text:span></text:span><text:span text:style-name="Source_20_Text"><text:span text:style-name="T19">email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valueMissing</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Debes aceptar los términos y condiciones y proporcionar un correo electrónico."</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no se cumple la condición</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186825322" text:style-name="L21">
        <text:list-item>
          <text:p text:style-name="P37">En este formulario, el campo de correo electrónico es obligatorio, pero solo debe ser validado si el usuario no ha marcado la casilla de "Aceptar términos y condiciones". </text:p>
        </text:list-item>
        <text:list-item>
          <text:p text:style-name="P38">Si el campo de correo electrónico está vacío y la casilla no está marcada, mostramos una alerta y evitamos que el formulario se envíe. </text:p>
        </text:list-item>
      </text:list>
      <text:h text:style-name="P2" text:outline-level="3">Resumen</text:h>
      <text:p text:style-name="Text_20_body"><text:span text:style-name="T32">La propiedad </text:span><text:span text:style-name="Source_20_Text"><text:span text:style-name="T32">valueMissing</text:span></text:span><text:span text:style-name="T32"> es útil para verificar si un campo obligatorio está vacío en un formulario. Es parte del objeto </text:span><text:span text:style-name="Source_20_Text"><text:span text:style-name="T32">validity</text:span></text:span><text:span text:style-name="T32">, que se utiliza para obtener detalles sobre el estado de validación de un campo. Puedes usarla para realizar validaciones personalizadas y asegurarte de que el usuario complete los campos requeridos antes de enviar un formulario.</text:span></text:p>
      <text:p text:style-name="P9"/>
      <text:p text:style-name="P9"/>
      <text:p text:style-name="P43"><text:span text:style-name="T13">La propiedad </text:span><text:span text:style-name="Source_20_Text"><text:span text:style-name="T9">typeMismatch</text:span></text:span></text:p>
      <text:p text:style-name="P31">La propiedad <text:span text:style-name="Source_20_Text"><text:span text:style-name="T36">typeMismatch</text:span></text:span> en JavaScript es parte del objeto <text:span text:style-name="Source_20_Text"><text:span text:style-name="T36">validity</text:span></text:span> de los elementos de formulario y se utiliza para detectar si el valor ingresado en un campo no coincide con el tipo de dato que el campo espera según el atributo <text:span text:style-name="Source_20_Text"><text:span text:style-name="T36">type</text:span></text:span>. Por ejemplo, si tienes un campo con el tipo <text:span text:style-name="Source_20_Text"><text:span text:style-name="T36">email</text:span></text:span> y el usuario ingresa un texto que no tiene el formato adecuado de un correo electrónico, <text:span text:style-name="Source_20_Text"><text:span text:style-name="T36">typeMismatch</text:span></text:span> se activará.</text:p>
      <text:h text:style-name="P2" text:outline-level="3">Sintaxis:</text:h>
      <text:p text:style-name="P4"><text:span text:style-name="Source_20_Text"><text:span text:style-name="T11">element.validity.typeMismatch</text:span></text:span></text:p>
      <text:list xml:id="list1182792153" text:style-name="L22">
        <text:list-item>
          <text:p text:style-name="P65"><text:soft-page-break/><text:span text:style-name="Strong_20_Emphasis"><text:span text:style-name="Source_20_Text"><text:span text:style-name="T32">element</text:span></text:span></text:span><text:span text:style-name="T32">: Es el campo de formulario, como un </text:span><text:span text:style-name="Source_20_Text"><text:span text:style-name="T32">&lt;input&gt;</text:span></text:span><text:span text:style-name="T32">, </text:span><text:span text:style-name="Source_20_Text"><text:span text:style-name="T32">&lt;textarea&gt;</text:span></text:span><text:span text:style-name="T32">, </text:span><text:span text:style-name="Source_20_Text"><text:span text:style-name="T32">&lt;select&gt;</text:span></text:span><text:span text:style-name="T32">, etc. </text:span></text:p>
        </text:list-item>
        <text:list-item>
          <text:p text:style-name="P64"><text:span text:style-name="Strong_20_Emphasis"><text:span text:style-name="Source_20_Text"><text:span text:style-name="T32">validity</text:span></text:span></text:span><text:span text:style-name="T32">: Es un objeto que contiene varias propiedades relacionadas con el estado de validación del campo, y </text:span><text:span text:style-name="Source_20_Text"><text:span text:style-name="T35">typeMismatch</text:span></text:span><text:span text:style-name="T32"> es una de ellas. </text:span></text:p>
        </text:list-item>
      </text:list>
      <text:h text:style-name="Heading_20_3" text:outline-level="3"><text:span text:style-name="T32">Comportamiento de </text:span><text:span text:style-name="Source_20_Text"><text:span text:style-name="T32">typeMismatch</text:span></text:span><text:span text:style-name="T32">:</text:span></text:h>
      <text:list xml:id="list3303092461" text:style-name="L23">
        <text:list-item>
          <text:p text:style-name="P67"><text:span text:style-name="Strong_20_Emphasis"><text:span text:style-name="Source_20_Text"><text:span text:style-name="T32">true</text:span></text:span></text:span><text:span text:style-name="T32">: Si el valor ingresado en el campo no coincide con el tipo de dato esperado. Por ejemplo, si un campo de tipo </text:span><text:span text:style-name="Source_20_Text"><text:span text:style-name="T35">email</text:span></text:span><text:span text:style-name="T32"> contiene texto que no tiene el formato correcto de un correo electrónico. </text:span></text:p>
        </text:list-item>
        <text:list-item>
          <text:p text:style-name="P66"><text:span text:style-name="Strong_20_Emphasis"><text:span text:style-name="Source_20_Text"><text:span text:style-name="T32">false</text:span></text:span></text:span><text:span text:style-name="T32">: Si el valor ingresado es válido para el tipo de dato esperado. Por ejemplo, si un campo de tipo </text:span><text:span text:style-name="Source_20_Text"><text:span text:style-name="T32">email</text:span></text:span><text:span text:style-name="T32"> contiene una dirección de correo electrónico válida. </text:span></text:p>
        </text:list-item>
      </text:list>
      <text:h text:style-name="Heading_20_3" text:outline-level="3"><text:span text:style-name="T32">Ejemplo 1: Usar </text:span><text:span text:style-name="Source_20_Text"><text:span text:style-name="T32">typeMismatch</text:span></text:span><text:span text:style-name="T32"> para validar un campo de tipo </text:span><text:span text:style-name="Source_20_Text"><text:span text:style-name="T32">email</text:span></text:span></text:h>
      <text:p text:style-name="Text_20_body"><text:span text:style-name="T32">Imagina que tienes un formulario con un campo para que el usuario ingrese su dirección de correo electrónico. Queremos verificar si el valor ingresado es un correo electrónico válido usando la propiedad </text:span><text:span text:style-name="Source_20_Text"><text:span text:style-name="T32">typeMismatch</text:span></text:span><text:span text:style-name="T32">.</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email"</text:span></text:span><text:span text:style-name="Source_20_Text"><text:span text:style-name="T17">&gt;</text:span></text:span><text:span text:style-name="Source_20_Text"><text:span text:style-name="T19">Correo</text:span></text:span><text:span text:style-name="Source_20_Text"><text:span text:style-name="T22"> </text:span></text:span><text:span text:style-name="Source_20_Text"><text:span text:style-name="T19">electrónic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email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email'</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email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ypeMismatch</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Por favor, ingrese una dirección de correo electrónico válida."</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el envío del formulario si el correo no es válid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3252024483" text:style-name="L24">
        <text:list-item>
          <text:p text:style-name="P68"><text:span text:style-name="T32">El campo </text:span><text:span text:style-name="Source_20_Text"><text:span text:style-name="T32">email</text:span></text:span><text:span text:style-name="T32"> tiene el tipo </text:span><text:span text:style-name="Source_20_Text"><text:span text:style-name="T32">email</text:span></text:span><text:span text:style-name="T32">, lo que significa que el navegador espera que el usuario ingrese una dirección de correo electrónico válida. </text:span></text:p>
        </text:list-item>
        <text:list-item>
          <text:p text:style-name="P68"><text:span text:style-name="T32">Si el valor ingresado no tiene el formato adecuado de un correo electrónico (por ejemplo, "usuario@dominio" sin el </text:span><text:span text:style-name="Source_20_Text"><text:span text:style-name="T32">.com</text:span></text:span><text:span text:style-name="T32"> o similar), </text:span><text:span text:style-name="Source_20_Text"><text:span text:style-name="T35">typeMismatch</text:span></text:span><text:span text:style-name="T32"> será </text:span><text:span text:style-name="Source_20_Text"><text:span text:style-name="T32">true</text:span></text:span><text:span text:style-name="T32">. </text:span></text:p>
        </text:list-item>
        <text:list-item>
          <text:p text:style-name="P40">Si eso ocurre, mostramos una alerta y evitamos que el formulario se envíe. </text:p>
        </text:list-item>
      </text:list>
      <text:h text:style-name="Heading_20_3" text:outline-level="3"><text:span text:style-name="T32">Ejemplo 2: Validación de un campo de tipo </text:span><text:span text:style-name="Source_20_Text"><text:span text:style-name="T32">url</text:span></text:span></text:h>
      <text:p text:style-name="Text_20_body"><text:span text:style-name="T32">En este ejemplo, validamos un campo de entrada de tipo </text:span><text:span text:style-name="Source_20_Text"><text:span text:style-name="T32">url</text:span></text:span><text:span text:style-name="T32"> para asegurarnos de que el valor ingresado sea una URL válida.</text:span></text:p>
      <text:p text:style-name="P3"><text:soft-page-break/><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website"</text:span></text:span><text:span text:style-name="Source_20_Text"><text:span text:style-name="T17">&gt;</text:span></text:span><text:span text:style-name="Source_20_Text"><text:span text:style-name="T19">Sitio</text:span></text:span><text:span text:style-name="Source_20_Text"><text:span text:style-name="T22"> </text:span></text:span><text:span text:style-name="Source_20_Text"><text:span text:style-name="T19">web</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url"</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website"</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website"</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website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website'</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website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ypeMismatch</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Por favor, ingrese una URL válida."</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la URL no es válida</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856975464" text:style-name="L25">
        <text:list-item>
          <text:p text:style-name="P69"><text:span text:style-name="T32">El campo </text:span><text:span text:style-name="Source_20_Text"><text:span text:style-name="T32">website</text:span></text:span><text:span text:style-name="T32"> tiene el tipo </text:span><text:span text:style-name="Source_20_Text"><text:span text:style-name="T32">url</text:span></text:span><text:span text:style-name="T32">, lo que significa que el navegador espera una URL válida (por ejemplo, "</text:span><text:a xlink:type="simple" xlink:href="http://www.ejemplo.com/" text:style-name="Internet_20_link" text:visited-style-name="Visited_20_Internet_20_Link"><text:span text:style-name="T32">http://www.ejemplo.com</text:span></text:a><text:span text:style-name="T32">"). </text:span></text:p>
        </text:list-item>
        <text:list-item>
          <text:p text:style-name="P69"><text:span text:style-name="T32">Si el valor ingresado no tiene el formato adecuado de URL (por ejemplo, "</text:span><text:a xlink:type="simple" xlink:href="http://www.ejemplo/" text:style-name="Internet_20_link" text:visited-style-name="Visited_20_Internet_20_Link"><text:span text:style-name="T32">www.ejemplo</text:span></text:a><text:span text:style-name="T32">" sin el prefijo "http://"), </text:span><text:span text:style-name="Source_20_Text"><text:span text:style-name="T35">typeMismatch</text:span></text:span><text:span text:style-name="T32"> será </text:span><text:span text:style-name="Source_20_Text"><text:span text:style-name="T32">true</text:span></text:span><text:span text:style-name="T32">. </text:span></text:p>
        </text:list-item>
        <text:list-item>
          <text:p text:style-name="P41">En ese caso, mostramos una alerta indicando que la URL no es válida y evitamos el envío del formulario. </text:p>
        </text:list-item>
      </text:list>
      <text:h text:style-name="Heading_20_3" text:outline-level="3"><text:span text:style-name="T32">Ejemplo 3: Combinación de validaciones con </text:span><text:span text:style-name="Source_20_Text"><text:span text:style-name="T32">typeMismatch</text:span></text:span></text:h>
      <text:p text:style-name="Text_20_body"><text:span text:style-name="T32">Podemos combinar </text:span><text:span text:style-name="Source_20_Text"><text:span text:style-name="T35">typeMismatch</text:span></text:span><text:span text:style-name="T32"> con otras validaciones, como </text:span><text:span text:style-name="Source_20_Text"><text:span text:style-name="T35">required</text:span></text:span><text:span text:style-name="T32"> y </text:span><text:span text:style-name="Source_20_Text"><text:span text:style-name="T35">minlength</text:span></text:span><text:span text:style-name="T32">, para crear una validación más robusta. En este ejemplo, validamos un campo de correo electrónico para asegurarnos de que no solo sea del tipo correcto, sino que también cumpla con otras restricciones.</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email"</text:span></text:span><text:span text:style-name="Source_20_Text"><text:span text:style-name="T17">&gt;</text:span></text:span><text:span text:style-name="Source_20_Text"><text:span text:style-name="T19">Correo</text:span></text:span><text:span text:style-name="Source_20_Text"><text:span text:style-name="T22"> </text:span></text:span><text:span text:style-name="Source_20_Text"><text:span text:style-name="T19">electrónic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required</text:span></text:span><text:span text:style-name="Source_20_Text"><text:span text:style-name="T22"> </text:span></text:span><text:span text:style-name="Source_20_Text"><text:span text:style-name="T19">minlength</text:span></text:span><text:span text:style-name="Source_20_Text"><text:span text:style-name="T17">=</text:span></text:span><text:span text:style-name="Source_20_Text"><text:span text:style-name="T24">"10"</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email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email'</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let</text:span></text:span><text:span text:style-name="Source_20_Text"><text:span text:style-name="T22"> </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text:span></text:span><text:span text:style-name="Source_20_Text"><text:span text:style-name="T22">;</text:span></text:span></text:p>
      <text:p text:style-name="P7"/>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email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valueMissing</text:span></text:span><text:span text:style-name="Source_20_Text"><text:span text:style-name="T22">) {</text:span></text:span></text:p>
      <text:p text:style-name="P3"><text:soft-page-break/><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El correo electrónico es obligatorio.\n"</text:span></text:span><text:span text:style-name="Source_20_Text"><text:span text:style-name="T22">;</text:span></text:span></text:p>
      <text:p text:style-name="P3"><text:span text:style-name="Source_20_Text"><text:span text:style-name="T22"><text:s text:c="4"/>} </text:span></text:span><text:span text:style-name="Source_20_Text"><text:span text:style-name="T26">else</text:span></text:span><text:span text:style-name="Source_20_Text"><text:span text:style-name="T22"> </text:span></text:span><text:span text:style-name="Source_20_Text"><text:span text:style-name="T26">if</text:span></text:span><text:span text:style-name="Source_20_Text"><text:span text:style-name="T22"> (</text:span></text:span><text:span text:style-name="Source_20_Text"><text:span text:style-name="T19">email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ypeMismatch</text:span></text:span><text:span text:style-name="Source_20_Text"><text:span text:style-name="T22">) {</text:span></text:span></text:p>
      <text:p text:style-name="P3"><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Por favor, ingrese una dirección de correo electrónico válida.\n"</text:span></text:span><text:span text:style-name="Source_20_Text"><text:span text:style-name="T22">;</text:span></text:span></text:p>
      <text:p text:style-name="P3"><text:span text:style-name="Source_20_Text"><text:span text:style-name="T22"><text:s text:c="4"/>} </text:span></text:span><text:span text:style-name="Source_20_Text"><text:span text:style-name="T26">else</text:span></text:span><text:span text:style-name="Source_20_Text"><text:span text:style-name="T22"> </text:span></text:span><text:span text:style-name="Source_20_Text"><text:span text:style-name="T26">if</text:span></text:span><text:span text:style-name="Source_20_Text"><text:span text:style-name="T22"> (</text:span></text:span><text:span text:style-name="Source_20_Text"><text:span text:style-name="T19">email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ooShort</text:span></text:span><text:span text:style-name="Source_20_Text"><text:span text:style-name="T22">) {</text:span></text:span></text:p>
      <text:p text:style-name="P3"><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El correo electrónico debe tener al menos 10 caracteres.\n"</text:span></text:span><text:span text:style-name="Source_20_Text"><text:span text:style-name="T22">;</text:span></text:span></text:p>
      <text:p text:style-name="P3"><text:span text:style-name="Source_20_Text"><text:span text:style-name="T22"><text:s text:c="4"/>}</text:span></text:span></text:p>
      <text:p text:style-name="P7"/>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errorMessage</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19">errorMessage</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hay un error</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2611446406" text:style-name="L26">
        <text:list-item>
          <text:p text:style-name="P71"><text:span text:style-name="T32">El campo </text:span><text:span text:style-name="Source_20_Text"><text:span text:style-name="T32">email</text:span></text:span><text:span text:style-name="T32"> tiene varias restricciones: debe ser obligatorio (</text:span><text:span text:style-name="Source_20_Text"><text:span text:style-name="T35">required</text:span></text:span><text:span text:style-name="T32">), debe ser una dirección de correo electrónico válida (</text:span><text:span text:style-name="Source_20_Text"><text:span text:style-name="T35">typeMismatch</text:span></text:span><text:span text:style-name="T32">) y debe tener al menos 10 caracteres (</text:span><text:span text:style-name="Source_20_Text"><text:span text:style-name="T35">minlength</text:span></text:span><text:span text:style-name="T32">). </text:span></text:p>
        </text:list-item>
        <text:list-item>
          <text:p text:style-name="P70"><text:span text:style-name="T32">Si cualquiera de estas restricciones no se cumple, verificamos la propiedad correspondiente de </text:span><text:span text:style-name="Source_20_Text"><text:span text:style-name="T32">validity</text:span></text:span><text:span text:style-name="T32"> y mostramos el mensaje de error adecuado. Si el correo electrónico no es válido, se activa </text:span><text:span text:style-name="Source_20_Text"><text:span text:style-name="T35">typeMismatch</text:span></text:span><text:span text:style-name="T32">. </text:span></text:p>
        </text:list-item>
      </text:list>
      <text:h text:style-name="Heading_20_3" text:outline-level="3"><text:span text:style-name="T32">Ejemplo 4: Validación de un campo de tipo </text:span><text:span text:style-name="Source_20_Text"><text:span text:style-name="T32">number</text:span></text:span></text:h>
      <text:p text:style-name="Text_20_body"><text:span text:style-name="T32">Otro ejemplo de cómo </text:span><text:span text:style-name="Source_20_Text"><text:span text:style-name="T35">typeMismatch</text:span></text:span><text:span text:style-name="T32"> se puede aplicar en un campo de tipo </text:span><text:span text:style-name="Source_20_Text"><text:span text:style-name="T32">number</text:span></text:span><text:span text:style-name="T32">. Si un campo de entrada está configurado para aceptar solo números, pero el usuario ingresa texto o caracteres no numéricos, </text:span><text:span text:style-name="Source_20_Text"><text:span text:style-name="T32">typeMismatch</text:span></text:span><text:span text:style-name="T32"> se activará.</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age"</text:span></text:span><text:span text:style-name="Source_20_Text"><text:span text:style-name="T17">&gt;</text:span></text:span><text:span text:style-name="Source_20_Text"><text:span text:style-name="T19">Edad</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number"</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age"</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age"</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age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age'</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age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ypeMismatch</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Por favor, ingrese un valor numérico válido para la edad."</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el envío del formulario si el valor no es un número válid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1375108412" text:style-name="L27">
        <text:list-item>
          <text:p text:style-name="P72"><text:soft-page-break/><text:span text:style-name="T32">El campo </text:span><text:span text:style-name="Source_20_Text"><text:span text:style-name="T32">age</text:span></text:span><text:span text:style-name="T32"> tiene el tipo </text:span><text:span text:style-name="Source_20_Text"><text:span text:style-name="T32">number</text:span></text:span><text:span text:style-name="T32">, lo que significa que solo se deben ingresar valores numéricos. </text:span></text:p>
        </text:list-item>
        <text:list-item>
          <text:p text:style-name="P72"><text:span text:style-name="T32">Si el usuario intenta ingresar texto (por ejemplo, "veinte" o "20 años"), </text:span><text:span text:style-name="Source_20_Text"><text:span text:style-name="T35">typeMismatch</text:span></text:span><text:span text:style-name="T32"> será </text:span><text:span text:style-name="Source_20_Text"><text:span text:style-name="T32">true</text:span></text:span><text:span text:style-name="T32"> porque el valor ingresado no es numérico. </text:span></text:p>
        </text:list-item>
        <text:list-item>
          <text:p text:style-name="P42">Se muestra una alerta indicando que se debe ingresar un número válido, y el formulario no se enviará. </text:p>
        </text:list-item>
      </text:list>
      <text:h text:style-name="P2" text:outline-level="3">Resumen</text:h>
      <text:p text:style-name="Text_20_body"><text:span text:style-name="T32">La propiedad </text:span><text:span text:style-name="Source_20_Text"><text:span text:style-name="T35">typeMismatch</text:span></text:span><text:span text:style-name="T32"> es útil para validar si el valor ingresado en un campo coincide con el tipo de datos esperado, como un correo electrónico, una URL, un número, etc. Puedes usarla para detectar errores de formato en campos de entrada que tienen un tipo específico (</text:span><text:span text:style-name="Source_20_Text"><text:span text:style-name="T32">email</text:span></text:span><text:span text:style-name="T32">, </text:span><text:span text:style-name="Source_20_Text"><text:span text:style-name="T32">url</text:span></text:span><text:span text:style-name="T32">, </text:span><text:span text:style-name="Source_20_Text"><text:span text:style-name="T32">number</text:span></text:span><text:span text:style-name="T32">, etc.). Si el valor ingresado no es compatible con el tipo esperado, </text:span><text:span text:style-name="Source_20_Text"><text:span text:style-name="T32">typeMismatch</text:span></text:span><text:span text:style-name="T32"> será </text:span><text:span text:style-name="Source_20_Text"><text:span text:style-name="T32">true</text:span></text:span><text:span text:style-name="T32">, lo que te permite realizar validaciones personalizadas y mostrar mensajes de error.</text:span></text:p>
      <text:p text:style-name="P9"/>
      <text:p text:style-name="P46"><text:span text:style-name="T14">Las propiedades </text:span><text:span text:style-name="Source_20_Text"><text:span text:style-name="T12">tooShort</text:span></text:span><text:span text:style-name="T14"> y </text:span><text:span text:style-name="Source_20_Text"><text:span text:style-name="T12">tooLong</text:span></text:span></text:p>
      <text:p text:style-name="P31">Las propiedades <text:span text:style-name="Source_20_Text"><text:span text:style-name="T36">tooShort</text:span></text:span> y <text:span text:style-name="Source_20_Text"><text:span text:style-name="T36">tooLong</text:span></text:span> en JavaScript son parte del objeto <text:span text:style-name="Source_20_Text"><text:span text:style-name="T31">validity</text:span></text:span>, el cual se utiliza para verificar el estado de validación de un campo de formulario. Estas propiedades se usan específicamente para verificar si el valor ingresado en un campo de texto (como un <text:span text:style-name="Source_20_Text"><text:span text:style-name="T31">&lt;input&gt;</text:span></text:span> o <text:span text:style-name="Source_20_Text"><text:span text:style-name="T31">&lt;textarea&gt;</text:span></text:span>) es más corto o más largo que el límite permitido, que se establece mediante los atributos <text:span text:style-name="Source_20_Text"><text:span text:style-name="T36">minlength</text:span></text:span> y <text:span text:style-name="Source_20_Text"><text:span text:style-name="T36">maxlength</text:span></text:span>.</text:p>
      <text:h text:style-name="Heading_20_3" text:outline-level="3"><text:span text:style-name="T32">Propiedad </text:span><text:span text:style-name="Source_20_Text"><text:span text:style-name="T32">tooShort</text:span></text:span></text:h>
      <text:p text:style-name="Text_20_body"><text:span text:style-name="T32">La propiedad </text:span><text:span text:style-name="Source_20_Text"><text:span text:style-name="T35">tooShort</text:span></text:span><text:span text:style-name="T32"> indica si el valor de un campo es más corto que el valor especificado en el atributo </text:span><text:span text:style-name="Source_20_Text"><text:span text:style-name="T35">minlength</text:span></text:span><text:span text:style-name="T32">.</text:span></text:p>
      <text:list xml:id="list893827672" text:style-name="L28">
        <text:list-item>
          <text:p text:style-name="P73"><text:span text:style-name="Strong_20_Emphasis"><text:span text:style-name="T32">Sintaxis</text:span></text:span><text:span text:style-name="T32">: </text:span></text:p>
        </text:list-item>
      </text:list>
      <text:p text:style-name="P4"><text:span text:style-name="Source_20_Text"><text:span text:style-name="T35">element.validity.tooShort</text:span></text:span></text:p>
      <text:list xml:id="list822662903" text:style-name="L29">
        <text:list-item>
          <text:p text:style-name="P75"><text:span text:style-name="Strong_20_Emphasis"><text:span text:style-name="T32">Valor de retorno</text:span></text:span><text:span text:style-name="T32">: </text:span></text:p>
          <text:list>
            <text:list-item>
              <text:p text:style-name="P75"><text:span text:style-name="Strong_20_Emphasis"><text:span text:style-name="Source_20_Text"><text:span text:style-name="T32">true</text:span></text:span></text:span><text:span text:style-name="T32">: Si el valor ingresado es más corto que el valor definido en el atributo </text:span><text:span text:style-name="Source_20_Text"><text:span text:style-name="T32">minlength</text:span></text:span><text:span text:style-name="T32">. </text:span></text:p>
            </text:list-item>
            <text:list-item>
              <text:p text:style-name="P74"><text:span text:style-name="Strong_20_Emphasis"><text:span text:style-name="Source_20_Text"><text:span text:style-name="T32">false</text:span></text:span></text:span><text:span text:style-name="T32">: Si el valor ingresado cumple con el requisito de longitud mínimo. </text:span></text:p>
            </text:list-item>
          </text:list>
        </text:list-item>
      </text:list>
      <text:h text:style-name="Heading_20_3" text:outline-level="3"><text:span text:style-name="T32">Propiedad </text:span><text:span text:style-name="Source_20_Text"><text:span text:style-name="T32">tooLong</text:span></text:span></text:h>
      <text:p text:style-name="Text_20_body"><text:span text:style-name="T32">La propiedad </text:span><text:span text:style-name="Source_20_Text"><text:span text:style-name="T35">tooLong</text:span></text:span><text:span text:style-name="T32"> indica si el valor de un campo es más largo que el valor especificado en el atributo </text:span><text:span text:style-name="Source_20_Text"><text:span text:style-name="T32">maxlength</text:span></text:span><text:span text:style-name="T32">.</text:span></text:p>
      <text:list xml:id="list1392897381" text:style-name="L30">
        <text:list-item>
          <text:p text:style-name="P76"><text:span text:style-name="Strong_20_Emphasis"><text:span text:style-name="T32">Sintaxis</text:span></text:span><text:span text:style-name="T32">: </text:span></text:p>
        </text:list-item>
      </text:list>
      <text:p text:style-name="P4"><text:span text:style-name="Source_20_Text"><text:span text:style-name="T35">element.validity.tooLong</text:span></text:span></text:p>
      <text:list xml:id="list2967078657" text:style-name="L31">
        <text:list-item>
          <text:p text:style-name="P78"><text:span text:style-name="Strong_20_Emphasis"><text:span text:style-name="T32">Valor de retorno</text:span></text:span><text:span text:style-name="T32">: </text:span></text:p>
          <text:list>
            <text:list-item>
              <text:p text:style-name="P78"><text:soft-page-break/><text:span text:style-name="Strong_20_Emphasis"><text:span text:style-name="Source_20_Text"><text:span text:style-name="T32">true</text:span></text:span></text:span><text:span text:style-name="T32">: Si el valor ingresado es más largo que el valor definido en el atributo </text:span><text:span text:style-name="Source_20_Text"><text:span text:style-name="T32">maxlength</text:span></text:span><text:span text:style-name="T32">. </text:span></text:p>
            </text:list-item>
            <text:list-item>
              <text:p text:style-name="P77"><text:span text:style-name="Strong_20_Emphasis"><text:span text:style-name="Source_20_Text"><text:span text:style-name="T32">false</text:span></text:span></text:span><text:span text:style-name="T32">: Si el valor ingresado cumple con el requisito de longitud máxima. </text:span></text:p>
            </text:list-item>
          </text:list>
        </text:list-item>
      </text:list>
      <text:h text:style-name="Heading_20_3" text:outline-level="3"><text:span text:style-name="T32">Ejemplo 1: Usar </text:span><text:span text:style-name="Source_20_Text"><text:span text:style-name="T32">tooShort</text:span></text:span><text:span text:style-name="T32"> con un campo de texto</text:span></text:h>
      <text:p text:style-name="P31">Supongamos que tienes un formulario con un campo de texto para el nombre de usuario, y este campo debe tener al menos 5 caracteres.</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username"</text:span></text:span><text:span text:style-name="Source_20_Text"><text:span text:style-name="T17">&gt;</text:span></text:span><text:span text:style-name="Source_20_Text"><text:span text:style-name="T19">Nombre</text:span></text:span><text:span text:style-name="Source_20_Text"><text:span text:style-name="T22"> </text:span></text:span><text:span text:style-name="Source_20_Text"><text:span text:style-name="T19">de</text:span></text:span><text:span text:style-name="Source_20_Text"><text:span text:style-name="T22"> </text:span></text:span><text:span text:style-name="Source_20_Text"><text:span text:style-name="T19">usuari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text"</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username"</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username"</text:span></text:span><text:span text:style-name="Source_20_Text"><text:span text:style-name="T22"> </text:span></text:span><text:span text:style-name="Source_20_Text"><text:span text:style-name="T19">required</text:span></text:span><text:span text:style-name="Source_20_Text"><text:span text:style-name="T22"> </text:span></text:span><text:span text:style-name="Source_20_Text"><text:span text:style-name="T19">minlength</text:span></text:span><text:span text:style-name="Source_20_Text"><text:span text:style-name="T17">=</text:span></text:span><text:span text:style-name="Source_20_Text"><text:span text:style-name="T24">"5"</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username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username'</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username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ooShort</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El nombre de usuario debe tener al menos 5 caracteres."</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el campo no es válid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463561486" text:style-name="L32">
        <text:list-item>
          <text:p text:style-name="P80"><text:span text:style-name="T32">El campo </text:span><text:span text:style-name="Source_20_Text"><text:span text:style-name="T32">username</text:span></text:span><text:span text:style-name="T32"> tiene el atributo </text:span><text:span text:style-name="Source_20_Text"><text:span text:style-name="T32">minlength="5"</text:span></text:span><text:span text:style-name="T32">, lo que significa que el usuario debe ingresar al menos 5 caracteres. </text:span></text:p>
        </text:list-item>
        <text:list-item>
          <text:p text:style-name="P79"><text:span text:style-name="T32">Si el valor ingresado tiene menos de 5 caracteres, la propiedad </text:span><text:span text:style-name="Source_20_Text"><text:span text:style-name="T32">tooShort</text:span></text:span><text:span text:style-name="T32"> será </text:span><text:span text:style-name="Source_20_Text"><text:span text:style-name="T32">true</text:span></text:span><text:span text:style-name="T32"> y se muestra una alerta indicando que el nombre de usuario debe ser más largo. </text:span></text:p>
        </text:list-item>
      </text:list>
      <text:h text:style-name="Heading_20_3" text:outline-level="3"><text:span text:style-name="T32">Ejemplo 2: Usar </text:span><text:span text:style-name="Source_20_Text"><text:span text:style-name="T32">tooLong</text:span></text:span><text:span text:style-name="T32"> con un campo de texto</text:span></text:h>
      <text:p text:style-name="P31">En este ejemplo, tienes un campo de texto para ingresar una descripción, y quieres que la longitud del texto no exceda los 200 caracteres.</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description"</text:span></text:span><text:span text:style-name="Source_20_Text"><text:span text:style-name="T17">&gt;</text:span></text:span><text:span text:style-name="Source_20_Text"><text:span text:style-name="T19">Descripción</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textarea</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description"</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description"</text:span></text:span><text:span text:style-name="Source_20_Text"><text:span text:style-name="T22"> </text:span></text:span><text:span text:style-name="Source_20_Text"><text:span text:style-name="T19">required</text:span></text:span><text:span text:style-name="Source_20_Text"><text:span text:style-name="T22"> </text:span></text:span><text:span text:style-name="Source_20_Text"><text:span text:style-name="T19">maxlength</text:span></text:span><text:span text:style-name="Source_20_Text"><text:span text:style-name="T17">=</text:span></text:span><text:span text:style-name="Source_20_Text"><text:span text:style-name="T24">"200"</text:span></text:span><text:span text:style-name="Source_20_Text"><text:span text:style-name="T17">&gt;&lt;</text:span></text:span><text:span text:style-name="Source_20_Text"><text:span text:style-name="T28">/textarea&gt;</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description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description'</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description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ooLong</text:span></text:span><text:span text:style-name="Source_20_Text"><text:span text:style-name="T22">) {</text:span></text:span></text:p>
      <text:p text:style-name="P3"><text:soft-page-break/><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La descripción no puede tener más de 200 caracteres."</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el campo es demasiado larg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2755856535" text:style-name="L33">
        <text:list-item>
          <text:p text:style-name="P82"><text:span text:style-name="T32">El campo </text:span><text:span text:style-name="Source_20_Text"><text:span text:style-name="T32">description</text:span></text:span><text:span text:style-name="T32"> tiene el atributo </text:span><text:span text:style-name="Source_20_Text"><text:span text:style-name="T32">maxlength="200"</text:span></text:span><text:span text:style-name="T32">, lo que significa que el usuario no puede ingresar más de 200 caracteres. </text:span></text:p>
        </text:list-item>
        <text:list-item>
          <text:p text:style-name="P81"><text:span text:style-name="T32">Si el valor ingresado es más largo que 200 caracteres, la propiedad </text:span><text:span text:style-name="Source_20_Text"><text:span text:style-name="T32">tooLong</text:span></text:span><text:span text:style-name="T32"> será </text:span><text:span text:style-name="Source_20_Text"><text:span text:style-name="T32">true</text:span></text:span><text:span text:style-name="T32"> y se muestra una alerta indicando que la descripción es demasiado larga. </text:span></text:p>
        </text:list-item>
      </text:list>
      <text:h text:style-name="Heading_20_3" text:outline-level="3"><text:span text:style-name="T32">Ejemplo 3: Combinación de validaciones con </text:span><text:span text:style-name="Source_20_Text"><text:span text:style-name="T32">tooShort</text:span></text:span><text:span text:style-name="T32"> y </text:span><text:span text:style-name="Source_20_Text"><text:span text:style-name="T32">tooLong</text:span></text:span></text:h>
      <text:p text:style-name="Text_20_body"><text:span text:style-name="T32">En este ejemplo, validamos un campo de nombre de usuario que debe tener entre 5 y 15 caracteres. Usamos tanto </text:span><text:span text:style-name="Source_20_Text"><text:span text:style-name="T32">tooShort</text:span></text:span><text:span text:style-name="T32"> como </text:span><text:span text:style-name="Source_20_Text"><text:span text:style-name="T32">tooLong</text:span></text:span><text:span text:style-name="T32"> para asegurarnos de que la longitud del texto esté dentro del rango permitido.</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username"</text:span></text:span><text:span text:style-name="Source_20_Text"><text:span text:style-name="T17">&gt;</text:span></text:span><text:span text:style-name="Source_20_Text"><text:span text:style-name="T19">Nombre</text:span></text:span><text:span text:style-name="Source_20_Text"><text:span text:style-name="T22"> </text:span></text:span><text:span text:style-name="Source_20_Text"><text:span text:style-name="T19">de</text:span></text:span><text:span text:style-name="Source_20_Text"><text:span text:style-name="T22"> </text:span></text:span><text:span text:style-name="Source_20_Text"><text:span text:style-name="T19">usuari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text"</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username"</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username"</text:span></text:span><text:span text:style-name="Source_20_Text"><text:span text:style-name="T22"> </text:span></text:span><text:span text:style-name="Source_20_Text"><text:span text:style-name="T19">required</text:span></text:span><text:span text:style-name="Source_20_Text"><text:span text:style-name="T22"> </text:span></text:span><text:span text:style-name="Source_20_Text"><text:span text:style-name="T19">minlength</text:span></text:span><text:span text:style-name="Source_20_Text"><text:span text:style-name="T17">=</text:span></text:span><text:span text:style-name="Source_20_Text"><text:span text:style-name="T24">"5"</text:span></text:span><text:span text:style-name="Source_20_Text"><text:span text:style-name="T22"> </text:span></text:span><text:span text:style-name="Source_20_Text"><text:span text:style-name="T19">maxlength</text:span></text:span><text:span text:style-name="Source_20_Text"><text:span text:style-name="T17">=</text:span></text:span><text:span text:style-name="Source_20_Text"><text:span text:style-name="T24">"15"</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username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username'</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let</text:span></text:span><text:span text:style-name="Source_20_Text"><text:span text:style-name="T22"> </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text:span></text:span><text:span text:style-name="Source_20_Text"><text:span text:style-name="T22">;</text:span></text:span></text:p>
      <text:p text:style-name="P7"/>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username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ooShort</text:span></text:span><text:span text:style-name="Source_20_Text"><text:span text:style-name="T22">) {</text:span></text:span></text:p>
      <text:p text:style-name="P3"><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El nombre de usuario debe tener al menos 5 caracteres.\n"</text:span></text:span><text:span text:style-name="Source_20_Text"><text:span text:style-name="T22">;</text:span></text:span></text:p>
      <text:p text:style-name="P3"><text:span text:style-name="Source_20_Text"><text:span text:style-name="T22"><text:s text:c="4"/>} </text:span></text:span><text:span text:style-name="Source_20_Text"><text:span text:style-name="T26">else</text:span></text:span><text:span text:style-name="Source_20_Text"><text:span text:style-name="T22"> </text:span></text:span><text:span text:style-name="Source_20_Text"><text:span text:style-name="T26">if</text:span></text:span><text:span text:style-name="Source_20_Text"><text:span text:style-name="T22"> (</text:span></text:span><text:span text:style-name="Source_20_Text"><text:span text:style-name="T19">username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ooLong</text:span></text:span><text:span text:style-name="Source_20_Text"><text:span text:style-name="T22">) {</text:span></text:span></text:p>
      <text:p text:style-name="P3"><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El nombre de usuario no puede tener más de 15 caracteres.\n"</text:span></text:span><text:span text:style-name="Source_20_Text"><text:span text:style-name="T22">;</text:span></text:span></text:p>
      <text:p text:style-name="P3"><text:span text:style-name="Source_20_Text"><text:span text:style-name="T22"><text:s text:c="4"/>}</text:span></text:span></text:p>
      <text:p text:style-name="P7"/>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errorMessage</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19">errorMessage</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hay errores</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2114954395" text:style-name="L34">
        <text:list-item>
          <text:p text:style-name="P83"><text:soft-page-break/><text:span text:style-name="T32">El campo </text:span><text:span text:style-name="Source_20_Text"><text:span text:style-name="T32">username</text:span></text:span><text:span text:style-name="T32"> tiene dos restricciones: el nombre de usuario debe tener al menos 5 caracteres (</text:span><text:span text:style-name="Source_20_Text"><text:span text:style-name="T32">minlength="5"</text:span></text:span><text:span text:style-name="T32">) y no puede tener más de 15 caracteres (</text:span><text:span text:style-name="Source_20_Text"><text:span text:style-name="T32">maxlength="15"</text:span></text:span><text:span text:style-name="T32">). </text:span></text:p>
        </text:list-item>
        <text:list-item>
          <text:p text:style-name="P83"><text:span text:style-name="T32">Si el valor ingresado es más corto que 5 caracteres, se activa </text:span><text:span text:style-name="Source_20_Text"><text:span text:style-name="T35">tooShort</text:span></text:span><text:span text:style-name="T32">. Si es más largo que 15 caracteres, se activa </text:span><text:span text:style-name="Source_20_Text"><text:span text:style-name="T32">tooLong</text:span></text:span><text:span text:style-name="T32">. </text:span></text:p>
        </text:list-item>
        <text:list-item>
          <text:p text:style-name="P44">Mostramos el mensaje adecuado según cuál de las condiciones no se cumpla y evitamos que el formulario se envíe si hay un error. </text:p>
        </text:list-item>
      </text:list>
      <text:h text:style-name="Heading_20_3" text:outline-level="3"><text:span text:style-name="T32">Ejemplo 4: Usar </text:span><text:span text:style-name="Source_20_Text"><text:span text:style-name="T32">tooShort</text:span></text:span><text:span text:style-name="T32"> y </text:span><text:span text:style-name="Source_20_Text"><text:span text:style-name="T32">tooLong</text:span></text:span><text:span text:style-name="T32"> con un campo de contraseñas</text:span></text:h>
      <text:p text:style-name="Text_20_body"><text:span text:style-name="T32">En este ejemplo, validamos un campo de contraseña que debe tener entre 8 y 20 caracteres. Usamos las propiedades </text:span><text:span text:style-name="Source_20_Text"><text:span text:style-name="T35">tooShort</text:span></text:span><text:span text:style-name="T32"> y </text:span><text:span text:style-name="Source_20_Text"><text:span text:style-name="T35">tooLong</text:span></text:span><text:span text:style-name="T32"> para asegurarnos de que la contraseña tenga la longitud adecuada.</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password"</text:span></text:span><text:span text:style-name="Source_20_Text"><text:span text:style-name="T17">&gt;</text:span></text:span><text:span text:style-name="Source_20_Text"><text:span text:style-name="T19">Contraseña</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password"</text:span></text:span><text:span text:style-name="Source_20_Text"><text:span text:style-name="T22"> </text:span></text:span><text:span text:style-name="Source_20_Text"><text:span text:style-name="T19">required</text:span></text:span><text:span text:style-name="Source_20_Text"><text:span text:style-name="T22"> </text:span></text:span><text:span text:style-name="Source_20_Text"><text:span text:style-name="T19">minlength</text:span></text:span><text:span text:style-name="Source_20_Text"><text:span text:style-name="T17">=</text:span></text:span><text:span text:style-name="Source_20_Text"><text:span text:style-name="T24">"8"</text:span></text:span><text:span text:style-name="Source_20_Text"><text:span text:style-name="T22"> </text:span></text:span><text:span text:style-name="Source_20_Text"><text:span text:style-name="T19">maxlength</text:span></text:span><text:span text:style-name="Source_20_Text"><text:span text:style-name="T17">=</text:span></text:span><text:span text:style-name="Source_20_Text"><text:span text:style-name="T24">"20"</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password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password'</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let</text:span></text:span><text:span text:style-name="Source_20_Text"><text:span text:style-name="T22"> </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text:span></text:span><text:span text:style-name="Source_20_Text"><text:span text:style-name="T22">;</text:span></text:span></text:p>
      <text:p text:style-name="P7"/>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password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ooShort</text:span></text:span><text:span text:style-name="Source_20_Text"><text:span text:style-name="T22">) {</text:span></text:span></text:p>
      <text:p text:style-name="P3"><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La contraseña debe tener al menos 8 caracteres.\n"</text:span></text:span><text:span text:style-name="Source_20_Text"><text:span text:style-name="T22">;</text:span></text:span></text:p>
      <text:p text:style-name="P3"><text:span text:style-name="Source_20_Text"><text:span text:style-name="T22"><text:s text:c="4"/>} </text:span></text:span><text:span text:style-name="Source_20_Text"><text:span text:style-name="T26">else</text:span></text:span><text:span text:style-name="Source_20_Text"><text:span text:style-name="T22"> </text:span></text:span><text:span text:style-name="Source_20_Text"><text:span text:style-name="T26">if</text:span></text:span><text:span text:style-name="Source_20_Text"><text:span text:style-name="T22"> (</text:span></text:span><text:span text:style-name="Source_20_Text"><text:span text:style-name="T19">password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tooLong</text:span></text:span><text:span text:style-name="Source_20_Text"><text:span text:style-name="T22">) {</text:span></text:span></text:p>
      <text:p text:style-name="P3"><text:span text:style-name="Source_20_Text"><text:span text:style-name="T22"><text:s text:c="6"/></text:span></text:span><text:span text:style-name="Source_20_Text"><text:span text:style-name="T19">errorMessage</text:span></text:span><text:span text:style-name="Source_20_Text"><text:span text:style-name="T22"> </text:span></text:span><text:span text:style-name="Source_20_Text"><text:span text:style-name="T17">=</text:span></text:span><text:span text:style-name="Source_20_Text"><text:span text:style-name="T22"> </text:span></text:span><text:span text:style-name="Source_20_Text"><text:span text:style-name="T24">"La contraseña no puede tener más de 20 caracteres.\n"</text:span></text:span><text:span text:style-name="Source_20_Text"><text:span text:style-name="T22">;</text:span></text:span></text:p>
      <text:p text:style-name="P3"><text:span text:style-name="Source_20_Text"><text:span text:style-name="T22"><text:s text:c="4"/>}</text:span></text:span></text:p>
      <text:p text:style-name="P7"/>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errorMessage</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19">errorMessage</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hay errores</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798811428" text:style-name="L35">
        <text:list-item>
          <text:p text:style-name="P84"><text:span text:style-name="T32">El campo </text:span><text:span text:style-name="Source_20_Text"><text:span text:style-name="T32">password</text:span></text:span><text:span text:style-name="T32"> tiene los atributos </text:span><text:span text:style-name="Source_20_Text"><text:span text:style-name="T32">minlength="8"</text:span></text:span><text:span text:style-name="T32"> y </text:span><text:span text:style-name="Source_20_Text"><text:span text:style-name="T32">maxlength="20"</text:span></text:span><text:span text:style-name="T32">, lo que significa que la contraseña debe tener entre 8 y 20 caracteres. </text:span></text:p>
        </text:list-item>
        <text:list-item>
          <text:p text:style-name="P84"><text:span text:style-name="T32">Si la contraseña tiene menos de 8 caracteres, </text:span><text:span text:style-name="Source_20_Text"><text:span text:style-name="T32">tooShort</text:span></text:span><text:span text:style-name="T32"> será </text:span><text:span text:style-name="Source_20_Text"><text:span text:style-name="T32">true</text:span></text:span><text:span text:style-name="T32">, y si tiene más de 20 caracteres, </text:span><text:span text:style-name="Source_20_Text"><text:span text:style-name="T32">tooLong</text:span></text:span><text:span text:style-name="T32"> será </text:span><text:span text:style-name="Source_20_Text"><text:span text:style-name="T32">true</text:span></text:span><text:span text:style-name="T32">. </text:span></text:p>
        </text:list-item>
        <text:list-item>
          <text:p text:style-name="P45">Se muestra el mensaje de error adecuado y evitamos que el formulario se envíe si la contraseña no cumple con las restricciones de longitud. </text:p>
        </text:list-item>
      </text:list>
      <text:h text:style-name="P2" text:outline-level="3"><text:soft-page-break/>Resumen</text:h>
      <text:p text:style-name="Text_20_body"><text:span text:style-name="T32">Las propiedades </text:span><text:span text:style-name="Source_20_Text"><text:span text:style-name="T35">tooShort</text:span></text:span><text:span text:style-name="T32"> y </text:span><text:span text:style-name="Source_20_Text"><text:span text:style-name="T35">tooLong</text:span></text:span><text:span text:style-name="T32"> en JavaScript son útiles para validar la longitud de los valores ingresados en campos de texto, como un </text:span><text:span text:style-name="Source_20_Text"><text:span text:style-name="T32">&lt;input&gt;</text:span></text:span><text:span text:style-name="T32"> o un </text:span><text:span text:style-name="Source_20_Text"><text:span text:style-name="T32">&lt;textarea&gt;</text:span></text:span><text:span text:style-name="T32">. Estas propiedades se activan si el valor ingresado no cumple con las restricciones de longitud definidas por los atributos </text:span><text:span text:style-name="Source_20_Text"><text:span text:style-name="T32">minlength</text:span></text:span><text:span text:style-name="T32"> y </text:span><text:span text:style-name="Source_20_Text"><text:span text:style-name="T32">maxlength</text:span></text:span><text:span text:style-name="T32">. Puedes usar estas propiedades para realizar validaciones personalizadas y proporcionar mensajes de error si el valor ingresado es demasiado corto o demasiado largo.</text:span></text:p>
      <text:p text:style-name="P9"/>
      <text:p text:style-name="P48"><text:span text:style-name="T14">La propiedad </text:span><text:span text:style-name="Source_20_Text"><text:span text:style-name="T12">patternMismatch</text:span></text:span></text:p>
      <text:p text:style-name="P31">La propiedad <text:span text:style-name="Source_20_Text"><text:span text:style-name="T36">patternMismatch</text:span></text:span> en JavaScript es parte del objeto <text:span text:style-name="Source_20_Text"><text:span text:style-name="T36">validity</text:span></text:span> de los campos de formulario y se utiliza para verificar si el valor ingresado en un campo de entrada coincide con el patrón (expresión regular) que se ha definido mediante el atributo <text:span text:style-name="Source_20_Text"><text:span text:style-name="T31">pattern</text:span></text:span> en un campo de formulario.</text:p>
      <text:h text:style-name="P2" text:outline-level="3">Sintaxis:</text:h>
      <text:p text:style-name="P4"><text:span text:style-name="Source_20_Text"><text:span text:style-name="T35">element.validity.patternMismatch</text:span></text:span></text:p>
      <text:list xml:id="list1197343968" text:style-name="L36">
        <text:list-item>
          <text:p text:style-name="P86"><text:span text:style-name="Strong_20_Emphasis"><text:span text:style-name="Source_20_Text"><text:span text:style-name="T32">element</text:span></text:span></text:span><text:span text:style-name="T32">: Es el campo del formulario que estamos validando, como un </text:span><text:span text:style-name="Source_20_Text"><text:span text:style-name="T32">&lt;input&gt;</text:span></text:span><text:span text:style-name="T32">, </text:span><text:span text:style-name="Source_20_Text"><text:span text:style-name="T32">&lt;textarea&gt;</text:span></text:span><text:span text:style-name="T32">, </text:span><text:span text:style-name="Source_20_Text"><text:span text:style-name="T32">&lt;select&gt;</text:span></text:span><text:span text:style-name="T32">, etc. </text:span></text:p>
        </text:list-item>
        <text:list-item>
          <text:p text:style-name="P85"><text:span text:style-name="Strong_20_Emphasis"><text:span text:style-name="Source_20_Text"><text:span text:style-name="T32">validity</text:span></text:span></text:span><text:span text:style-name="T32">: Es un objeto que contiene varias propiedades relacionadas con el estado de validación del campo. La propiedad </text:span><text:span text:style-name="Source_20_Text"><text:span text:style-name="T35">patternMismatch</text:span></text:span><text:span text:style-name="T32"> es una de esas propiedades. </text:span></text:p>
        </text:list-item>
      </text:list>
      <text:h text:style-name="Heading_20_3" text:outline-level="3"><text:span text:style-name="T32">Comportamiento de </text:span><text:span text:style-name="Source_20_Text"><text:span text:style-name="T32">patternMismatch</text:span></text:span><text:span text:style-name="T32">:</text:span></text:h>
      <text:list xml:id="list378044365" text:style-name="L37">
        <text:list-item>
          <text:p text:style-name="P88"><text:span text:style-name="Strong_20_Emphasis"><text:span text:style-name="Source_20_Text"><text:span text:style-name="T32">true</text:span></text:span></text:span><text:span text:style-name="T32">: Si el valor ingresado no coincide con el patrón definido en el atributo </text:span><text:span text:style-name="Source_20_Text"><text:span text:style-name="T32">pattern</text:span></text:span><text:span text:style-name="T32">. </text:span></text:p>
        </text:list-item>
        <text:list-item>
          <text:p text:style-name="P87"><text:span text:style-name="Strong_20_Emphasis"><text:span text:style-name="Source_20_Text"><text:span text:style-name="T32">false</text:span></text:span></text:span><text:span text:style-name="T32">: Si el valor ingresado coincide con el patrón. </text:span></text:p>
        </text:list-item>
      </text:list>
      <text:h text:style-name="P2" text:outline-level="3">Ejemplo 1: Validar un campo con un patrón para un código postal</text:h>
      <text:p text:style-name="P31">Supongamos que tienes un campo para ingresar un código postal. Este campo debe seguir un patrón específico, como un formato de 5 dígitos.</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zipcode"</text:span></text:span><text:span text:style-name="Source_20_Text"><text:span text:style-name="T17">&gt;</text:span></text:span><text:span text:style-name="Source_20_Text"><text:span text:style-name="T19">Código</text:span></text:span><text:span text:style-name="Source_20_Text"><text:span text:style-name="T22"> </text:span></text:span><text:span text:style-name="Source_20_Text"><text:span text:style-name="T19">Postal</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text"</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zipcode"</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zipcode"</text:span></text:span><text:span text:style-name="Source_20_Text"><text:span text:style-name="T22"> </text:span></text:span><text:span text:style-name="Source_20_Text"><text:span text:style-name="T19">pattern</text:span></text:span><text:span text:style-name="Source_20_Text"><text:span text:style-name="T17">=</text:span></text:span><text:span text:style-name="Source_20_Text"><text:span text:style-name="T24">"\d{5}"</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zipcode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zipcode'</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zipcode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patternMismatch</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El código postal debe contener exactamente 5 dígitos."</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el patrón no es válido</text:span></text:span></text:p>
      <text:p text:style-name="P3"><text:soft-page-break/><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1519767225" text:style-name="L38">
        <text:list-item>
          <text:p text:style-name="P89"><text:span text:style-name="T32">El campo </text:span><text:span text:style-name="Source_20_Text"><text:span text:style-name="T32">zipcode</text:span></text:span><text:span text:style-name="T32"> tiene el atributo </text:span><text:span text:style-name="Source_20_Text"><text:span text:style-name="T32">pattern="\d{5}"</text:span></text:span><text:span text:style-name="T32">, lo que significa que debe contener exactamente 5 dígitos numéricos. </text:span></text:p>
        </text:list-item>
        <text:list-item>
          <text:p text:style-name="P89"><text:span text:style-name="T32">Si el valor ingresado no tiene el formato adecuado (por ejemplo, "123" o "ABCDE"), </text:span><text:span text:style-name="Source_20_Text"><text:span text:style-name="T35">patternMismatch</text:span></text:span><text:span text:style-name="T32"> será </text:span><text:span text:style-name="Source_20_Text"><text:span text:style-name="T32">true</text:span></text:span><text:span text:style-name="T32"> y se mostrará un mensaje de alerta. </text:span></text:p>
        </text:list-item>
        <text:list-item>
          <text:p text:style-name="P47">Si el valor cumple con el patrón, el formulario se enviará sin problemas. </text:p>
        </text:list-item>
      </text:list>
      <text:h text:style-name="P2" text:outline-level="3">Ejemplo 2: Validar una dirección de correo electrónico personalizada</text:h>
      <text:p text:style-name="P31">En este ejemplo, validamos una dirección de correo electrónico usando un patrón personalizado. Queremos que el correo electrónico tenga un formato básico con un nombre de usuario, seguido de un "@" y un dominio que termine en ".com".</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email"</text:span></text:span><text:span text:style-name="Source_20_Text"><text:span text:style-name="T17">&gt;</text:span></text:span><text:span text:style-name="Source_20_Text"><text:span text:style-name="T19">Correo</text:span></text:span><text:span text:style-name="Source_20_Text"><text:span text:style-name="T22"> </text:span></text:span><text:span text:style-name="Source_20_Text"><text:span text:style-name="T19">Electrónic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text"</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email"</text:span></text:span><text:span text:style-name="Source_20_Text"><text:span text:style-name="T22"> </text:span></text:span><text:span text:style-name="Source_20_Text"><text:span text:style-name="T19">pattern</text:span></text:span><text:span text:style-name="Source_20_Text"><text:span text:style-name="T17">=</text:span></text:span><text:span text:style-name="Source_20_Text"><text:span text:style-name="T24">"[a-zA-Z0-9._%+-]+@[a-zA-Z0-9.-]+\.[a-zA-Z]{2,}"</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email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email'</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email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patternMismatch</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Por favor, ingrese una dirección de correo electrónico válida."</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el patrón no es válid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2523362146" text:style-name="L39">
        <text:list-item>
          <text:p text:style-name="P91"><text:span text:style-name="T32">El campo </text:span><text:span text:style-name="Source_20_Text"><text:span text:style-name="T32">email</text:span></text:span><text:span text:style-name="T32"> tiene un patrón que valida direcciones de correo electrónico en formato básico. </text:span></text:p>
        </text:list-item>
        <text:list-item>
          <text:p text:style-name="P91"><text:span text:style-name="T32">El patrón </text:span><text:span text:style-name="Source_20_Text"><text:span text:style-name="T32">[a-zA-Z0-9._%+-]+@[a-zA-Z0-9.-]+\.[a-zA-Z]{2,}</text:span></text:span><text:span text:style-name="T32"> asegura que el correo electrónico tenga una estructura válida (nombre de usuario + </text:span><text:span text:style-name="Source_20_Text"><text:span text:style-name="T32">@</text:span></text:span><text:span text:style-name="T32"> + dominio + </text:span><text:span text:style-name="Source_20_Text"><text:span text:style-name="T32">.com</text:span></text:span><text:span text:style-name="T32">). </text:span></text:p>
        </text:list-item>
        <text:list-item>
          <text:p text:style-name="P90"><text:span text:style-name="T32">Si el valor ingresado no coincide con el patrón (por ejemplo, "usuario@dominio" o "</text:span><text:a xlink:type="simple" xlink:href="mailto:usuario@dominio.c" text:style-name="Internet_20_link" text:visited-style-name="Visited_20_Internet_20_Link"><text:span text:style-name="T32">usuario@dominio.c</text:span></text:a><text:span text:style-name="T32">"), </text:span><text:span text:style-name="Source_20_Text"><text:span text:style-name="T35">patternMismatch</text:span></text:span><text:span text:style-name="T32"> será </text:span><text:span text:style-name="Source_20_Text"><text:span text:style-name="T32">true</text:span></text:span><text:span text:style-name="T32">, y se muestra una alerta pidiendo un correo electrónico válido. </text:span></text:p>
        </text:list-item>
      </text:list>
      <text:h text:style-name="P2" text:outline-level="3"><text:soft-page-break/>Ejemplo 3: Validar un número de teléfono con un patrón</text:h>
      <text:p text:style-name="Text_20_body"><text:span text:style-name="T32">Imagina que tienes un campo de entrada para un número de teléfono que debe seguir el formato </text:span><text:span text:style-name="Source_20_Text"><text:span text:style-name="T32">(XXX) XXX-XXXX</text:span></text:span><text:span text:style-name="T32">, donde </text:span><text:span text:style-name="Source_20_Text"><text:span text:style-name="T32">X</text:span></text:span><text:span text:style-name="T32"> es un dígito. Puedes usar un patrón regular para asegurarte de que el número siga este formato.</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phone"</text:span></text:span><text:span text:style-name="Source_20_Text"><text:span text:style-name="T17">&gt;</text:span></text:span><text:span text:style-name="Source_20_Text"><text:span text:style-name="T19">Número</text:span></text:span><text:span text:style-name="Source_20_Text"><text:span text:style-name="T22"> </text:span></text:span><text:span text:style-name="Source_20_Text"><text:span text:style-name="T19">de</text:span></text:span><text:span text:style-name="Source_20_Text"><text:span text:style-name="T22"> </text:span></text:span><text:span text:style-name="Source_20_Text"><text:span text:style-name="T19">teléfon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text"</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phone"</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phone"</text:span></text:span><text:span text:style-name="Source_20_Text"><text:span text:style-name="T22"> </text:span></text:span><text:span text:style-name="Source_20_Text"><text:span text:style-name="T19">pattern</text:span></text:span><text:span text:style-name="Source_20_Text"><text:span text:style-name="T17">=</text:span></text:span><text:span text:style-name="Source_20_Text"><text:span text:style-name="T24">"\(\d{3}\) \d{3}-\d{4}"</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phone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phone'</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phone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patternMismatch</text:span></text:span><text:span text:style-name="Source_20_Text"><text:span text:style-name="T22">) {</text:span></text:span></text:p>
      <text:p text:style-name="P3"><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El número de teléfono debe tener el formato (XXX) XXX-XXXX."</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el patrón no es válid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3093035260" text:style-name="L40">
        <text:list-item>
          <text:p text:style-name="P93"><text:span text:style-name="T32">El campo </text:span><text:span text:style-name="Source_20_Text"><text:span text:style-name="T32">phone</text:span></text:span><text:span text:style-name="T32"> tiene el atributo </text:span><text:span text:style-name="Source_20_Text"><text:span text:style-name="T32">pattern="\(\d{3}\) \d{3}-\d{4}"</text:span></text:span><text:span text:style-name="T32">, que valida números de teléfono en el formato </text:span><text:span text:style-name="Source_20_Text"><text:span text:style-name="T32">(XXX) XXX-XXXX</text:span></text:span><text:span text:style-name="T32">. </text:span></text:p>
        </text:list-item>
        <text:list-item>
          <text:p text:style-name="P92"><text:span text:style-name="T32">Si el valor ingresado no sigue este formato (por ejemplo, "123-456-7890" o "1234567890"), </text:span><text:span text:style-name="Source_20_Text"><text:span text:style-name="T35">patternMismatch</text:span></text:span><text:span text:style-name="T32"> será </text:span><text:span text:style-name="Source_20_Text"><text:span text:style-name="T32">true</text:span></text:span><text:span text:style-name="T32"> y el formulario no se enviará, mostrando el mensaje de error. </text:span></text:p>
        </text:list-item>
      </text:list>
      <text:h text:style-name="P2" text:outline-level="3">Ejemplo 4: Validar una fecha con un patrón</text:h>
      <text:p text:style-name="Text_20_body"><text:span text:style-name="T32">En este ejemplo, usamos un patrón para validar una fecha que debe tener el formato </text:span><text:span text:style-name="Source_20_Text"><text:span text:style-name="T32">DD/MM/YYYY</text:span></text:span><text:span text:style-name="T32">, donde </text:span><text:span text:style-name="Source_20_Text"><text:span text:style-name="T32">DD</text:span></text:span><text:span text:style-name="T32"> es el día, </text:span><text:span text:style-name="Source_20_Text"><text:span text:style-name="T32">MM</text:span></text:span><text:span text:style-name="T32"> es el mes y </text:span><text:span text:style-name="Source_20_Text"><text:span text:style-name="T32">YYYY</text:span></text:span><text:span text:style-name="T32"> es el año.</text:span></text:p>
      <text:p text:style-name="P3"><text:span text:style-name="Source_20_Text"><text:span text:style-name="T17">&lt;</text:span></text:span><text:span text:style-name="Source_20_Text"><text:span text:style-name="T19">form</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myForm"</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label</text:span></text:span><text:span text:style-name="Source_20_Text"><text:span text:style-name="T22"> </text:span></text:span><text:span text:style-name="Source_20_Text"><text:span text:style-name="T26">for</text:span></text:span><text:span text:style-name="Source_20_Text"><text:span text:style-name="T17">=</text:span></text:span><text:span text:style-name="Source_20_Text"><text:span text:style-name="T24">"birthdate"</text:span></text:span><text:span text:style-name="Source_20_Text"><text:span text:style-name="T17">&gt;</text:span></text:span><text:span text:style-name="Source_20_Text"><text:span text:style-name="T19">Fecha</text:span></text:span><text:span text:style-name="Source_20_Text"><text:span text:style-name="T22"> </text:span></text:span><text:span text:style-name="Source_20_Text"><text:span text:style-name="T19">de</text:span></text:span><text:span text:style-name="Source_20_Text"><text:span text:style-name="T22"> </text:span></text:span><text:span text:style-name="Source_20_Text"><text:span text:style-name="T19">nacimiento</text:span></text:span><text:span text:style-name="Source_20_Text"><text:span text:style-name="T17">:&lt;</text:span></text:span><text:span text:style-name="Source_20_Text"><text:span text:style-name="T28">/label&gt;</text:span></text:span></text:p>
      <text:p text:style-name="P3"><text:span text:style-name="Source_20_Text"><text:span text:style-name="T22"><text:s text:c="2"/></text:span></text:span><text:span text:style-name="Source_20_Text"><text:span text:style-name="T17">&lt;</text:span></text:span><text:span text:style-name="Source_20_Text"><text:span text:style-name="T19">input</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text"</text:span></text:span><text:span text:style-name="Source_20_Text"><text:span text:style-name="T22"> </text:span></text:span><text:span text:style-name="Source_20_Text"><text:span text:style-name="T19">id</text:span></text:span><text:span text:style-name="Source_20_Text"><text:span text:style-name="T17">=</text:span></text:span><text:span text:style-name="Source_20_Text"><text:span text:style-name="T24">"birthdate"</text:span></text:span><text:span text:style-name="Source_20_Text"><text:span text:style-name="T22"> </text:span></text:span><text:span text:style-name="Source_20_Text"><text:span text:style-name="T19">name</text:span></text:span><text:span text:style-name="Source_20_Text"><text:span text:style-name="T17">=</text:span></text:span><text:span text:style-name="Source_20_Text"><text:span text:style-name="T24">"birthdate"</text:span></text:span><text:span text:style-name="Source_20_Text"><text:span text:style-name="T22"> </text:span></text:span><text:span text:style-name="Source_20_Text"><text:span text:style-name="T19">pattern</text:span></text:span><text:span text:style-name="Source_20_Text"><text:span text:style-name="T17">=</text:span></text:span><text:span text:style-name="Source_20_Text"><text:span text:style-name="T24">"\d{2}/\d{2}/\d{4}"</text:span></text:span><text:span text:style-name="Source_20_Text"><text:span text:style-name="T22"> </text:span></text:span><text:span text:style-name="Source_20_Text"><text:span text:style-name="T19">required</text:span></text:span><text:span text:style-name="Source_20_Text"><text:span text:style-name="T17">&gt;</text:span></text:span></text:p>
      <text:p text:style-name="P3"><text:span text:style-name="Source_20_Text"><text:span text:style-name="T22"><text:s text:c="2"/></text:span></text:span><text:span text:style-name="Source_20_Text"><text:span text:style-name="T17">&lt;</text:span></text:span><text:span text:style-name="Source_20_Text"><text:span text:style-name="T19">button</text:span></text:span><text:span text:style-name="Source_20_Text"><text:span text:style-name="T22"> </text:span></text:span><text:span text:style-name="Source_20_Text"><text:span text:style-name="T19">type</text:span></text:span><text:span text:style-name="Source_20_Text"><text:span text:style-name="T17">=</text:span></text:span><text:span text:style-name="Source_20_Text"><text:span text:style-name="T24">"submit"</text:span></text:span><text:span text:style-name="Source_20_Text"><text:span text:style-name="T17">&gt;</text:span></text:span><text:span text:style-name="Source_20_Text"><text:span text:style-name="T19">Enviar</text:span></text:span><text:span text:style-name="Source_20_Text"><text:span text:style-name="T17">&lt;</text:span></text:span><text:span text:style-name="Source_20_Text"><text:span text:style-name="T28">/button&gt;</text:span></text:span></text:p>
      <text:p text:style-name="P3"><text:span text:style-name="Source_20_Text"><text:span text:style-name="T17">&lt;</text:span></text:span><text:span text:style-name="Source_20_Text"><text:span text:style-name="T28">/form&gt;</text:span></text:span></text:p>
      <text:p text:style-name="P7"/>
      <text:p text:style-name="P3"><text:span text:style-name="Source_20_Text"><text:span text:style-name="T17">&lt;</text:span></text:span><text:span text:style-name="Source_20_Text"><text:span text:style-name="T19">script</text:span></text:span><text:span text:style-name="Source_20_Text"><text:span text:style-name="T17">&gt;</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form</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myForm'</text:span></text:span><text:span text:style-name="Source_20_Text"><text:span text:style-name="T22">);</text:span></text:span></text:p>
      <text:p text:style-name="P3"><text:span text:style-name="Source_20_Text"><text:span text:style-name="T22"><text:s text:c="2"/></text:span></text:span><text:span text:style-name="Source_20_Text"><text:span text:style-name="T26">const</text:span></text:span><text:span text:style-name="Source_20_Text"><text:span text:style-name="T22"> </text:span></text:span><text:span text:style-name="Source_20_Text"><text:span text:style-name="T19">birthdateField</text:span></text:span><text:span text:style-name="Source_20_Text"><text:span text:style-name="T22"> </text:span></text:span><text:span text:style-name="Source_20_Text"><text:span text:style-name="T17">=</text:span></text:span><text:span text:style-name="Source_20_Text"><text:span text:style-name="T22"> document.</text:span></text:span><text:span text:style-name="Source_20_Text"><text:span text:style-name="T19">getElementById</text:span></text:span><text:span text:style-name="Source_20_Text"><text:span text:style-name="T22">(</text:span></text:span><text:span text:style-name="Source_20_Text"><text:span text:style-name="T24">'birthdate'</text:span></text:span><text:span text:style-name="Source_20_Text"><text:span text:style-name="T22">);</text:span></text:span></text:p>
      <text:p text:style-name="P7"/>
      <text:p text:style-name="P3"><text:span text:style-name="Source_20_Text"><text:span text:style-name="T22"><text:s text:c="2"/></text:span></text:span><text:span text:style-name="Source_20_Text"><text:span text:style-name="T19">form</text:span></text:span><text:span text:style-name="Source_20_Text"><text:span text:style-name="T22">.</text:span></text:span><text:span text:style-name="Source_20_Text"><text:span text:style-name="T19">addEventListener</text:span></text:span><text:span text:style-name="Source_20_Text"><text:span text:style-name="T22">(</text:span></text:span><text:span text:style-name="Source_20_Text"><text:span text:style-name="T24">'submit'</text:span></text:span><text:span text:style-name="Source_20_Text"><text:span text:style-name="T22">, </text:span></text:span><text:span text:style-name="Source_20_Text"><text:span text:style-name="T26">function</text:span></text:span><text:span text:style-name="Source_20_Text"><text:span text:style-name="T22">(</text:span></text:span><text:span text:style-name="Source_20_Text"><text:span text:style-name="T19">event</text:span></text:span><text:span text:style-name="Source_20_Text"><text:span text:style-name="T22">) {</text:span></text:span></text:p>
      <text:p text:style-name="P3"><text:span text:style-name="Source_20_Text"><text:span text:style-name="T22"><text:s text:c="4"/></text:span></text:span><text:span text:style-name="Source_20_Text"><text:span text:style-name="T26">if</text:span></text:span><text:span text:style-name="Source_20_Text"><text:span text:style-name="T22"> (</text:span></text:span><text:span text:style-name="Source_20_Text"><text:span text:style-name="T19">birthdateField</text:span></text:span><text:span text:style-name="Source_20_Text"><text:span text:style-name="T22">.</text:span></text:span><text:span text:style-name="Source_20_Text"><text:span text:style-name="T19">validity</text:span></text:span><text:span text:style-name="Source_20_Text"><text:span text:style-name="T22">.</text:span></text:span><text:span text:style-name="Source_20_Text"><text:span text:style-name="T19">patternMismatch</text:span></text:span><text:span text:style-name="Source_20_Text"><text:span text:style-name="T22">) {</text:span></text:span></text:p>
      <text:p text:style-name="P3"><text:soft-page-break/><text:span text:style-name="Source_20_Text"><text:span text:style-name="T22"><text:s text:c="6"/></text:span></text:span><text:span text:style-name="Source_20_Text"><text:span text:style-name="T19">alert</text:span></text:span><text:span text:style-name="Source_20_Text"><text:span text:style-name="T22">(</text:span></text:span><text:span text:style-name="Source_20_Text"><text:span text:style-name="T24">"La fecha debe tener el formato DD/MM/YYYY."</text:span></text:span><text:span text:style-name="Source_20_Text"><text:span text:style-name="T22">);</text:span></text:span></text:p>
      <text:p text:style-name="P3"><text:span text:style-name="Source_20_Text"><text:span text:style-name="T22"><text:s text:c="6"/></text:span></text:span><text:span text:style-name="Source_20_Text"><text:span text:style-name="T19">event</text:span></text:span><text:span text:style-name="Source_20_Text"><text:span text:style-name="T22">.</text:span></text:span><text:span text:style-name="Source_20_Text"><text:span text:style-name="T19">preventDefault</text:span></text:span><text:span text:style-name="Source_20_Text"><text:span text:style-name="T22">(); </text:span></text:span><text:span text:style-name="Source_20_Text"><text:span text:style-name="T30">// Evita que el formulario se envíe si el patrón no es válido</text:span></text:span></text:p>
      <text:p text:style-name="P3"><text:span text:style-name="Source_20_Text"><text:span text:style-name="T22"><text:s text:c="4"/>}</text:span></text:span></text:p>
      <text:p text:style-name="P3"><text:span text:style-name="Source_20_Text"><text:span text:style-name="T22"><text:s text:c="2"/>});</text:span></text:span></text:p>
      <text:p text:style-name="P5"><text:span text:style-name="Source_20_Text"><text:span text:style-name="T17">&lt;</text:span></text:span><text:span text:style-name="Source_20_Text"><text:span text:style-name="T28">/script&gt;</text:span></text:span></text:p>
      <text:p text:style-name="Text_20_body"><text:span text:style-name="Strong_20_Emphasis"><text:span text:style-name="T32">Explicación</text:span></text:span><text:span text:style-name="T32">:</text:span></text:p>
      <text:list xml:id="list1514039514" text:style-name="L41">
        <text:list-item>
          <text:p text:style-name="P95"><text:span text:style-name="T32">El campo </text:span><text:span text:style-name="Source_20_Text"><text:span text:style-name="T32">birthdate</text:span></text:span><text:span text:style-name="T32"> tiene el atributo </text:span><text:span text:style-name="Source_20_Text"><text:span text:style-name="T32">pattern="\d{2}/\d{2}/\d{4}"</text:span></text:span><text:span text:style-name="T32">, lo que asegura que el valor ingresado esté en el formato </text:span><text:span text:style-name="Source_20_Text"><text:span text:style-name="T32">DD/MM/YYYY</text:span></text:span><text:span text:style-name="T32"> (día de dos dígitos, mes de dos dígitos y año de cuatro dígitos). </text:span></text:p>
        </text:list-item>
        <text:list-item>
          <text:p text:style-name="P94"><text:span text:style-name="T32">Si el valor ingresado no sigue este formato, como por ejemplo "12-12-2024" o "12/2024", se activará </text:span><text:span text:style-name="Source_20_Text"><text:span text:style-name="T35">patternMismatch</text:span></text:span><text:span text:style-name="T32"> y el formulario no se enviará. </text:span></text:p>
        </text:list-item>
      </text:list>
      <text:h text:style-name="P2" text:outline-level="3">Resumen</text:h>
      <text:p text:style-name="Text_20_body"><text:span text:style-name="T32">La propiedad </text:span><text:span text:style-name="Source_20_Text"><text:span text:style-name="T35">patternMismatch</text:span></text:span><text:span text:style-name="T32"> se utiliza para validar si el valor ingresado en un campo de formulario coincide con el patrón definido en el atributo </text:span><text:span text:style-name="Source_20_Text"><text:span text:style-name="T35">pattern</text:span></text:span><text:span text:style-name="T32">. Si el valor no cumple con el patrón especificado, </text:span><text:span text:style-name="Source_20_Text"><text:span text:style-name="T35">patternMismatch</text:span></text:span><text:span text:style-name="T32"> se establecerá en </text:span><text:span text:style-name="Source_20_Text"><text:span text:style-name="T32">true</text:span></text:span><text:span text:style-name="T32">, lo que permite realizar una validación personalizada y mostrar un mensaje de error adecuado. Este patrón es especialmente útil para campos como correos electrónicos, números de teléfono, códigos postales o cualquier otro dato que requiera un formato específico.</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ahoma" svg:font-family="Tahoma" style:font-family-generic="swiss" style:font-pitch="variable"/>
    <style:font-face style:name="Tahoma " svg:font-family="Tahom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8T11:04:11.737000000</meta:creation-date>
    <dc:date>2024-12-18T12:14:20.037000000</dc:date>
    <meta:editing-duration>PT1H14S</meta:editing-duration>
    <meta:editing-cycles>27</meta:editing-cycles>
    <meta:generator>LibreOffice/7.2.1.2$Windows_X86_64 LibreOffice_project/87b77fad49947c1441b67c559c339af8f3517e22</meta:generator>
    <meta:document-statistic meta:table-count="0" meta:image-count="0" meta:object-count="0" meta:page-count="24" meta:paragraph-count="688" meta:word-count="5518" meta:character-count="41520" meta:non-whitespace-character-count="35460"/>
  </office:meta>
</office:document-meta>
</file>